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50_training_log (another copy)" table:style-name="ta1">
        <table:shapes>
          <draw:frame draw:z-index="0" draw:style-name="gr1" draw:text-style-name="P1" svg:width="28.227cm" svg:height="15.877cm" svg:x="3.281cm" svg:y="0.1cm">
            <draw:object draw:notify-on-update-of-ranges="'150_training_log (another copy)'.G1:'150_training_log (another copy)'.G1 '150_training_log (another copy)'.G2:'150_training_log (another copy)'.G151 '150_training_log (another copy)'.H1:'150_training_log (another copy)'.H1 '150_training_log (another copy)'.H2:'150_training_log (another copy)'.H151 '150_training_log (another copy)'.I1:'150_training_log (another copy)'.I1 '150_training_log (another copy)'.I2:'150_training_log (another copy)'.I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ICM Inverse Loss</text:p>
          </table:table-cell>
          <table:table-cell office:value-type="string" calcext:value-type="string">
            <text:p>ICM Forward Loss</text:p>
          </table:table-cell>
          <table:table-cell office:value-type="string" calcext:value-type="string">
            <text:p>Actor Loss</text:p>
          </table:table-cell>
          <table:table-cell office:value-type="string" calcext:value-type="string">
            <text:p>Critic Loss</text:p>
          </table:table-cell>
          <table:table-cell office:value-type="string" calcext:value-type="string">
            <text:p>Total Loss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Intrinsic Reward</text:p>
          </table:table-cell>
          <table:table-cell office:value-type="string" calcext:value-type="string">
            <text:p>Extrinsic Rew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5829644203186" calcext:value-type="float">
            <text:p>0.705829644203186</text:p>
          </table:table-cell>
          <table:table-cell office:value-type="float" office:value="0.0931799784302712" calcext:value-type="float">
            <text:p>0.093179978430271</text:p>
          </table:table-cell>
          <table:table-cell office:value-type="float" office:value="-0.000775930192321539" calcext:value-type="float">
            <text:p>-0.000775930192322</text:p>
          </table:table-cell>
          <table:table-cell office:value-type="float" office:value="799.618756103516" calcext:value-type="float">
            <text:p>799.618756103516</text:p>
          </table:table-cell>
          <table:table-cell office:value-type="float" office:value="4.3828528881073" calcext:value-type="float">
            <text:p>4.3828528881073</text:p>
          </table:table-cell>
          <table:table-cell office:value-type="float" office:value="2053.98210876035" calcext:value-type="float">
            <text:p>2053.98210876035</text:p>
          </table:table-cell>
          <table:table-cell office:value-type="float" office:value="1537.56110701561" calcext:value-type="float">
            <text:p>1537.56110701561</text:p>
          </table:table-cell>
          <table:table-cell table:formula="of:=[.G2]-[.H2]" office:value-type="float" office:value="516.421001744744" calcext:value-type="float">
            <text:p>516.421001744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4158033132553" calcext:value-type="float">
            <text:p>1.24158033132553</text:p>
          </table:table-cell>
          <table:table-cell office:value-type="float" office:value="0.0230736885219812" calcext:value-type="float">
            <text:p>0.023073688521981</text:p>
          </table:table-cell>
          <table:table-cell office:value-type="float" office:value="-0.000848667696118355" calcext:value-type="float">
            <text:p>-0.000848667696118</text:p>
          </table:table-cell>
          <table:table-cell office:value-type="float" office:value="174.933406066895" calcext:value-type="float">
            <text:p>174.933406066895</text:p>
          </table:table-cell>
          <table:table-cell office:value-type="float" office:value="1.49220134019852" calcext:value-type="float">
            <text:p>1.49220134019852</text:p>
          </table:table-cell>
          <table:table-cell office:value-type="float" office:value="3612.98608009775" calcext:value-type="float">
            <text:p>3612.98608009775</text:p>
          </table:table-cell>
          <table:table-cell office:value-type="float" office:value="1613.06677283049" calcext:value-type="float">
            <text:p>1613.06677283049</text:p>
          </table:table-cell>
          <table:table-cell table:formula="of:=[.G3]-[.H3]" office:value-type="float" office:value="1999.91930726727" calcext:value-type="float">
            <text:p>1999.919307267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9707373380661" calcext:value-type="float">
            <text:p>1.19707373380661</text:p>
          </table:table-cell>
          <table:table-cell office:value-type="float" office:value="0.0587910737842321" calcext:value-type="float">
            <text:p>0.058791073784232</text:p>
          </table:table-cell>
          <table:table-cell office:value-type="float" office:value="-0.0143772006966174" calcext:value-type="float">
            <text:p>-0.014377200696617</text:p>
          </table:table-cell>
          <table:table-cell office:value-type="float" office:value="516.851837158203" calcext:value-type="float">
            <text:p>516.851837158203</text:p>
          </table:table-cell>
          <table:table-cell office:value-type="float" office:value="3.1837762594223" calcext:value-type="float">
            <text:p>3.1837762594223</text:p>
          </table:table-cell>
          <table:table-cell office:value-type="float" office:value="3064.7571380579" calcext:value-type="float">
            <text:p>3064.7571380579</text:p>
          </table:table-cell>
          <table:table-cell office:value-type="float" office:value="1062.53856300116" calcext:value-type="float">
            <text:p>1062.53856300116</text:p>
          </table:table-cell>
          <table:table-cell table:formula="of:=[.G4]-[.H4]" office:value-type="float" office:value="2002.21857505674" calcext:value-type="float">
            <text:p>2002.21857505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3762937784195" calcext:value-type="float">
            <text:p>0.833762937784195</text:p>
          </table:table-cell>
          <table:table-cell office:value-type="float" office:value="0.012091198284179" calcext:value-type="float">
            <text:p>0.012091198284179</text:p>
          </table:table-cell>
          <table:table-cell office:value-type="float" office:value="-0.00452496940270066" calcext:value-type="float">
            <text:p>-0.004524969402701</text:p>
          </table:table-cell>
          <table:table-cell office:value-type="float" office:value="123.37373046875" calcext:value-type="float">
            <text:p>123.37373046875</text:p>
          </table:table-cell>
          <table:table-cell office:value-type="float" office:value="1.02118585109711" calcext:value-type="float">
            <text:p>1.02118585109711</text:p>
          </table:table-cell>
          <table:table-cell office:value-type="float" office:value="2680.83030898943" calcext:value-type="float">
            <text:p>2680.83030898943</text:p>
          </table:table-cell>
          <table:table-cell office:value-type="float" office:value="1355.55278838277" calcext:value-type="float">
            <text:p>1355.55278838277</text:p>
          </table:table-cell>
          <table:table-cell table:formula="of:=[.G5]-[.H5]" office:value-type="float" office:value="1325.27752060666" calcext:value-type="float">
            <text:p>1325.277520606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9526789188385" calcext:value-type="float">
            <text:p>0.809526789188385</text:p>
          </table:table-cell>
          <table:table-cell office:value-type="float" office:value="0.00690896660089493" calcext:value-type="float">
            <text:p>0.006908966600895</text:p>
          </table:table-cell>
          <table:table-cell office:value-type="float" office:value="-0.00447308719158173" calcext:value-type="float">
            <text:p>-0.004473087191582</text:p>
          </table:table-cell>
          <table:table-cell office:value-type="float" office:value="468.248547363281" calcext:value-type="float">
            <text:p>468.248547363281</text:p>
          </table:table-cell>
          <table:table-cell office:value-type="float" office:value="2.73082818984985" calcext:value-type="float">
            <text:p>2.73082818984985</text:p>
          </table:table-cell>
          <table:table-cell office:value-type="float" office:value="4407.53670600767" calcext:value-type="float">
            <text:p>4407.53670600767</text:p>
          </table:table-cell>
          <table:table-cell office:value-type="float" office:value="1612.55306608677" calcext:value-type="float">
            <text:p>1612.55306608677</text:p>
          </table:table-cell>
          <table:table-cell table:formula="of:=[.G6]-[.H6]" office:value-type="float" office:value="2794.9836399209" calcext:value-type="float">
            <text:p>2794.98363992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6811479330063" calcext:value-type="float">
            <text:p>0.946811479330063</text:p>
          </table:table-cell>
          <table:table-cell office:value-type="float" office:value="0.016152523830533" calcext:value-type="float">
            <text:p>0.016152523830533</text:p>
          </table:table-cell>
          <table:table-cell office:value-type="float" office:value="-0.00249769128859043" calcext:value-type="float">
            <text:p>-0.00249769128859</text:p>
          </table:table-cell>
          <table:table-cell office:value-type="float" office:value="232.768640136719" calcext:value-type="float">
            <text:p>232.768640136719</text:p>
          </table:table-cell>
          <table:table-cell office:value-type="float" office:value="1.62866030931473" calcext:value-type="float">
            <text:p>1.62866030931473</text:p>
          </table:table-cell>
          <table:table-cell office:value-type="float" office:value="3604.80360518104" calcext:value-type="float">
            <text:p>3604.80360518104</text:p>
          </table:table-cell>
          <table:table-cell office:value-type="float" office:value="1119.56354306936" calcext:value-type="float">
            <text:p>1119.56354306936</text:p>
          </table:table-cell>
          <table:table-cell table:formula="of:=[.G7]-[.H7]" office:value-type="float" office:value="2485.24006211168" calcext:value-type="float">
            <text:p>2485.240062111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8436155319214" calcext:value-type="float">
            <text:p>0.958436155319214</text:p>
          </table:table-cell>
          <table:table-cell office:value-type="float" office:value="0.0422229591757059" calcext:value-type="float">
            <text:p>0.042222959175706</text:p>
          </table:table-cell>
          <table:table-cell office:value-type="float" office:value="-0.00315603883937001" calcext:value-type="float">
            <text:p>-0.00315603883937</text:p>
          </table:table-cell>
          <table:table-cell office:value-type="float" office:value="104.62102432251" calcext:value-type="float">
            <text:p>104.62102432251</text:p>
          </table:table-cell>
          <table:table-cell office:value-type="float" office:value="1.00609638094902" calcext:value-type="float">
            <text:p>1.00609638094902</text:p>
          </table:table-cell>
          <table:table-cell office:value-type="float" office:value="5330.99985086985" calcext:value-type="float">
            <text:p>5330.99985086985</text:p>
          </table:table-cell>
          <table:table-cell office:value-type="float" office:value="1775.48693999648" calcext:value-type="float">
            <text:p>1775.48693999648</text:p>
          </table:table-cell>
          <table:table-cell table:formula="of:=[.G8]-[.H8]" office:value-type="float" office:value="3555.51291087337" calcext:value-type="float">
            <text:p>3555.51291087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4324631690979" calcext:value-type="float">
            <text:p>0.774324631690979</text:p>
          </table:table-cell>
          <table:table-cell office:value-type="float" office:value="0.0738307505846024" calcext:value-type="float">
            <text:p>0.073830750584602</text:p>
          </table:table-cell>
          <table:table-cell office:value-type="float" office:value="-0.00314746275544167" calcext:value-type="float">
            <text:p>-0.003147462755442</text:p>
          </table:table-cell>
          <table:table-cell office:value-type="float" office:value="702.028271484375" calcext:value-type="float">
            <text:p>702.028271484375</text:p>
          </table:table-cell>
          <table:table-cell office:value-type="float" office:value="3.91687371730804" calcext:value-type="float">
            <text:p>3.91687371730804</text:p>
          </table:table-cell>
          <table:table-cell office:value-type="float" office:value="5355.51040724688" calcext:value-type="float">
            <text:p>5355.51040724688</text:p>
          </table:table-cell>
          <table:table-cell office:value-type="float" office:value="1725.92626601755" calcext:value-type="float">
            <text:p>1725.92626601755</text:p>
          </table:table-cell>
          <table:table-cell table:formula="of:=[.G9]-[.H9]" office:value-type="float" office:value="3629.58414122932" calcext:value-type="float">
            <text:p>3629.58414122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2096943855285" calcext:value-type="float">
            <text:p>0.822096943855285</text:p>
          </table:table-cell>
          <table:table-cell office:value-type="float" office:value="0.110177177935839" calcext:value-type="float">
            <text:p>0.110177177935839</text:p>
          </table:table-cell>
          <table:table-cell office:value-type="float" office:value="0.00227528270334005" calcext:value-type="float">
            <text:p>0.00227528270334</text:p>
          </table:table-cell>
          <table:table-cell office:value-type="float" office:value="240.461032104492" calcext:value-type="float">
            <text:p>240.461032104492</text:p>
          </table:table-cell>
          <table:table-cell office:value-type="float" office:value="1.6566433429718" calcext:value-type="float">
            <text:p>1.6566433429718</text:p>
          </table:table-cell>
          <table:table-cell office:value-type="float" office:value="4611.36310958139" calcext:value-type="float">
            <text:p>4611.36310958139</text:p>
          </table:table-cell>
          <table:table-cell office:value-type="float" office:value="2004.53640834093" calcext:value-type="float">
            <text:p>2004.53640834093</text:p>
          </table:table-cell>
          <table:table-cell table:formula="of:=[.G10]-[.H10]" office:value-type="float" office:value="2606.82670124046" calcext:value-type="float">
            <text:p>2606.82670124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0845236778259" calcext:value-type="float">
            <text:p>0.580845236778259</text:p>
          </table:table-cell>
          <table:table-cell office:value-type="float" office:value="0.532037800550461" calcext:value-type="float">
            <text:p>0.532037800550461</text:p>
          </table:table-cell>
          <table:table-cell office:value-type="float" office:value="0.000113129615783691" calcext:value-type="float">
            <text:p>0.000113129615784</text:p>
          </table:table-cell>
          <table:table-cell office:value-type="float" office:value="4165.03972167969" calcext:value-type="float">
            <text:p>4165.03972167969</text:p>
          </table:table-cell>
          <table:table-cell office:value-type="float" office:value="21.3677865028381" calcext:value-type="float">
            <text:p>21.3677865028381</text:p>
          </table:table-cell>
          <table:table-cell office:value-type="float" office:value="6468.80073492065" calcext:value-type="float">
            <text:p>6468.80073492065</text:p>
          </table:table-cell>
          <table:table-cell office:value-type="float" office:value="4798.96602700353" calcext:value-type="float">
            <text:p>4798.96602700353</text:p>
          </table:table-cell>
          <table:table-cell table:formula="of:=[.G11]-[.H11]" office:value-type="float" office:value="1669.83470791711" calcext:value-type="float">
            <text:p>1669.834707917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64178103208542" calcext:value-type="float">
            <text:p>0.664178103208542</text:p>
          </table:table-cell>
          <table:table-cell office:value-type="float" office:value="0.019178909342736" calcext:value-type="float">
            <text:p>0.019178909342736</text:p>
          </table:table-cell>
          <table:table-cell office:value-type="float" office:value="-0.00329022575169802" calcext:value-type="float">
            <text:p>-0.003290225751698</text:p>
          </table:table-cell>
          <table:table-cell office:value-type="float" office:value="726.326934814453" calcext:value-type="float">
            <text:p>726.326934814453</text:p>
          </table:table-cell>
          <table:table-cell office:value-type="float" office:value="3.95599687099457" calcext:value-type="float">
            <text:p>3.95599687099457</text:p>
          </table:table-cell>
          <table:table-cell office:value-type="float" office:value="1435.50969396855" calcext:value-type="float">
            <text:p>1435.50969396855</text:p>
          </table:table-cell>
          <table:table-cell office:value-type="float" office:value="3336.6864238143" calcext:value-type="float">
            <text:p>3336.6864238143</text:p>
          </table:table-cell>
          <table:table-cell table:formula="of:=[.G12]-[.H12]" office:value-type="float" office:value="-1901.17672984575" calcext:value-type="float">
            <text:p>-1901.176729845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338106751442" calcext:value-type="float">
            <text:p>0.65338106751442</text:p>
          </table:table-cell>
          <table:table-cell office:value-type="float" office:value="0.108370597660542" calcext:value-type="float">
            <text:p>0.108370597660542</text:p>
          </table:table-cell>
          <table:table-cell office:value-type="float" office:value="-0.000763608142733574" calcext:value-type="float">
            <text:p>-0.000763608142734</text:p>
          </table:table-cell>
          <table:table-cell office:value-type="float" office:value="164.164961242676" calcext:value-type="float">
            <text:p>164.164961242676</text:p>
          </table:table-cell>
          <table:table-cell office:value-type="float" office:value="1.1870676279068" calcext:value-type="float">
            <text:p>1.1870676279068</text:p>
          </table:table-cell>
          <table:table-cell office:value-type="float" office:value="4292.86692212957" calcext:value-type="float">
            <text:p>4292.86692212957</text:p>
          </table:table-cell>
          <table:table-cell office:value-type="float" office:value="6013.50463230311" calcext:value-type="float">
            <text:p>6013.50463230311</text:p>
          </table:table-cell>
          <table:table-cell table:formula="of:=[.G13]-[.H13]" office:value-type="float" office:value="-1720.63771017354" calcext:value-type="float">
            <text:p>-1720.637710173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13686925172806" calcext:value-type="float">
            <text:p>0.713686925172806</text:p>
          </table:table-cell>
          <table:table-cell office:value-type="float" office:value="0.00972655885852873" calcext:value-type="float">
            <text:p>0.009726558858529</text:p>
          </table:table-cell>
          <table:table-cell office:value-type="float" office:value="-0.0182211523875594" calcext:value-type="float">
            <text:p>-0.01822115238756</text:p>
          </table:table-cell>
          <table:table-cell office:value-type="float" office:value="850.802679443359" calcext:value-type="float">
            <text:p>850.802679443359</text:p>
          </table:table-cell>
          <table:table-cell office:value-type="float" office:value="4.58322863578796" calcext:value-type="float">
            <text:p>4.58322863578796</text:p>
          </table:table-cell>
          <table:table-cell office:value-type="float" office:value="4804.21490103463" calcext:value-type="float">
            <text:p>4804.21490103463</text:p>
          </table:table-cell>
          <table:table-cell office:value-type="float" office:value="3792.00413859785" calcext:value-type="float">
            <text:p>3792.00413859785</text:p>
          </table:table-cell>
          <table:table-cell table:formula="of:=[.G14]-[.H14]" office:value-type="float" office:value="1012.21076243678" calcext:value-type="float">
            <text:p>1012.210762436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8997542262077" calcext:value-type="float">
            <text:p>0.398997542262077</text:p>
          </table:table-cell>
          <table:table-cell office:value-type="float" office:value="0.0504669114947319" calcext:value-type="float">
            <text:p>0.050466911494732</text:p>
          </table:table-cell>
          <table:table-cell office:value-type="float" office:value="-0.000748436152935028" calcext:value-type="float">
            <text:p>-0.000748436152935</text:p>
          </table:table-cell>
          <table:table-cell office:value-type="float" office:value="622.655029296875" calcext:value-type="float">
            <text:p>622.655029296875</text:p>
          </table:table-cell>
          <table:table-cell office:value-type="float" office:value="3.32285840511322" calcext:value-type="float">
            <text:p>3.32285840511322</text:p>
          </table:table-cell>
          <table:table-cell office:value-type="float" office:value="3927.26372291266" calcext:value-type="float">
            <text:p>3927.26372291266</text:p>
          </table:table-cell>
          <table:table-cell office:value-type="float" office:value="2193.88340452313" calcext:value-type="float">
            <text:p>2193.88340452313</text:p>
          </table:table-cell>
          <table:table-cell table:formula="of:=[.G15]-[.H15]" office:value-type="float" office:value="1733.38031838953" calcext:value-type="float">
            <text:p>1733.38031838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7315034866333" calcext:value-type="float">
            <text:p>0.587315034866333</text:p>
          </table:table-cell>
          <table:table-cell office:value-type="float" office:value="0.0207315688952804" calcext:value-type="float">
            <text:p>0.02073156889528</text:p>
          </table:table-cell>
          <table:table-cell office:value-type="float" office:value="-0.00468817409127951" calcext:value-type="float">
            <text:p>-0.00468817409128</text:p>
          </table:table-cell>
          <table:table-cell office:value-type="float" office:value="690.094982910156" calcext:value-type="float">
            <text:p>690.094982910156</text:p>
          </table:table-cell>
          <table:table-cell office:value-type="float" office:value="3.73530366420746" calcext:value-type="float">
            <text:p>3.73530366420746</text:p>
          </table:table-cell>
          <table:table-cell office:value-type="float" office:value="2979.76759122575" calcext:value-type="float">
            <text:p>2979.76759122575</text:p>
          </table:table-cell>
          <table:table-cell office:value-type="float" office:value="1073.58652330041" calcext:value-type="float">
            <text:p>1073.58652330041</text:p>
          </table:table-cell>
          <table:table-cell table:formula="of:=[.G16]-[.H16]" office:value-type="float" office:value="1906.18106792534" calcext:value-type="float">
            <text:p>1906.181067925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646345436573" calcext:value-type="float">
            <text:p>0.38646345436573</text:p>
          </table:table-cell>
          <table:table-cell office:value-type="float" office:value="0.0241287535056472" calcext:value-type="float">
            <text:p>0.024128753505647</text:p>
          </table:table-cell>
          <table:table-cell office:value-type="float" office:value="-0.00322333592921495" calcext:value-type="float">
            <text:p>-0.003223335929215</text:p>
          </table:table-cell>
          <table:table-cell office:value-type="float" office:value="281.985003662109" calcext:value-type="float">
            <text:p>281.985003662109</text:p>
          </table:table-cell>
          <table:table-cell office:value-type="float" office:value="1.59732844829559" calcext:value-type="float">
            <text:p>1.59732844829559</text:p>
          </table:table-cell>
          <table:table-cell office:value-type="float" office:value="2750.10157765029" calcext:value-type="float">
            <text:p>2750.10157765029</text:p>
          </table:table-cell>
          <table:table-cell office:value-type="float" office:value="783.733424317837" calcext:value-type="float">
            <text:p>783.733424317837</text:p>
          </table:table-cell>
          <table:table-cell table:formula="of:=[.G17]-[.H17]" office:value-type="float" office:value="1966.36815333245" calcext:value-type="float">
            <text:p>1966.368153332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34666049480438" calcext:value-type="float">
            <text:p>0.434666049480438</text:p>
          </table:table-cell>
          <table:table-cell office:value-type="float" office:value="0.00922661134973169" calcext:value-type="float">
            <text:p>0.009226611349732</text:p>
          </table:table-cell>
          <table:table-cell office:value-type="float" office:value="-0.00523092411458492" calcext:value-type="float">
            <text:p>-0.005230924114585</text:p>
          </table:table-cell>
          <table:table-cell office:value-type="float" office:value="1679.29028320313" calcext:value-type="float">
            <text:p>1679.29028320313</text:p>
          </table:table-cell>
          <table:table-cell office:value-type="float" office:value="8.59859819412231" calcext:value-type="float">
            <text:p>8.59859819412231</text:p>
          </table:table-cell>
          <table:table-cell office:value-type="float" office:value="1279.50865474896" calcext:value-type="float">
            <text:p>1279.50865474896</text:p>
          </table:table-cell>
          <table:table-cell office:value-type="float" office:value="633.160176502169" calcext:value-type="float">
            <text:p>633.160176502169</text:p>
          </table:table-cell>
          <table:table-cell table:formula="of:=[.G18]-[.H18]" office:value-type="float" office:value="646.348478246789" calcext:value-type="float">
            <text:p>646.3484782467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2146346569061" calcext:value-type="float">
            <text:p>0.582146346569061</text:p>
          </table:table-cell>
          <table:table-cell office:value-type="float" office:value="0.0109405729919672" calcext:value-type="float">
            <text:p>0.010940572991967</text:p>
          </table:table-cell>
          <table:table-cell office:value-type="float" office:value="-0.000684762746095657" calcext:value-type="float">
            <text:p>-0.000684762746096</text:p>
          </table:table-cell>
          <table:table-cell office:value-type="float" office:value="392.895571899414" calcext:value-type="float">
            <text:p>392.895571899414</text:p>
          </table:table-cell>
          <table:table-cell office:value-type="float" office:value="2.24590165615082" calcext:value-type="float">
            <text:p>2.24590165615082</text:p>
          </table:table-cell>
          <table:table-cell office:value-type="float" office:value="454.834083452062" calcext:value-type="float">
            <text:p>454.834083452062</text:p>
          </table:table-cell>
          <table:table-cell office:value-type="float" office:value="871.568753835559" calcext:value-type="float">
            <text:p>871.568753835559</text:p>
          </table:table-cell>
          <table:table-cell table:formula="of:=[.G19]-[.H19]" office:value-type="float" office:value="-416.734670383497" calcext:value-type="float">
            <text:p>-416.7346703834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84805047512054" calcext:value-type="float">
            <text:p>0.584805047512054</text:p>
          </table:table-cell>
          <table:table-cell office:value-type="float" office:value="0.00864561758935452" calcext:value-type="float">
            <text:p>0.008645617589355</text:p>
          </table:table-cell>
          <table:table-cell office:value-type="float" office:value="-0.00024358257651329" calcext:value-type="float">
            <text:p>-0.000243582576513</text:p>
          </table:table-cell>
          <table:table-cell office:value-type="float" office:value="561.689031982422" calcext:value-type="float">
            <text:p>561.689031982422</text:p>
          </table:table-cell>
          <table:table-cell office:value-type="float" office:value="3.09042327404022" calcext:value-type="float">
            <text:p>3.09042327404022</text:p>
          </table:table-cell>
          <table:table-cell office:value-type="float" office:value="1629.2397472841" calcext:value-type="float">
            <text:p>1629.2397472841</text:p>
          </table:table-cell>
          <table:table-cell office:value-type="float" office:value="581.720602726937" calcext:value-type="float">
            <text:p>581.720602726937</text:p>
          </table:table-cell>
          <table:table-cell table:formula="of:=[.G20]-[.H20]" office:value-type="float" office:value="1047.51914455716" calcext:value-type="float">
            <text:p>1047.519144557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23396348953247" calcext:value-type="float">
            <text:p>0.323396348953247</text:p>
          </table:table-cell>
          <table:table-cell office:value-type="float" office:value="0.0310685854405165" calcext:value-type="float">
            <text:p>0.031068585440517</text:p>
          </table:table-cell>
          <table:table-cell office:value-type="float" office:value="-0.00525690577924252" calcext:value-type="float">
            <text:p>-0.005256905779243</text:p>
          </table:table-cell>
          <table:table-cell office:value-type="float" office:value="322.905249023437" calcext:value-type="float">
            <text:p>322.905249023437</text:p>
          </table:table-cell>
          <table:table-cell office:value-type="float" office:value="1.77193036079407" calcext:value-type="float">
            <text:p>1.77193036079407</text:p>
          </table:table-cell>
          <table:table-cell office:value-type="float" office:value="900.712687408454" calcext:value-type="float">
            <text:p>900.712687408454</text:p>
          </table:table-cell>
          <table:table-cell office:value-type="float" office:value="599.091453230381" calcext:value-type="float">
            <text:p>599.091453230381</text:p>
          </table:table-cell>
          <table:table-cell table:formula="of:=[.G21]-[.H21]" office:value-type="float" office:value="301.621234178073" calcext:value-type="float">
            <text:p>301.6212341780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1962276101112" calcext:value-type="float">
            <text:p>0.321962276101112</text:p>
          </table:table-cell>
          <table:table-cell office:value-type="float" office:value="0.0622285857796669" calcext:value-type="float">
            <text:p>0.062228585779667</text:p>
          </table:table-cell>
          <table:table-cell office:value-type="float" office:value="-0.00120799881406128" calcext:value-type="float">
            <text:p>-0.001207998814061</text:p>
          </table:table-cell>
          <table:table-cell office:value-type="float" office:value="187.690596008301" calcext:value-type="float">
            <text:p>187.690596008301</text:p>
          </table:table-cell>
          <table:table-cell office:value-type="float" office:value="1.11463239192963" calcext:value-type="float">
            <text:p>1.11463239192963</text:p>
          </table:table-cell>
          <table:table-cell office:value-type="float" office:value="1974.49905849664" calcext:value-type="float">
            <text:p>1974.49905849664</text:p>
          </table:table-cell>
          <table:table-cell office:value-type="float" office:value="521.261607001721" calcext:value-type="float">
            <text:p>521.261607001721</text:p>
          </table:table-cell>
          <table:table-cell table:formula="of:=[.G22]-[.H22]" office:value-type="float" office:value="1453.23745149491" calcext:value-type="float">
            <text:p>1453.237451494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9698852300644" calcext:value-type="float">
            <text:p>0.619698852300644</text:p>
          </table:table-cell>
          <table:table-cell office:value-type="float" office:value="0.0178624995052815" calcext:value-type="float">
            <text:p>0.017862499505282</text:p>
          </table:table-cell>
          <table:table-cell office:value-type="float" office:value="-0.0197547307237983" calcext:value-type="float">
            <text:p>-0.019754730723798</text:p>
          </table:table-cell>
          <table:table-cell office:value-type="float" office:value="19.6082307815552" calcext:value-type="float">
            <text:p>19.6082307815552</text:p>
          </table:table-cell>
          <table:table-cell office:value-type="float" office:value="0.382177641987801" calcext:value-type="float">
            <text:p>0.382177641987801</text:p>
          </table:table-cell>
          <table:table-cell office:value-type="float" office:value="2879.14484714891" calcext:value-type="float">
            <text:p>2879.14484714891</text:p>
          </table:table-cell>
          <table:table-cell office:value-type="float" office:value="385.532591596245" calcext:value-type="float">
            <text:p>385.532591596245</text:p>
          </table:table-cell>
          <table:table-cell table:formula="of:=[.G23]-[.H23]" office:value-type="float" office:value="2493.61225555267" calcext:value-type="float">
            <text:p>2493.612255552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65483099222183" calcext:value-type="float">
            <text:p>0.565483099222183</text:p>
          </table:table-cell>
          <table:table-cell office:value-type="float" office:value="0.00607215058989823" calcext:value-type="float">
            <text:p>0.006072150589898</text:p>
          </table:table-cell>
          <table:table-cell office:value-type="float" office:value="-0.00271774865686893" calcext:value-type="float">
            <text:p>-0.002717748656869</text:p>
          </table:table-cell>
          <table:table-cell office:value-type="float" office:value="566.37587890625" calcext:value-type="float">
            <text:p>566.37587890625</text:p>
          </table:table-cell>
          <table:table-cell office:value-type="float" office:value="3.10007722377777" calcext:value-type="float">
            <text:p>3.10007722377777</text:p>
          </table:table-cell>
          <table:table-cell office:value-type="float" office:value="1295.01116731012" calcext:value-type="float">
            <text:p>1295.01116731012</text:p>
          </table:table-cell>
          <table:table-cell office:value-type="float" office:value="502.409303918481" calcext:value-type="float">
            <text:p>502.409303918481</text:p>
          </table:table-cell>
          <table:table-cell table:formula="of:=[.G24]-[.H24]" office:value-type="float" office:value="792.60186339164" calcext:value-type="float">
            <text:p>792.601863391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93707251548767" calcext:value-type="float">
            <text:p>0.393707251548767</text:p>
          </table:table-cell>
          <table:table-cell office:value-type="float" office:value="0.0122304971329868" calcext:value-type="float">
            <text:p>0.012230497132987</text:p>
          </table:table-cell>
          <table:table-cell office:value-type="float" office:value="0.000462079048156738" calcext:value-type="float">
            <text:p>0.000462079048157</text:p>
          </table:table-cell>
          <table:table-cell office:value-type="float" office:value="454.813613891602" calcext:value-type="float">
            <text:p>454.813613891602</text:p>
          </table:table-cell>
          <table:table-cell office:value-type="float" office:value="2.46271107196808" calcext:value-type="float">
            <text:p>2.46271107196808</text:p>
          </table:table-cell>
          <table:table-cell office:value-type="float" office:value="2700.71518966058" calcext:value-type="float">
            <text:p>2700.71518966058</text:p>
          </table:table-cell>
          <table:table-cell office:value-type="float" office:value="609.114731493592" calcext:value-type="float">
            <text:p>609.114731493592</text:p>
          </table:table-cell>
          <table:table-cell table:formula="of:=[.G25]-[.H25]" office:value-type="float" office:value="2091.60045816698" calcext:value-type="float">
            <text:p>2091.600458166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3101407289505" calcext:value-type="float">
            <text:p>0.723101407289505</text:p>
          </table:table-cell>
          <table:table-cell office:value-type="float" office:value="0.013133607711643" calcext:value-type="float">
            <text:p>0.013133607711643</text:p>
          </table:table-cell>
          <table:table-cell office:value-type="float" office:value="-0.0067470021545887" calcext:value-type="float">
            <text:p>-0.006747002154589</text:p>
          </table:table-cell>
          <table:table-cell office:value-type="float" office:value="880.284033203125" calcext:value-type="float">
            <text:p>880.284033203125</text:p>
          </table:table-cell>
          <table:table-cell office:value-type="float" office:value="4.74781565666199" calcext:value-type="float">
            <text:p>4.74781565666199</text:p>
          </table:table-cell>
          <table:table-cell office:value-type="float" office:value="2342.00241288625" calcext:value-type="float">
            <text:p>2342.00241288625</text:p>
          </table:table-cell>
          <table:table-cell office:value-type="float" office:value="528.099211522936" calcext:value-type="float">
            <text:p>528.099211522936</text:p>
          </table:table-cell>
          <table:table-cell table:formula="of:=[.G26]-[.H26]" office:value-type="float" office:value="1813.90320136331" calcext:value-type="float">
            <text:p>1813.903201363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43956238031387" calcext:value-type="float">
            <text:p>0.943956238031387</text:p>
          </table:table-cell>
          <table:table-cell office:value-type="float" office:value="0.0117220379412174" calcext:value-type="float">
            <text:p>0.011722037941218</text:p>
          </table:table-cell>
          <table:table-cell office:value-type="float" office:value="-0.00119405779987574" calcext:value-type="float">
            <text:p>-0.001194057799876</text:p>
          </table:table-cell>
          <table:table-cell office:value-type="float" office:value="432.237710571289" calcext:value-type="float">
            <text:p>432.237710571289</text:p>
          </table:table-cell>
          <table:table-cell office:value-type="float" office:value="2.6227890253067" calcext:value-type="float">
            <text:p>2.6227890253067</text:p>
          </table:table-cell>
          <table:table-cell office:value-type="float" office:value="2680.73737909195" calcext:value-type="float">
            <text:p>2680.73737909195</text:p>
          </table:table-cell>
          <table:table-cell office:value-type="float" office:value="447.809897880257" calcext:value-type="float">
            <text:p>447.809897880257</text:p>
          </table:table-cell>
          <table:table-cell table:formula="of:=[.G27]-[.H27]" office:value-type="float" office:value="2232.92748121169" calcext:value-type="float">
            <text:p>2232.927481211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53530412912369" calcext:value-type="float">
            <text:p>0.653530412912369</text:p>
          </table:table-cell>
          <table:table-cell office:value-type="float" office:value="0.00522126797586679" calcext:value-type="float">
            <text:p>0.005221267975867</text:p>
          </table:table-cell>
          <table:table-cell office:value-type="float" office:value="-0.00000836960971355438" calcext:value-type="float">
            <text:p>-8.36960971355438E-06</text:p>
          </table:table-cell>
          <table:table-cell office:value-type="float" office:value="254.288731384277" calcext:value-type="float">
            <text:p>254.288731384277</text:p>
          </table:table-cell>
          <table:table-cell office:value-type="float" office:value="1.5858439207077" calcext:value-type="float">
            <text:p>1.5858439207077</text:p>
          </table:table-cell>
          <table:table-cell office:value-type="float" office:value="1498.50274294667" calcext:value-type="float">
            <text:p>1498.50274294667</text:p>
          </table:table-cell>
          <table:table-cell office:value-type="float" office:value="455.12942223102" calcext:value-type="float">
            <text:p>455.12942223102</text:p>
          </table:table-cell>
          <table:table-cell table:formula="of:=[.G28]-[.H28]" office:value-type="float" office:value="1043.37332071565" calcext:value-type="float">
            <text:p>1043.373320715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0738365650177" calcext:value-type="float">
            <text:p>0.50738365650177</text:p>
          </table:table-cell>
          <table:table-cell office:value-type="float" office:value="0.00810130494646728" calcext:value-type="float">
            <text:p>0.008101304946467</text:p>
          </table:table-cell>
          <table:table-cell office:value-type="float" office:value="-0.00832798313349486" calcext:value-type="float">
            <text:p>-0.008327983133495</text:p>
          </table:table-cell>
          <table:table-cell office:value-type="float" office:value="75.5817810058594" calcext:value-type="float">
            <text:p>75.5817810058594</text:p>
          </table:table-cell>
          <table:table-cell office:value-type="float" office:value="0.612307947874069" calcext:value-type="float">
            <text:p>0.612307947874069</text:p>
          </table:table-cell>
          <table:table-cell office:value-type="float" office:value="-711.001754049646" calcext:value-type="float">
            <text:p>-711.001754049646</text:p>
          </table:table-cell>
          <table:table-cell office:value-type="float" office:value="436.693738694489" calcext:value-type="float">
            <text:p>436.693738694489</text:p>
          </table:table-cell>
          <table:table-cell table:formula="of:=[.G29]-[.H29]" office:value-type="float" office:value="-1147.69549274414" calcext:value-type="float">
            <text:p>-1147.695492744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85132279992104" calcext:value-type="float">
            <text:p>0.385132279992104</text:p>
          </table:table-cell>
          <table:table-cell office:value-type="float" office:value="0.0186323929578066" calcext:value-type="float">
            <text:p>0.018632392957807</text:p>
          </table:table-cell>
          <table:table-cell office:value-type="float" office:value="-0.000102831237018108" calcext:value-type="float">
            <text:p>-0.000102831237018</text:p>
          </table:table-cell>
          <table:table-cell office:value-type="float" office:value="78.7411766052246" calcext:value-type="float">
            <text:p>78.7411766052246</text:p>
          </table:table-cell>
          <table:table-cell office:value-type="float" office:value="0.580425643920898" calcext:value-type="float">
            <text:p>0.580425643920898</text:p>
          </table:table-cell>
          <table:table-cell office:value-type="float" office:value="-415.465600939578" calcext:value-type="float">
            <text:p>-415.465600939578</text:p>
          </table:table-cell>
          <table:table-cell office:value-type="float" office:value="373.43244614303" calcext:value-type="float">
            <text:p>373.43244614303</text:p>
          </table:table-cell>
          <table:table-cell table:formula="of:=[.G30]-[.H30]" office:value-type="float" office:value="-788.898047082608" calcext:value-type="float">
            <text:p>-788.898047082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39223471283913" calcext:value-type="float">
            <text:p>0.439223471283913</text:p>
          </table:table-cell>
          <table:table-cell office:value-type="float" office:value="0.00847978657111526" calcext:value-type="float">
            <text:p>0.008479786571115</text:p>
          </table:table-cell>
          <table:table-cell office:value-type="float" office:value="-0.00018556322902441" calcext:value-type="float">
            <text:p>-0.000185563229024</text:p>
          </table:table-cell>
          <table:table-cell office:value-type="float" office:value="374.685702514648" calcext:value-type="float">
            <text:p>374.685702514648</text:p>
          </table:table-cell>
          <table:table-cell office:value-type="float" office:value="2.08199722766876" calcext:value-type="float">
            <text:p>2.08199722766876</text:p>
          </table:table-cell>
          <table:table-cell office:value-type="float" office:value="1917.39034241504" calcext:value-type="float">
            <text:p>1917.39034241504</text:p>
          </table:table-cell>
          <table:table-cell office:value-type="float" office:value="384.880749861897" calcext:value-type="float">
            <text:p>384.880749861897</text:p>
          </table:table-cell>
          <table:table-cell table:formula="of:=[.G31]-[.H31]" office:value-type="float" office:value="1532.50959255314" calcext:value-type="float">
            <text:p>1532.509592553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25987982749939" calcext:value-type="float">
            <text:p>0.825987982749939</text:p>
          </table:table-cell>
          <table:table-cell office:value-type="float" office:value="0.0191612428054214" calcext:value-type="float">
            <text:p>0.019161242805421</text:p>
          </table:table-cell>
          <table:table-cell office:value-type="float" office:value="-0.00166774243116379" calcext:value-type="float">
            <text:p>-0.001667742431164</text:p>
          </table:table-cell>
          <table:table-cell office:value-type="float" office:value="613.478253173828" calcext:value-type="float">
            <text:p>613.478253173828</text:p>
          </table:table-cell>
          <table:table-cell office:value-type="float" office:value="3.47311270236969" calcext:value-type="float">
            <text:p>3.47311270236969</text:p>
          </table:table-cell>
          <table:table-cell office:value-type="float" office:value="2035.2513601488" calcext:value-type="float">
            <text:p>2035.2513601488</text:p>
          </table:table-cell>
          <table:table-cell office:value-type="float" office:value="397.991781462729" calcext:value-type="float">
            <text:p>397.991781462729</text:p>
          </table:table-cell>
          <table:table-cell table:formula="of:=[.G32]-[.H32]" office:value-type="float" office:value="1637.25957868607" calcext:value-type="float">
            <text:p>1637.259578686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48174914717674" calcext:value-type="float">
            <text:p>0.348174914717674</text:p>
          </table:table-cell>
          <table:table-cell office:value-type="float" office:value="0.0283152813091874" calcext:value-type="float">
            <text:p>0.028315281309188</text:p>
          </table:table-cell>
          <table:table-cell office:value-type="float" office:value="0.0000895395874977112" calcext:value-type="float">
            <text:p>8.95395874977112E-05</text:p>
          </table:table-cell>
          <table:table-cell office:value-type="float" office:value="471.246661376953" calcext:value-type="float">
            <text:p>471.246661376953</text:p>
          </table:table-cell>
          <table:table-cell office:value-type="float" office:value="2.52932858467102" calcext:value-type="float">
            <text:p>2.52932858467102</text:p>
          </table:table-cell>
          <table:table-cell office:value-type="float" office:value="2747.17003673017" calcext:value-type="float">
            <text:p>2747.17003673017</text:p>
          </table:table-cell>
          <table:table-cell office:value-type="float" office:value="407.536008460821" calcext:value-type="float">
            <text:p>407.536008460821</text:p>
          </table:table-cell>
          <table:table-cell table:formula="of:=[.G33]-[.H33]" office:value-type="float" office:value="2339.63402826935" calcext:value-type="float">
            <text:p>2339.634028269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5157684087753" calcext:value-type="float">
            <text:p>0.325157684087753</text:p>
          </table:table-cell>
          <table:table-cell office:value-type="float" office:value="0.0044256744440645" calcext:value-type="float">
            <text:p>0.004425674444065</text:p>
          </table:table-cell>
          <table:table-cell office:value-type="float" office:value="-0.00205002445727587" calcext:value-type="float">
            <text:p>-0.002050024457276</text:p>
          </table:table-cell>
          <table:table-cell office:value-type="float" office:value="242.683674621582" calcext:value-type="float">
            <text:p>242.683674621582</text:p>
          </table:table-cell>
          <table:table-cell office:value-type="float" office:value="1.36095196008682" calcext:value-type="float">
            <text:p>1.36095196008682</text:p>
          </table:table-cell>
          <table:table-cell office:value-type="float" office:value="2801.20533352615" calcext:value-type="float">
            <text:p>2801.20533352615</text:p>
          </table:table-cell>
          <table:table-cell office:value-type="float" office:value="390.864621639252" calcext:value-type="float">
            <text:p>390.864621639252</text:p>
          </table:table-cell>
          <table:table-cell table:formula="of:=[.G34]-[.H34]" office:value-type="float" office:value="2410.3407118869" calcext:value-type="float">
            <text:p>2410.34071188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65217724442482" calcext:value-type="float">
            <text:p>0.365217724442482</text:p>
          </table:table-cell>
          <table:table-cell office:value-type="float" office:value="0.00962507072836161" calcext:value-type="float">
            <text:p>0.009625070728362</text:p>
          </table:table-cell>
          <table:table-cell office:value-type="float" office:value="-0.00675018690526485" calcext:value-type="float">
            <text:p>-0.006750186905265</text:p>
          </table:table-cell>
          <table:table-cell office:value-type="float" office:value="80.7770248413086" calcext:value-type="float">
            <text:p>80.7770248413086</text:p>
          </table:table-cell>
          <table:table-cell office:value-type="float" office:value="0.569143205881119" calcext:value-type="float">
            <text:p>0.569143205881119</text:p>
          </table:table-cell>
          <table:table-cell office:value-type="float" office:value="2201.57479346645" calcext:value-type="float">
            <text:p>2201.57479346645</text:p>
          </table:table-cell>
          <table:table-cell office:value-type="float" office:value="319.995502535999" calcext:value-type="float">
            <text:p>319.995502535999</text:p>
          </table:table-cell>
          <table:table-cell table:formula="of:=[.G35]-[.H35]" office:value-type="float" office:value="1881.57929093045" calcext:value-type="float">
            <text:p>1881.57929093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147227525711" calcext:value-type="float">
            <text:p>0.82147227525711</text:p>
          </table:table-cell>
          <table:table-cell office:value-type="float" office:value="0.00790902255102992" calcext:value-type="float">
            <text:p>0.00790902255103</text:p>
          </table:table-cell>
          <table:table-cell office:value-type="float" office:value="-0.000496456772089005" calcext:value-type="float">
            <text:p>-0.000496456772089</text:p>
          </table:table-cell>
          <table:table-cell office:value-type="float" office:value="103.260424041748" calcext:value-type="float">
            <text:p>103.260424041748</text:p>
          </table:table-cell>
          <table:table-cell office:value-type="float" office:value="0.915198582410812" calcext:value-type="float">
            <text:p>0.915198582410812</text:p>
          </table:table-cell>
          <table:table-cell office:value-type="float" office:value="1162.49652887228" calcext:value-type="float">
            <text:p>1162.49652887228</text:p>
          </table:table-cell>
          <table:table-cell office:value-type="float" office:value="277.559432922304" calcext:value-type="float">
            <text:p>277.559432922304</text:p>
          </table:table-cell>
          <table:table-cell table:formula="of:=[.G36]-[.H36]" office:value-type="float" office:value="884.93709594998" calcext:value-type="float">
            <text:p>884.937095949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2263514995575" calcext:value-type="float">
            <text:p>0.62263514995575</text:p>
          </table:table-cell>
          <table:table-cell office:value-type="float" office:value="0.009436807455495" calcext:value-type="float">
            <text:p>0.009436807455495</text:p>
          </table:table-cell>
          <table:table-cell office:value-type="float" office:value="-0.015075552649796" calcext:value-type="float">
            <text:p>-0.015075552649796</text:p>
          </table:table-cell>
          <table:table-cell office:value-type="float" office:value="689.548107910156" calcext:value-type="float">
            <text:p>689.548107910156</text:p>
          </table:table-cell>
          <table:table-cell office:value-type="float" office:value="3.73321826457977" calcext:value-type="float">
            <text:p>3.73321826457977</text:p>
          </table:table-cell>
          <table:table-cell office:value-type="float" office:value="-517.250375208638" calcext:value-type="float">
            <text:p>-517.250375208638</text:p>
          </table:table-cell>
          <table:table-cell office:value-type="float" office:value="332.394089463353" calcext:value-type="float">
            <text:p>332.394089463353</text:p>
          </table:table-cell>
          <table:table-cell table:formula="of:=[.G37]-[.H37]" office:value-type="float" office:value="-849.644464671991" calcext:value-type="float">
            <text:p>-849.6444646719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30243697762489" calcext:value-type="float">
            <text:p>0.430243697762489</text:p>
          </table:table-cell>
          <table:table-cell office:value-type="float" office:value="0.00858831414952874" calcext:value-type="float">
            <text:p>0.008588314149529</text:p>
          </table:table-cell>
          <table:table-cell office:value-type="float" office:value="-0.0036555053666234" calcext:value-type="float">
            <text:p>-0.003655505366623</text:p>
          </table:table-cell>
          <table:table-cell office:value-type="float" office:value="282.086813354492" calcext:value-type="float">
            <text:p>282.086813354492</text:p>
          </table:table-cell>
          <table:table-cell office:value-type="float" office:value="1.61080722808838" calcext:value-type="float">
            <text:p>1.61080722808838</text:p>
          </table:table-cell>
          <table:table-cell office:value-type="float" office:value="1008.00042381437" calcext:value-type="float">
            <text:p>1008.00042381437</text:p>
          </table:table-cell>
          <table:table-cell office:value-type="float" office:value="349.750368829072" calcext:value-type="float">
            <text:p>349.750368829072</text:p>
          </table:table-cell>
          <table:table-cell table:formula="of:=[.G38]-[.H38]" office:value-type="float" office:value="658.250054985299" calcext:value-type="float">
            <text:p>658.2500549852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8124335706234" calcext:value-type="float">
            <text:p>0.48124335706234</text:p>
          </table:table-cell>
          <table:table-cell office:value-type="float" office:value="0.00321168962400407" calcext:value-type="float">
            <text:p>0.003211689624004</text:p>
          </table:table-cell>
          <table:table-cell office:value-type="float" office:value="-0.00594776603393257" calcext:value-type="float">
            <text:p>-0.005947766033933</text:p>
          </table:table-cell>
          <table:table-cell office:value-type="float" office:value="155.960154724121" calcext:value-type="float">
            <text:p>155.960154724121</text:p>
          </table:table-cell>
          <table:table-cell office:value-type="float" office:value="1.00033146739006" calcext:value-type="float">
            <text:p>1.00033146739006</text:p>
          </table:table-cell>
          <table:table-cell office:value-type="float" office:value="1136.03907672649" calcext:value-type="float">
            <text:p>1136.03907672649</text:p>
          </table:table-cell>
          <table:table-cell office:value-type="float" office:value="292.833774842321" calcext:value-type="float">
            <text:p>292.833774842321</text:p>
          </table:table-cell>
          <table:table-cell table:formula="of:=[.G39]-[.H39]" office:value-type="float" office:value="843.205301884164" calcext:value-type="float">
            <text:p>843.2053018841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58636558055878" calcext:value-type="float">
            <text:p>0.558636558055878</text:p>
          </table:table-cell>
          <table:table-cell office:value-type="float" office:value="0.0129262884147465" calcext:value-type="float">
            <text:p>0.012926288414747</text:p>
          </table:table-cell>
          <table:table-cell office:value-type="float" office:value="-0.00743449116125703" calcext:value-type="float">
            <text:p>-0.007434491161257</text:p>
          </table:table-cell>
          <table:table-cell office:value-type="float" office:value="680.520050048828" calcext:value-type="float">
            <text:p>680.520050048828</text:p>
          </table:table-cell>
          <table:table-cell office:value-type="float" office:value="3.66509988307953" calcext:value-type="float">
            <text:p>3.66509988307953</text:p>
          </table:table-cell>
          <table:table-cell office:value-type="float" office:value="619.153326460613" calcext:value-type="float">
            <text:p>619.153326460613</text:p>
          </table:table-cell>
          <table:table-cell office:value-type="float" office:value="346.303484298289" calcext:value-type="float">
            <text:p>346.303484298289</text:p>
          </table:table-cell>
          <table:table-cell table:formula="of:=[.G40]-[.H40]" office:value-type="float" office:value="272.849842162324" calcext:value-type="float">
            <text:p>272.8498421623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3478819131851" calcext:value-type="float">
            <text:p>0.553478819131851</text:p>
          </table:table-cell>
          <table:table-cell office:value-type="float" office:value="0.00368724237196147" calcext:value-type="float">
            <text:p>0.003687242371961</text:p>
          </table:table-cell>
          <table:table-cell office:value-type="float" office:value="-0.00575371086597443" calcext:value-type="float">
            <text:p>-0.005753710865974</text:p>
          </table:table-cell>
          <table:table-cell office:value-type="float" office:value="278.691369628906" calcext:value-type="float">
            <text:p>278.691369628906</text:p>
          </table:table-cell>
          <table:table-cell office:value-type="float" office:value="1.65055038928986" calcext:value-type="float">
            <text:p>1.65055038928986</text:p>
          </table:table-cell>
          <table:table-cell office:value-type="float" office:value="1688.69827644771" calcext:value-type="float">
            <text:p>1688.69827644771</text:p>
          </table:table-cell>
          <table:table-cell office:value-type="float" office:value="283.132966877521" calcext:value-type="float">
            <text:p>283.132966877521</text:p>
          </table:table-cell>
          <table:table-cell table:formula="of:=[.G41]-[.H41]" office:value-type="float" office:value="1405.56530957019" calcext:value-type="float">
            <text:p>1405.565309570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97264766693115" calcext:value-type="float">
            <text:p>0.597264766693115</text:p>
          </table:table-cell>
          <table:table-cell office:value-type="float" office:value="0.00587437897920609" calcext:value-type="float">
            <text:p>0.005874378979206</text:p>
          </table:table-cell>
          <table:table-cell office:value-type="float" office:value="0.000157351512461901" calcext:value-type="float">
            <text:p>0.000157351512462</text:p>
          </table:table-cell>
          <table:table-cell office:value-type="float" office:value="205.708331298828" calcext:value-type="float">
            <text:p>205.708331298828</text:p>
          </table:table-cell>
          <table:table-cell office:value-type="float" office:value="1.31421300172806" calcext:value-type="float">
            <text:p>1.31421300172806</text:p>
          </table:table-cell>
          <table:table-cell office:value-type="float" office:value="2097.10568101449" calcext:value-type="float">
            <text:p>2097.10568101449</text:p>
          </table:table-cell>
          <table:table-cell office:value-type="float" office:value="384.036052052677" calcext:value-type="float">
            <text:p>384.036052052677</text:p>
          </table:table-cell>
          <table:table-cell table:formula="of:=[.G42]-[.H42]" office:value-type="float" office:value="1713.06962896182" calcext:value-type="float">
            <text:p>1713.069628961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36270260810852" calcext:value-type="float">
            <text:p>0.536270260810852</text:p>
          </table:table-cell>
          <table:table-cell office:value-type="float" office:value="0.0137969066388905" calcext:value-type="float">
            <text:p>0.013796906638891</text:p>
          </table:table-cell>
          <table:table-cell office:value-type="float" office:value="-0.00646727946586907" calcext:value-type="float">
            <text:p>-0.006467279465869</text:p>
          </table:table-cell>
          <table:table-cell office:value-type="float" office:value="121.537016296387" calcext:value-type="float">
            <text:p>121.537016296387</text:p>
          </table:table-cell>
          <table:table-cell office:value-type="float" office:value="0.860299384593964" calcext:value-type="float">
            <text:p>0.860299384593964</text:p>
          </table:table-cell>
          <table:table-cell office:value-type="float" office:value="2436.67884499566" calcext:value-type="float">
            <text:p>2436.67884499566</text:p>
          </table:table-cell>
          <table:table-cell office:value-type="float" office:value="305.586835291982" calcext:value-type="float">
            <text:p>305.586835291982</text:p>
          </table:table-cell>
          <table:table-cell table:formula="of:=[.G43]-[.H43]" office:value-type="float" office:value="2131.09200970367" calcext:value-type="float">
            <text:p>2131.092009703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74549674987793" calcext:value-type="float">
            <text:p>0.574549674987793</text:p>
          </table:table-cell>
          <table:table-cell office:value-type="float" office:value="0.0064348787534982" calcext:value-type="float">
            <text:p>0.006434878753498</text:p>
          </table:table-cell>
          <table:table-cell office:value-type="float" office:value="-0.00310689359903336" calcext:value-type="float">
            <text:p>-0.003106893599033</text:p>
          </table:table-cell>
          <table:table-cell office:value-type="float" office:value="493.213659667969" calcext:value-type="float">
            <text:p>493.213659667969</text:p>
          </table:table-cell>
          <table:table-cell office:value-type="float" office:value="2.7375560760498" calcext:value-type="float">
            <text:p>2.7375560760498</text:p>
          </table:table-cell>
          <table:table-cell office:value-type="float" office:value="2885.27339675165" calcext:value-type="float">
            <text:p>2885.27339675165</text:p>
          </table:table-cell>
          <table:table-cell office:value-type="float" office:value="288.630642315746" calcext:value-type="float">
            <text:p>288.630642315746</text:p>
          </table:table-cell>
          <table:table-cell table:formula="of:=[.G44]-[.H44]" office:value-type="float" office:value="2596.64275443591" calcext:value-type="float">
            <text:p>2596.642754435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90598395466805" calcext:value-type="float">
            <text:p>0.490598395466805</text:p>
          </table:table-cell>
          <table:table-cell office:value-type="float" office:value="0.00806583445519209" calcext:value-type="float">
            <text:p>0.008065834455192</text:p>
          </table:table-cell>
          <table:table-cell office:value-type="float" office:value="-0.00299299536272883" calcext:value-type="float">
            <text:p>-0.002992995362729</text:p>
          </table:table-cell>
          <table:table-cell office:value-type="float" office:value="111.891094207764" calcext:value-type="float">
            <text:p>111.891094207764</text:p>
          </table:table-cell>
          <table:table-cell office:value-type="float" office:value="0.789955615997314" calcext:value-type="float">
            <text:p>0.789955615997314</text:p>
          </table:table-cell>
          <table:table-cell office:value-type="float" office:value="3023.02345180143" calcext:value-type="float">
            <text:p>3023.02345180143</text:p>
          </table:table-cell>
          <table:table-cell office:value-type="float" office:value="418.548355484008" calcext:value-type="float">
            <text:p>418.548355484008</text:p>
          </table:table-cell>
          <table:table-cell table:formula="of:=[.G45]-[.H45]" office:value-type="float" office:value="2604.47509631742" calcext:value-type="float">
            <text:p>2604.475096317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41395425796509" calcext:value-type="float">
            <text:p>0.641395425796509</text:p>
          </table:table-cell>
          <table:table-cell office:value-type="float" office:value="0.00562643902376294" calcext:value-type="float">
            <text:p>0.005626439023763</text:p>
          </table:table-cell>
          <table:table-cell office:value-type="float" office:value="-0.00603157188743353" calcext:value-type="float">
            <text:p>-0.006031571887434</text:p>
          </table:table-cell>
          <table:table-cell office:value-type="float" office:value="176.068109130859" calcext:value-type="float">
            <text:p>176.068109130859</text:p>
          </table:table-cell>
          <table:table-cell office:value-type="float" office:value="1.18208723068237" calcext:value-type="float">
            <text:p>1.18208723068237</text:p>
          </table:table-cell>
          <table:table-cell office:value-type="float" office:value="2490.29694201059" calcext:value-type="float">
            <text:p>2490.29694201059</text:p>
          </table:table-cell>
          <table:table-cell office:value-type="float" office:value="426.542833992839" calcext:value-type="float">
            <text:p>426.542833992839</text:p>
          </table:table-cell>
          <table:table-cell table:formula="of:=[.G46]-[.H46]" office:value-type="float" office:value="2063.75410801775" calcext:value-type="float">
            <text:p>2063.754108017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43898290395737" calcext:value-type="float">
            <text:p>0.443898290395737</text:p>
          </table:table-cell>
          <table:table-cell office:value-type="float" office:value="0.0264208560809493" calcext:value-type="float">
            <text:p>0.026420856080949</text:p>
          </table:table-cell>
          <table:table-cell office:value-type="float" office:value="-0.0000908711459487677" calcext:value-type="float">
            <text:p>-9.08711459487677E-05</text:p>
          </table:table-cell>
          <table:table-cell office:value-type="float" office:value="84.0222633361816" calcext:value-type="float">
            <text:p>84.0222633361816</text:p>
          </table:table-cell>
          <table:table-cell office:value-type="float" office:value="0.639514750242233" calcext:value-type="float">
            <text:p>0.639514750242233</text:p>
          </table:table-cell>
          <table:table-cell office:value-type="float" office:value="2117.49043341276" calcext:value-type="float">
            <text:p>2117.49043341276</text:p>
          </table:table-cell>
          <table:table-cell office:value-type="float" office:value="509.517434549332" calcext:value-type="float">
            <text:p>509.517434549332</text:p>
          </table:table-cell>
          <table:table-cell table:formula="of:=[.G47]-[.H47]" office:value-type="float" office:value="1607.97299886342" calcext:value-type="float">
            <text:p>1607.972998863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46690487861633" calcext:value-type="float">
            <text:p>0.346690487861633</text:p>
          </table:table-cell>
          <table:table-cell office:value-type="float" office:value="0.0182067297399044" calcext:value-type="float">
            <text:p>0.018206729739904</text:p>
          </table:table-cell>
          <table:table-cell office:value-type="float" office:value="-0.000301147438585758" calcext:value-type="float">
            <text:p>-0.000301147438586</text:p>
          </table:table-cell>
          <table:table-cell office:value-type="float" office:value="163.826835632324" calcext:value-type="float">
            <text:p>163.826835632324</text:p>
          </table:table-cell>
          <table:table-cell office:value-type="float" office:value="0.985478591918945" calcext:value-type="float">
            <text:p>0.985478591918945</text:p>
          </table:table-cell>
          <table:table-cell office:value-type="float" office:value="3332.56463511115" calcext:value-type="float">
            <text:p>3332.56463511115</text:p>
          </table:table-cell>
          <table:table-cell office:value-type="float" office:value="551.29713818729" calcext:value-type="float">
            <text:p>551.29713818729</text:p>
          </table:table-cell>
          <table:table-cell table:formula="of:=[.G48]-[.H48]" office:value-type="float" office:value="2781.26749692386" calcext:value-type="float">
            <text:p>2781.267496923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26012876629829" calcext:value-type="float">
            <text:p>0.426012876629829</text:p>
          </table:table-cell>
          <table:table-cell office:value-type="float" office:value="0.0223362009972334" calcext:value-type="float">
            <text:p>0.022336200997233</text:p>
          </table:table-cell>
          <table:table-cell office:value-type="float" office:value="-0.0065268499776721" calcext:value-type="float">
            <text:p>-0.006526849977672</text:p>
          </table:table-cell>
          <table:table-cell office:value-type="float" office:value="157.246829223633" calcext:value-type="float">
            <text:p>157.246829223633</text:p>
          </table:table-cell>
          <table:table-cell office:value-type="float" office:value="0.988117927312851" calcext:value-type="float">
            <text:p>0.988117927312851</text:p>
          </table:table-cell>
          <table:table-cell office:value-type="float" office:value="3316.6760109906" calcext:value-type="float">
            <text:p>3316.6760109906</text:p>
          </table:table-cell>
          <table:table-cell office:value-type="float" office:value="599.395908504725" calcext:value-type="float">
            <text:p>599.395908504725</text:p>
          </table:table-cell>
          <table:table-cell table:formula="of:=[.G49]-[.H49]" office:value-type="float" office:value="2717.28010248587" calcext:value-type="float">
            <text:p>2717.280102485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45135223865509" calcext:value-type="float">
            <text:p>0.745135223865509</text:p>
          </table:table-cell>
          <table:table-cell office:value-type="float" office:value="0.01314796814695" calcext:value-type="float">
            <text:p>0.01314796814695</text:p>
          </table:table-cell>
          <table:table-cell office:value-type="float" office:value="-0.0115007760003209" calcext:value-type="float">
            <text:p>-0.011500776000321</text:p>
          </table:table-cell>
          <table:table-cell office:value-type="float" office:value="303.437805175781" calcext:value-type="float">
            <text:p>303.437805175781</text:p>
          </table:table-cell>
          <table:table-cell office:value-type="float" office:value="1.86897295713425" calcext:value-type="float">
            <text:p>1.86897295713425</text:p>
          </table:table-cell>
          <table:table-cell office:value-type="float" office:value="2395.2293397632" calcext:value-type="float">
            <text:p>2395.2293397632</text:p>
          </table:table-cell>
          <table:table-cell office:value-type="float" office:value="495.085197839141" calcext:value-type="float">
            <text:p>495.085197839141</text:p>
          </table:table-cell>
          <table:table-cell table:formula="of:=[.G50]-[.H50]" office:value-type="float" office:value="1900.14414192406" calcext:value-type="float">
            <text:p>1900.144141924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58171999454498" calcext:value-type="float">
            <text:p>0.658171999454498</text:p>
          </table:table-cell>
          <table:table-cell office:value-type="float" office:value="0.00685609993524849" calcext:value-type="float">
            <text:p>0.006856099935249</text:p>
          </table:table-cell>
          <table:table-cell office:value-type="float" office:value="-0.0106189916841686" calcext:value-type="float">
            <text:p>-0.010618991684169</text:p>
          </table:table-cell>
          <table:table-cell office:value-type="float" office:value="218.937866210937" calcext:value-type="float">
            <text:p>218.937866210937</text:p>
          </table:table-cell>
          <table:table-cell office:value-type="float" office:value="1.40072500705719" calcext:value-type="float">
            <text:p>1.40072500705719</text:p>
          </table:table-cell>
          <table:table-cell office:value-type="float" office:value="1761.73529670476" calcext:value-type="float">
            <text:p>1761.73529670476</text:p>
          </table:table-cell>
          <table:table-cell office:value-type="float" office:value="498.542134958505" calcext:value-type="float">
            <text:p>498.542134958505</text:p>
          </table:table-cell>
          <table:table-cell table:formula="of:=[.G51]-[.H51]" office:value-type="float" office:value="1263.19316174625" calcext:value-type="float">
            <text:p>1263.193161746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44946813583374" calcext:value-type="float">
            <text:p>0.744946813583374</text:p>
          </table:table-cell>
          <table:table-cell office:value-type="float" office:value="0.0341734260320663" calcext:value-type="float">
            <text:p>0.034173426032066</text:p>
          </table:table-cell>
          <table:table-cell office:value-type="float" office:value="-0.000371282733976841" calcext:value-type="float">
            <text:p>-0.000371282733977</text:p>
          </table:table-cell>
          <table:table-cell office:value-type="float" office:value="251.499627685547" calcext:value-type="float">
            <text:p>251.499627685547</text:p>
          </table:table-cell>
          <table:table-cell office:value-type="float" office:value="1.63091887235641" calcext:value-type="float">
            <text:p>1.63091887235641</text:p>
          </table:table-cell>
          <table:table-cell office:value-type="float" office:value="4487.25207912255" calcext:value-type="float">
            <text:p>4487.25207912255</text:p>
          </table:table-cell>
          <table:table-cell office:value-type="float" office:value="664.930093392729" calcext:value-type="float">
            <text:p>664.930093392729</text:p>
          </table:table-cell>
          <table:table-cell table:formula="of:=[.G52]-[.H52]" office:value-type="float" office:value="3822.32198572982" calcext:value-type="float">
            <text:p>3822.321985729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64589959383011" calcext:value-type="float">
            <text:p>0.864589959383011</text:p>
          </table:table-cell>
          <table:table-cell office:value-type="float" office:value="0.0215755978599191" calcext:value-type="float">
            <text:p>0.021575597859919</text:p>
          </table:table-cell>
          <table:table-cell office:value-type="float" office:value="-0.00141598042100668" calcext:value-type="float">
            <text:p>-0.001415980421007</text:p>
          </table:table-cell>
          <table:table-cell office:value-type="float" office:value="597.370416259766" calcext:value-type="float">
            <text:p>597.370416259766</text:p>
          </table:table-cell>
          <table:table-cell office:value-type="float" office:value="3.41269729137421" calcext:value-type="float">
            <text:p>3.41269729137421</text:p>
          </table:table-cell>
          <table:table-cell office:value-type="float" office:value="4381.54200366533" calcext:value-type="float">
            <text:p>4381.54200366533</text:p>
          </table:table-cell>
          <table:table-cell office:value-type="float" office:value="595.347530251742" calcext:value-type="float">
            <text:p>595.347530251742</text:p>
          </table:table-cell>
          <table:table-cell table:formula="of:=[.G53]-[.H53]" office:value-type="float" office:value="3786.19447341359" calcext:value-type="float">
            <text:p>3786.194473413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71425420045853" calcext:value-type="float">
            <text:p>0.671425420045853</text:p>
          </table:table-cell>
          <table:table-cell office:value-type="float" office:value="0.01962068118155" calcext:value-type="float">
            <text:p>0.01962068118155</text:p>
          </table:table-cell>
          <table:table-cell office:value-type="float" office:value="-0.00343157462775707" calcext:value-type="float">
            <text:p>-0.003431574627757</text:p>
          </table:table-cell>
          <table:table-cell office:value-type="float" office:value="90.1848472595215" calcext:value-type="float">
            <text:p>90.1848472595215</text:p>
          </table:table-cell>
          <table:table-cell office:value-type="float" office:value="0.77724324464798" calcext:value-type="float">
            <text:p>0.77724324464798</text:p>
          </table:table-cell>
          <table:table-cell office:value-type="float" office:value="3787.11835141481" calcext:value-type="float">
            <text:p>3787.11835141481</text:p>
          </table:table-cell>
          <table:table-cell office:value-type="float" office:value="669.874236807227" calcext:value-type="float">
            <text:p>669.874236807227</text:p>
          </table:table-cell>
          <table:table-cell table:formula="of:=[.G54]-[.H54]" office:value-type="float" office:value="3117.24411460759" calcext:value-type="float">
            <text:p>3117.244114607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1451183795929" calcext:value-type="float">
            <text:p>1.1451183795929</text:p>
          </table:table-cell>
          <table:table-cell office:value-type="float" office:value="0.00940758874639869" calcext:value-type="float">
            <text:p>0.009407588746399</text:p>
          </table:table-cell>
          <table:table-cell office:value-type="float" office:value="-0.000988454278558493" calcext:value-type="float">
            <text:p>-0.000988454278558</text:p>
          </table:table-cell>
          <table:table-cell office:value-type="float" office:value="185.496438598633" calcext:value-type="float">
            <text:p>185.496438598633</text:p>
          </table:table-cell>
          <table:table-cell office:value-type="float" office:value="1.48779450654984" calcext:value-type="float">
            <text:p>1.48779450654984</text:p>
          </table:table-cell>
          <table:table-cell office:value-type="float" office:value="3212.28664006465" calcext:value-type="float">
            <text:p>3212.28664006465</text:p>
          </table:table-cell>
          <table:table-cell office:value-type="float" office:value="414.317489770055" calcext:value-type="float">
            <text:p>414.317489770055</text:p>
          </table:table-cell>
          <table:table-cell table:formula="of:=[.G55]-[.H55]" office:value-type="float" office:value="2797.9691502946" calcext:value-type="float">
            <text:p>2797.96915029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02006304264069" calcext:value-type="float">
            <text:p>0.902006304264069</text:p>
          </table:table-cell>
          <table:table-cell office:value-type="float" office:value="0.0155212488956749" calcext:value-type="float">
            <text:p>0.015521248895675</text:p>
          </table:table-cell>
          <table:table-cell office:value-type="float" office:value="-0.00577269196510315" calcext:value-type="float">
            <text:p>-0.005772691965103</text:p>
          </table:table-cell>
          <table:table-cell office:value-type="float" office:value="205.631028747559" calcext:value-type="float">
            <text:p>205.631028747559</text:p>
          </table:table-cell>
          <table:table-cell office:value-type="float" office:value="1.46516791582108" calcext:value-type="float">
            <text:p>1.46516791582108</text:p>
          </table:table-cell>
          <table:table-cell office:value-type="float" office:value="2711.00545275398" calcext:value-type="float">
            <text:p>2711.00545275398</text:p>
          </table:table-cell>
          <table:table-cell office:value-type="float" office:value="464.509670892357" calcext:value-type="float">
            <text:p>464.509670892357</text:p>
          </table:table-cell>
          <table:table-cell table:formula="of:=[.G56]-[.H56]" office:value-type="float" office:value="2246.49578186162" calcext:value-type="float">
            <text:p>2246.495781861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94124329090118" calcext:value-type="float">
            <text:p>0.994124329090118</text:p>
          </table:table-cell>
          <table:table-cell office:value-type="float" office:value="0.0168565582484007" calcext:value-type="float">
            <text:p>0.016856558248401</text:p>
          </table:table-cell>
          <table:table-cell office:value-type="float" office:value="-0.000791485235095024" calcext:value-type="float">
            <text:p>-0.000791485235095</text:p>
          </table:table-cell>
          <table:table-cell office:value-type="float" office:value="126.31623840332" calcext:value-type="float">
            <text:p>126.31623840332</text:p>
          </table:table-cell>
          <table:table-cell office:value-type="float" office:value="1.12035061120987" calcext:value-type="float">
            <text:p>1.12035061120987</text:p>
          </table:table-cell>
          <table:table-cell office:value-type="float" office:value="3844.80438426172" calcext:value-type="float">
            <text:p>3844.80438426172</text:p>
          </table:table-cell>
          <table:table-cell office:value-type="float" office:value="508.741632404923" calcext:value-type="float">
            <text:p>508.741632404923</text:p>
          </table:table-cell>
          <table:table-cell table:formula="of:=[.G57]-[.H57]" office:value-type="float" office:value="3336.0627518568" calcext:value-type="float">
            <text:p>3336.06275185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11000267267227" calcext:value-type="float">
            <text:p>1.11000267267227</text:p>
          </table:table-cell>
          <table:table-cell office:value-type="float" office:value="0.0207745365798473" calcext:value-type="float">
            <text:p>0.020774536579847</text:p>
          </table:table-cell>
          <table:table-cell office:value-type="float" office:value="0.000318477302789688" calcext:value-type="float">
            <text:p>0.00031847730279</text:p>
          </table:table-cell>
          <table:table-cell office:value-type="float" office:value="243.946882629395" calcext:value-type="float">
            <text:p>243.946882629395</text:p>
          </table:table-cell>
          <table:table-cell office:value-type="float" office:value="1.76954637765884" calcext:value-type="float">
            <text:p>1.76954637765884</text:p>
          </table:table-cell>
          <table:table-cell office:value-type="float" office:value="3304.00490499868" calcext:value-type="float">
            <text:p>3304.00490499868</text:p>
          </table:table-cell>
          <table:table-cell office:value-type="float" office:value="765.574222195148" calcext:value-type="float">
            <text:p>765.574222195148</text:p>
          </table:table-cell>
          <table:table-cell table:formula="of:=[.G58]-[.H58]" office:value-type="float" office:value="2538.43068280353" calcext:value-type="float">
            <text:p>2538.430682803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1526470184326" calcext:value-type="float">
            <text:p>1.21526470184326</text:p>
          </table:table-cell>
          <table:table-cell office:value-type="float" office:value="0.0117521279491484" calcext:value-type="float">
            <text:p>0.011752127949149</text:p>
          </table:table-cell>
          <table:table-cell office:value-type="float" office:value="-0.000408835522830486" calcext:value-type="float">
            <text:p>-0.00040883552283</text:p>
          </table:table-cell>
          <table:table-cell office:value-type="float" office:value="388.268643188477" calcext:value-type="float">
            <text:p>388.268643188477</text:p>
          </table:table-cell>
          <table:table-cell office:value-type="float" office:value="2.53859045505524" calcext:value-type="float">
            <text:p>2.53859045505524</text:p>
          </table:table-cell>
          <table:table-cell office:value-type="float" office:value="3652.54409038014" calcext:value-type="float">
            <text:p>3652.54409038014</text:p>
          </table:table-cell>
          <table:table-cell office:value-type="float" office:value="803.54151121974" calcext:value-type="float">
            <text:p>803.54151121974</text:p>
          </table:table-cell>
          <table:table-cell table:formula="of:=[.G59]-[.H59]" office:value-type="float" office:value="2849.0025791604" calcext:value-type="float">
            <text:p>2849.002579160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15241785049438" calcext:value-type="float">
            <text:p>1.15241785049438</text:p>
          </table:table-cell>
          <table:table-cell office:value-type="float" office:value="0.0167162192054093" calcext:value-type="float">
            <text:p>0.016716219205409</text:p>
          </table:table-cell>
          <table:table-cell office:value-type="float" office:value="-0.000616593658924103" calcext:value-type="float">
            <text:p>-0.000616593658924</text:p>
          </table:table-cell>
          <table:table-cell office:value-type="float" office:value="15.1583276748657" calcext:value-type="float">
            <text:p>15.1583276748657</text:p>
          </table:table-cell>
          <table:table-cell office:value-type="float" office:value="0.643773597478867" calcext:value-type="float">
            <text:p>0.643773597478867</text:p>
          </table:table-cell>
          <table:table-cell office:value-type="float" office:value="3898.55095248929" calcext:value-type="float">
            <text:p>3898.55095248929</text:p>
          </table:table-cell>
          <table:table-cell office:value-type="float" office:value="710.742623496055" calcext:value-type="float">
            <text:p>710.742623496055</text:p>
          </table:table-cell>
          <table:table-cell table:formula="of:=[.G60]-[.H60]" office:value-type="float" office:value="3187.80832899323" calcext:value-type="float">
            <text:p>3187.808328993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3182303905487" calcext:value-type="float">
            <text:p>1.23182303905487</text:p>
          </table:table-cell>
          <table:table-cell office:value-type="float" office:value="0.00569552890956402" calcext:value-type="float">
            <text:p>0.005695528909564</text:p>
          </table:table-cell>
          <table:table-cell office:value-type="float" office:value="-0.00508972238749266" calcext:value-type="float">
            <text:p>-0.005089722387493</text:p>
          </table:table-cell>
          <table:table-cell office:value-type="float" office:value="122.411058044434" calcext:value-type="float">
            <text:p>122.411058044434</text:p>
          </table:table-cell>
          <table:table-cell office:value-type="float" office:value="1.20992078781128" calcext:value-type="float">
            <text:p>1.20992078781128</text:p>
          </table:table-cell>
          <table:table-cell office:value-type="float" office:value="1507.06921650077" calcext:value-type="float">
            <text:p>1507.06921650077</text:p>
          </table:table-cell>
          <table:table-cell office:value-type="float" office:value="685.224151700735" calcext:value-type="float">
            <text:p>685.224151700735</text:p>
          </table:table-cell>
          <table:table-cell table:formula="of:=[.G61]-[.H61]" office:value-type="float" office:value="821.845064800032" calcext:value-type="float">
            <text:p>821.8450648000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30442236661911" calcext:value-type="float">
            <text:p>1.30442236661911</text:p>
          </table:table-cell>
          <table:table-cell office:value-type="float" office:value="0.0122228282503784" calcext:value-type="float">
            <text:p>0.012222828250378</text:p>
          </table:table-cell>
          <table:table-cell office:value-type="float" office:value="-0.000680527463555336" calcext:value-type="float">
            <text:p>-0.000680527463555</text:p>
          </table:table-cell>
          <table:table-cell office:value-type="float" office:value="200.234916687012" calcext:value-type="float">
            <text:p>200.234916687012</text:p>
          </table:table-cell>
          <table:table-cell office:value-type="float" office:value="1.64281356334686" calcext:value-type="float">
            <text:p>1.64281356334686</text:p>
          </table:table-cell>
          <table:table-cell office:value-type="float" office:value="2573.16322553199" calcext:value-type="float">
            <text:p>2573.16322553199</text:p>
          </table:table-cell>
          <table:table-cell office:value-type="float" office:value="625.738654243946" calcext:value-type="float">
            <text:p>625.738654243946</text:p>
          </table:table-cell>
          <table:table-cell table:formula="of:=[.G62]-[.H62]" office:value-type="float" office:value="1947.42457128804" calcext:value-type="float">
            <text:p>1947.424571288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27486004829407" calcext:value-type="float">
            <text:p>1.27486004829407</text:p>
          </table:table-cell>
          <table:table-cell office:value-type="float" office:value="0.0101079925894737" calcext:value-type="float">
            <text:p>0.010107992589474</text:p>
          </table:table-cell>
          <table:table-cell office:value-type="float" office:value="-0.00584411453455687" calcext:value-type="float">
            <text:p>-0.005844114534557</text:p>
          </table:table-cell>
          <table:table-cell office:value-type="float" office:value="111.067426300049" calcext:value-type="float">
            <text:p>111.067426300049</text:p>
          </table:table-cell>
          <table:table-cell office:value-type="float" office:value="1.17608382701874" calcext:value-type="float">
            <text:p>1.17608382701874</text:p>
          </table:table-cell>
          <table:table-cell office:value-type="float" office:value="2932.37226693366" calcext:value-type="float">
            <text:p>2932.37226693366</text:p>
          </table:table-cell>
          <table:table-cell office:value-type="float" office:value="659.836501348019" calcext:value-type="float">
            <text:p>659.836501348019</text:p>
          </table:table-cell>
          <table:table-cell table:formula="of:=[.G63]-[.H63]" office:value-type="float" office:value="2272.53576558564" calcext:value-type="float">
            <text:p>2272.535765585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4165368080139" calcext:value-type="float">
            <text:p>1.44165368080139</text:p>
          </table:table-cell>
          <table:table-cell office:value-type="float" office:value="0.0220548786222935" calcext:value-type="float">
            <text:p>0.022054878622294</text:p>
          </table:table-cell>
          <table:table-cell office:value-type="float" office:value="-0.0048398258164525" calcext:value-type="float">
            <text:p>-0.004839825816453</text:p>
          </table:table-cell>
          <table:table-cell office:value-type="float" office:value="5891.3162109375" calcext:value-type="float">
            <text:p>5891.3162109375</text:p>
          </table:table-cell>
          <table:table-cell office:value-type="float" office:value="30.1678785324097" calcext:value-type="float">
            <text:p>30.1678785324097</text:p>
          </table:table-cell>
          <table:table-cell office:value-type="float" office:value="4724.46675213902" calcext:value-type="float">
            <text:p>4724.46675213902</text:p>
          </table:table-cell>
          <table:table-cell office:value-type="float" office:value="611.852082198859" calcext:value-type="float">
            <text:p>611.852082198859</text:p>
          </table:table-cell>
          <table:table-cell table:formula="of:=[.G64]-[.H64]" office:value-type="float" office:value="4112.61466994016" calcext:value-type="float">
            <text:p>4112.61466994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7272983789444" calcext:value-type="float">
            <text:p>0.87272983789444</text:p>
          </table:table-cell>
          <table:table-cell office:value-type="float" office:value="0.0400984022766352" calcext:value-type="float">
            <text:p>0.040098402276635</text:p>
          </table:table-cell>
          <table:table-cell office:value-type="float" office:value="-0.00537510681897402" calcext:value-type="float">
            <text:p>-0.005375106818974</text:p>
          </table:table-cell>
          <table:table-cell office:value-type="float" office:value="573.574923706055" calcext:value-type="float">
            <text:p>573.574923706055</text:p>
          </table:table-cell>
          <table:table-cell office:value-type="float" office:value="3.30337307453156" calcext:value-type="float">
            <text:p>3.30337307453156</text:p>
          </table:table-cell>
          <table:table-cell office:value-type="float" office:value="4479.58719728764" calcext:value-type="float">
            <text:p>4479.58719728764</text:p>
          </table:table-cell>
          <table:table-cell office:value-type="float" office:value="730.954197961092" calcext:value-type="float">
            <text:p>730.954197961092</text:p>
          </table:table-cell>
          <table:table-cell table:formula="of:=[.G65]-[.H65]" office:value-type="float" office:value="3748.63299932655" calcext:value-type="float">
            <text:p>3748.632999326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99671119451523" calcext:value-type="float">
            <text:p>0.699671119451523</text:p>
          </table:table-cell>
          <table:table-cell office:value-type="float" office:value="0.0527555033564568" calcext:value-type="float">
            <text:p>0.052755503356457</text:p>
          </table:table-cell>
          <table:table-cell office:value-type="float" office:value="-0.00248770099133253" calcext:value-type="float">
            <text:p>-0.002487700991333</text:p>
          </table:table-cell>
          <table:table-cell office:value-type="float" office:value="209.475744628906" calcext:value-type="float">
            <text:p>209.475744628906</text:p>
          </table:table-cell>
          <table:table-cell office:value-type="float" office:value="1.40541487932205" calcext:value-type="float">
            <text:p>1.40541487932205</text:p>
          </table:table-cell>
          <table:table-cell office:value-type="float" office:value="4088.7999038573" calcext:value-type="float">
            <text:p>4088.7999038573</text:p>
          </table:table-cell>
          <table:table-cell office:value-type="float" office:value="806.867436683177" calcext:value-type="float">
            <text:p>806.867436683177</text:p>
          </table:table-cell>
          <table:table-cell table:formula="of:=[.G66]-[.H66]" office:value-type="float" office:value="3281.93246717412" calcext:value-type="float">
            <text:p>3281.932467174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78010326623917" calcext:value-type="float">
            <text:p>0.578010326623917</text:p>
          </table:table-cell>
          <table:table-cell office:value-type="float" office:value="0.0180039105936885" calcext:value-type="float">
            <text:p>0.018003910593689</text:p>
          </table:table-cell>
          <table:table-cell office:value-type="float" office:value="-0.00672716246917844" calcext:value-type="float">
            <text:p>-0.006727162469178</text:p>
          </table:table-cell>
          <table:table-cell office:value-type="float" office:value="253.16092376709" calcext:value-type="float">
            <text:p>253.16092376709</text:p>
          </table:table-cell>
          <table:table-cell office:value-type="float" office:value="1.54153550863266" calcext:value-type="float">
            <text:p>1.54153550863266</text:p>
          </table:table-cell>
          <table:table-cell office:value-type="float" office:value="4228.99381013335" calcext:value-type="float">
            <text:p>4228.99381013335</text:p>
          </table:table-cell>
          <table:table-cell office:value-type="float" office:value="828.275911372899" calcext:value-type="float">
            <text:p>828.275911372899</text:p>
          </table:table-cell>
          <table:table-cell table:formula="of:=[.G67]-[.H67]" office:value-type="float" office:value="3400.71789876045" calcext:value-type="float">
            <text:p>3400.717898760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36364970207214" calcext:value-type="float">
            <text:p>1.36364970207214</text:p>
          </table:table-cell>
          <table:table-cell office:value-type="float" office:value="0.030220209993422" calcext:value-type="float">
            <text:p>0.030220209993422</text:p>
          </table:table-cell>
          <table:table-cell office:value-type="float" office:value="-0.000488823279738426" calcext:value-type="float">
            <text:p>-0.000488823279738</text:p>
          </table:table-cell>
          <table:table-cell office:value-type="float" office:value="383.695831298828" calcext:value-type="float">
            <text:p>383.695831298828</text:p>
          </table:table-cell>
          <table:table-cell office:value-type="float" office:value="2.59952235221863" calcext:value-type="float">
            <text:p>2.59952235221863</text:p>
          </table:table-cell>
          <table:table-cell office:value-type="float" office:value="3925.99135881109" calcext:value-type="float">
            <text:p>3925.99135881109</text:p>
          </table:table-cell>
          <table:table-cell office:value-type="float" office:value="648.779477074741" calcext:value-type="float">
            <text:p>648.779477074741</text:p>
          </table:table-cell>
          <table:table-cell table:formula="of:=[.G68]-[.H68]" office:value-type="float" office:value="3277.21188173635" calcext:value-type="float">
            <text:p>3277.211881736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80427211523056" calcext:value-type="float">
            <text:p>0.580427211523056</text:p>
          </table:table-cell>
          <table:table-cell office:value-type="float" office:value="0.013516348041594" calcext:value-type="float">
            <text:p>0.013516348041594</text:p>
          </table:table-cell>
          <table:table-cell office:value-type="float" office:value="-0.00912525337189436" calcext:value-type="float">
            <text:p>-0.009125253371894</text:p>
          </table:table-cell>
          <table:table-cell office:value-type="float" office:value="114.559770965576" calcext:value-type="float">
            <text:p>114.559770965576</text:p>
          </table:table-cell>
          <table:table-cell office:value-type="float" office:value="0.845332497358322" calcext:value-type="float">
            <text:p>0.845332497358322</text:p>
          </table:table-cell>
          <table:table-cell office:value-type="float" office:value="3322.0922346896" calcext:value-type="float">
            <text:p>3322.0922346896</text:p>
          </table:table-cell>
          <table:table-cell office:value-type="float" office:value="988.885345637797" calcext:value-type="float">
            <text:p>988.885345637797</text:p>
          </table:table-cell>
          <table:table-cell table:formula="of:=[.G69]-[.H69]" office:value-type="float" office:value="2333.2068890518" calcext:value-type="float">
            <text:p>2333.20688905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13796956539154" calcext:value-type="float">
            <text:p>1.13796956539154</text:p>
          </table:table-cell>
          <table:table-cell office:value-type="float" office:value="0.0155503596179187" calcext:value-type="float">
            <text:p>0.015550359617919</text:p>
          </table:table-cell>
          <table:table-cell office:value-type="float" office:value="-0.0027253532782197" calcext:value-type="float">
            <text:p>-0.00272535327822</text:p>
          </table:table-cell>
          <table:table-cell office:value-type="float" office:value="209.145736694336" calcext:value-type="float">
            <text:p>209.145736694336</text:p>
          </table:table-cell>
          <table:table-cell office:value-type="float" office:value="1.60449094772339" calcext:value-type="float">
            <text:p>1.60449094772339</text:p>
          </table:table-cell>
          <table:table-cell office:value-type="float" office:value="4086.51488718859" calcext:value-type="float">
            <text:p>4086.51488718859</text:p>
          </table:table-cell>
          <table:table-cell office:value-type="float" office:value="901.248495769501" calcext:value-type="float">
            <text:p>901.248495769501</text:p>
          </table:table-cell>
          <table:table-cell table:formula="of:=[.G70]-[.H70]" office:value-type="float" office:value="3185.26639141909" calcext:value-type="float">
            <text:p>3185.266391419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63123959302902" calcext:value-type="float">
            <text:p>0.863123959302902</text:p>
          </table:table-cell>
          <table:table-cell office:value-type="float" office:value="0.037270000949502" calcext:value-type="float">
            <text:p>0.037270000949502</text:p>
          </table:table-cell>
          <table:table-cell office:value-type="float" office:value="-0.0149467611685395" calcext:value-type="float">
            <text:p>-0.01494676116854</text:p>
          </table:table-cell>
          <table:table-cell office:value-type="float" office:value="130.234473419189" calcext:value-type="float">
            <text:p>130.234473419189</text:p>
          </table:table-cell>
          <table:table-cell office:value-type="float" office:value="1.07101354598999" calcext:value-type="float">
            <text:p>1.07101354598999</text:p>
          </table:table-cell>
          <table:table-cell office:value-type="float" office:value="4419.94835114628" calcext:value-type="float">
            <text:p>4419.94835114628</text:p>
          </table:table-cell>
          <table:table-cell office:value-type="float" office:value="878.826441359522" calcext:value-type="float">
            <text:p>878.826441359522</text:p>
          </table:table-cell>
          <table:table-cell table:formula="of:=[.G71]-[.H71]" office:value-type="float" office:value="3541.12190978676" calcext:value-type="float">
            <text:p>3541.121909786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10846307277679" calcext:value-type="float">
            <text:p>1.10846307277679</text:p>
          </table:table-cell>
          <table:table-cell office:value-type="float" office:value="0.020600376278162" calcext:value-type="float">
            <text:p>0.020600376278162</text:p>
          </table:table-cell>
          <table:table-cell office:value-type="float" office:value="-0.0114514762535691" calcext:value-type="float">
            <text:p>-0.011451476253569</text:p>
          </table:table-cell>
          <table:table-cell office:value-type="float" office:value="203.976136779785" calcext:value-type="float">
            <text:p>203.976136779785</text:p>
          </table:table-cell>
          <table:table-cell office:value-type="float" office:value="1.5578777551651" calcext:value-type="float">
            <text:p>1.5578777551651</text:p>
          </table:table-cell>
          <table:table-cell office:value-type="float" office:value="4240.56106357747" calcext:value-type="float">
            <text:p>4240.56106357747</text:p>
          </table:table-cell>
          <table:table-cell office:value-type="float" office:value="856.491951799392" calcext:value-type="float">
            <text:p>856.491951799392</text:p>
          </table:table-cell>
          <table:table-cell table:formula="of:=[.G72]-[.H72]" office:value-type="float" office:value="3384.06911177807" calcext:value-type="float">
            <text:p>3384.069111778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31336462497711" calcext:value-type="float">
            <text:p>0.731336462497711</text:p>
          </table:table-cell>
          <table:table-cell office:value-type="float" office:value="0.0109421238303185" calcext:value-type="float">
            <text:p>0.010942123830319</text:p>
          </table:table-cell>
          <table:table-cell office:value-type="float" office:value="-0.00236073806881905" calcext:value-type="float">
            <text:p>-0.002360738068819</text:p>
          </table:table-cell>
          <table:table-cell office:value-type="float" office:value="849.409411621094" calcext:value-type="float">
            <text:p>849.409411621094</text:p>
          </table:table-cell>
          <table:table-cell office:value-type="float" office:value="4.60068368911743" calcext:value-type="float">
            <text:p>4.60068368911743</text:p>
          </table:table-cell>
          <table:table-cell office:value-type="float" office:value="3050.79787948513" calcext:value-type="float">
            <text:p>3050.79787948513</text:p>
          </table:table-cell>
          <table:table-cell office:value-type="float" office:value="860.857956475019" calcext:value-type="float">
            <text:p>860.857956475019</text:p>
          </table:table-cell>
          <table:table-cell table:formula="of:=[.G73]-[.H73]" office:value-type="float" office:value="2189.93992301011" calcext:value-type="float">
            <text:p>2189.939923010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40698778629303" calcext:value-type="float">
            <text:p>0.840698778629303</text:p>
          </table:table-cell>
          <table:table-cell office:value-type="float" office:value="0.0268153788521886" calcext:value-type="float">
            <text:p>0.026815378852189</text:p>
          </table:table-cell>
          <table:table-cell office:value-type="float" office:value="-0.000689486693590879" calcext:value-type="float">
            <text:p>-0.000689486693591</text:p>
          </table:table-cell>
          <table:table-cell office:value-type="float" office:value="318.878857421875" calcext:value-type="float">
            <text:p>318.878857421875</text:p>
          </table:table-cell>
          <table:table-cell office:value-type="float" office:value="2.01236330270767" calcext:value-type="float">
            <text:p>2.01236330270767</text:p>
          </table:table-cell>
          <table:table-cell office:value-type="float" office:value="2196.69561374834" calcext:value-type="float">
            <text:p>2196.69561374834</text:p>
          </table:table-cell>
          <table:table-cell office:value-type="float" office:value="1061.74603562951" calcext:value-type="float">
            <text:p>1061.74603562951</text:p>
          </table:table-cell>
          <table:table-cell table:formula="of:=[.G74]-[.H74]" office:value-type="float" office:value="1134.94957811883" calcext:value-type="float">
            <text:p>1134.9495781188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03604108095169" calcext:value-type="float">
            <text:p>0.703604108095169</text:p>
          </table:table-cell>
          <table:table-cell office:value-type="float" office:value="0.0365499835461378" calcext:value-type="float">
            <text:p>0.036549983546138</text:p>
          </table:table-cell>
          <table:table-cell office:value-type="float" office:value="-0.00879875626415014" calcext:value-type="float">
            <text:p>-0.00879875626415</text:p>
          </table:table-cell>
          <table:table-cell office:value-type="float" office:value="140.690366363525" calcext:value-type="float">
            <text:p>140.690366363525</text:p>
          </table:table-cell>
          <table:table-cell office:value-type="float" office:value="1.04936023950577" calcext:value-type="float">
            <text:p>1.04936023950577</text:p>
          </table:table-cell>
          <table:table-cell office:value-type="float" office:value="363.724706207185" calcext:value-type="float">
            <text:p>363.724706207185</text:p>
          </table:table-cell>
          <table:table-cell office:value-type="float" office:value="1041.03564771116" calcext:value-type="float">
            <text:p>1041.03564771116</text:p>
          </table:table-cell>
          <table:table-cell table:formula="of:=[.G75]-[.H75]" office:value-type="float" office:value="-677.310941503971" calcext:value-type="float">
            <text:p>-677.3109415039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17493073940277" calcext:value-type="float">
            <text:p>1.17493073940277</text:p>
          </table:table-cell>
          <table:table-cell office:value-type="float" office:value="0.0109980198554695" calcext:value-type="float">
            <text:p>0.01099801985547</text:p>
          </table:table-cell>
          <table:table-cell office:value-type="float" office:value="-0.00435874098911882" calcext:value-type="float">
            <text:p>-0.004358740989119</text:p>
          </table:table-cell>
          <table:table-cell office:value-type="float" office:value="224.412533569336" calcext:value-type="float">
            <text:p>224.412533569336</text:p>
          </table:table-cell>
          <table:table-cell office:value-type="float" office:value="1.69521642923355" calcext:value-type="float">
            <text:p>1.69521642923355</text:p>
          </table:table-cell>
          <table:table-cell office:value-type="float" office:value="3799.50940169629" calcext:value-type="float">
            <text:p>3799.50940169629</text:p>
          </table:table-cell>
          <table:table-cell office:value-type="float" office:value="1003.47162050009" calcext:value-type="float">
            <text:p>1003.47162050009</text:p>
          </table:table-cell>
          <table:table-cell table:formula="of:=[.G76]-[.H76]" office:value-type="float" office:value="2796.03778119621" calcext:value-type="float">
            <text:p>2796.037781196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05457136631012" calcext:value-type="float">
            <text:p>1.05457136631012</text:p>
          </table:table-cell>
          <table:table-cell office:value-type="float" office:value="0.0277729941532016" calcext:value-type="float">
            <text:p>0.027772994153202</text:p>
          </table:table-cell>
          <table:table-cell office:value-type="float" office:value="-0.0138928635045886" calcext:value-type="float">
            <text:p>-0.013892863504589</text:p>
          </table:table-cell>
          <table:table-cell office:value-type="float" office:value="130.492867279053" calcext:value-type="float">
            <text:p>130.492867279053</text:p>
          </table:table-cell>
          <table:table-cell office:value-type="float" office:value="1.16431574821472" calcext:value-type="float">
            <text:p>1.16431574821472</text:p>
          </table:table-cell>
          <table:table-cell office:value-type="float" office:value="3907.86808366843" calcext:value-type="float">
            <text:p>3907.86808366843</text:p>
          </table:table-cell>
          <table:table-cell office:value-type="float" office:value="1189.3323048383" calcext:value-type="float">
            <text:p>1189.3323048383</text:p>
          </table:table-cell>
          <table:table-cell table:formula="of:=[.G77]-[.H77]" office:value-type="float" office:value="2718.53577883013" calcext:value-type="float">
            <text:p>2718.535778830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87541961669922" calcext:value-type="float">
            <text:p>0.987541961669922</text:p>
          </table:table-cell>
          <table:table-cell office:value-type="float" office:value="0.0179734064266086" calcext:value-type="float">
            <text:p>0.017973406426609</text:p>
          </table:table-cell>
          <table:table-cell office:value-type="float" office:value="-0.00593028254806995" calcext:value-type="float">
            <text:p>-0.00593028254807</text:p>
          </table:table-cell>
          <table:table-cell office:value-type="float" office:value="142.636650085449" calcext:value-type="float">
            <text:p>142.636650085449</text:p>
          </table:table-cell>
          <table:table-cell office:value-type="float" office:value="1.19453376531601" calcext:value-type="float">
            <text:p>1.19453376531601</text:p>
          </table:table-cell>
          <table:table-cell office:value-type="float" office:value="4519.93265495933" calcext:value-type="float">
            <text:p>4519.93265495933</text:p>
          </table:table-cell>
          <table:table-cell office:value-type="float" office:value="1110.55367900729" calcext:value-type="float">
            <text:p>1110.55367900729</text:p>
          </table:table-cell>
          <table:table-cell table:formula="of:=[.G78]-[.H78]" office:value-type="float" office:value="3409.37897595204" calcext:value-type="float">
            <text:p>3409.378975952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51337516307831" calcext:value-type="float">
            <text:p>0.951337516307831</text:p>
          </table:table-cell>
          <table:table-cell office:value-type="float" office:value="0.0268799532204866" calcext:value-type="float">
            <text:p>0.026879953220487</text:p>
          </table:table-cell>
          <table:table-cell office:value-type="float" office:value="-0.00852348934859037" calcext:value-type="float">
            <text:p>-0.00852348934859</text:p>
          </table:table-cell>
          <table:table-cell office:value-type="float" office:value="427.1724609375" calcext:value-type="float">
            <text:p>427.1724609375</text:p>
          </table:table-cell>
          <table:table-cell office:value-type="float" office:value="2.60087835788727" calcext:value-type="float">
            <text:p>2.60087835788727</text:p>
          </table:table-cell>
          <table:table-cell office:value-type="float" office:value="3513.39660318153" calcext:value-type="float">
            <text:p>3513.39660318153</text:p>
          </table:table-cell>
          <table:table-cell office:value-type="float" office:value="1125.63624128401" calcext:value-type="float">
            <text:p>1125.63624128401</text:p>
          </table:table-cell>
          <table:table-cell table:formula="of:=[.G79]-[.H79]" office:value-type="float" office:value="2387.76036189752" calcext:value-type="float">
            <text:p>2387.760361897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14981061220169" calcext:value-type="float">
            <text:p>0.714981061220169</text:p>
          </table:table-cell>
          <table:table-cell office:value-type="float" office:value="0.0678945437073708" calcext:value-type="float">
            <text:p>0.067894543707371</text:p>
          </table:table-cell>
          <table:table-cell office:value-type="float" office:value="-0.00119612887501717" calcext:value-type="float">
            <text:p>-0.001196128875017</text:p>
          </table:table-cell>
          <table:table-cell office:value-type="float" office:value="185.927946472168" calcext:value-type="float">
            <text:p>185.927946472168</text:p>
          </table:table-cell>
          <table:table-cell office:value-type="float" office:value="1.30439094305038" calcext:value-type="float">
            <text:p>1.30439094305038</text:p>
          </table:table-cell>
          <table:table-cell office:value-type="float" office:value="3014.51636805815" calcext:value-type="float">
            <text:p>3014.51636805815</text:p>
          </table:table-cell>
          <table:table-cell office:value-type="float" office:value="1048.85554456711" calcext:value-type="float">
            <text:p>1048.85554456711</text:p>
          </table:table-cell>
          <table:table-cell table:formula="of:=[.G80]-[.H80]" office:value-type="float" office:value="1965.66082349104" calcext:value-type="float">
            <text:p>1965.66082349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26117656230927" calcext:value-type="float">
            <text:p>1.26117656230927</text:p>
          </table:table-cell>
          <table:table-cell office:value-type="float" office:value="0.0192635584622622" calcext:value-type="float">
            <text:p>0.019263558462262</text:p>
          </table:table-cell>
          <table:table-cell office:value-type="float" office:value="-0.000923570618033409" calcext:value-type="float">
            <text:p>-0.000923570618033</text:p>
          </table:table-cell>
          <table:table-cell office:value-type="float" office:value="514.597207641602" calcext:value-type="float">
            <text:p>514.597207641602</text:p>
          </table:table-cell>
          <table:table-cell office:value-type="float" office:value="3.19690747261047" calcext:value-type="float">
            <text:p>3.19690747261047</text:p>
          </table:table-cell>
          <table:table-cell office:value-type="float" office:value="3812.38578597234" calcext:value-type="float">
            <text:p>3812.38578597234</text:p>
          </table:table-cell>
          <table:table-cell office:value-type="float" office:value="1237.66024189889" calcext:value-type="float">
            <text:p>1237.66024189889</text:p>
          </table:table-cell>
          <table:table-cell table:formula="of:=[.G81]-[.H81]" office:value-type="float" office:value="2574.72554407345" calcext:value-type="float">
            <text:p>2574.725544073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21047782897949" calcext:value-type="float">
            <text:p>0.521047782897949</text:p>
          </table:table-cell>
          <table:table-cell office:value-type="float" office:value="0.0510277699679136" calcext:value-type="float">
            <text:p>0.051027769967914</text:p>
          </table:table-cell>
          <table:table-cell office:value-type="float" office:value="-0.00274185668677092" calcext:value-type="float">
            <text:p>-0.002741856686771</text:p>
          </table:table-cell>
          <table:table-cell office:value-type="float" office:value="179.593641662598" calcext:value-type="float">
            <text:p>179.593641662598</text:p>
          </table:table-cell>
          <table:table-cell office:value-type="float" office:value="1.16591591238976" calcext:value-type="float">
            <text:p>1.16591591238976</text:p>
          </table:table-cell>
          <table:table-cell office:value-type="float" office:value="3926.45218709008" calcext:value-type="float">
            <text:p>3926.45218709008</text:p>
          </table:table-cell>
          <table:table-cell office:value-type="float" office:value="1322.26240785718" calcext:value-type="float">
            <text:p>1322.26240785718</text:p>
          </table:table-cell>
          <table:table-cell table:formula="of:=[.G82]-[.H82]" office:value-type="float" office:value="2604.1897792329" calcext:value-type="float">
            <text:p>2604.18977923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75952437520027" calcext:value-type="float">
            <text:p>0.475952437520027</text:p>
          </table:table-cell>
          <table:table-cell office:value-type="float" office:value="0.0871301867067814" calcext:value-type="float">
            <text:p>0.087130186706781</text:p>
          </table:table-cell>
          <table:table-cell office:value-type="float" office:value="-0.000137106142938137" calcext:value-type="float">
            <text:p>-0.000137106142938</text:p>
          </table:table-cell>
          <table:table-cell office:value-type="float" office:value="169.710629272461" calcext:value-type="float">
            <text:p>169.710629272461</text:p>
          </table:table-cell>
          <table:table-cell office:value-type="float" office:value="1.11471118927002" calcext:value-type="float">
            <text:p>1.11471118927002</text:p>
          </table:table-cell>
          <table:table-cell office:value-type="float" office:value="834.824340004395" calcext:value-type="float">
            <text:p>834.824340004395</text:p>
          </table:table-cell>
          <table:table-cell office:value-type="float" office:value="1423.64691283703" calcext:value-type="float">
            <text:p>1423.64691283703</text:p>
          </table:table-cell>
          <table:table-cell table:formula="of:=[.G83]-[.H83]" office:value-type="float" office:value="-588.822572832634" calcext:value-type="float">
            <text:p>-588.8225728326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86481016874313" calcext:value-type="float">
            <text:p>0.686481016874313</text:p>
          </table:table-cell>
          <table:table-cell office:value-type="float" office:value="0.0452524174004793" calcext:value-type="float">
            <text:p>0.045252417400479</text:p>
          </table:table-cell>
          <table:table-cell office:value-type="float" office:value="-0.00435282997786999" calcext:value-type="float">
            <text:p>-0.00435282997787</text:p>
          </table:table-cell>
          <table:table-cell office:value-type="float" office:value="518.181591796875" calcext:value-type="float">
            <text:p>518.181591796875</text:p>
          </table:table-cell>
          <table:table-cell office:value-type="float" office:value="2.93714609146118" calcext:value-type="float">
            <text:p>2.93714609146118</text:p>
          </table:table-cell>
          <table:table-cell office:value-type="float" office:value="2564.71914817062" calcext:value-type="float">
            <text:p>2564.71914817062</text:p>
          </table:table-cell>
          <table:table-cell office:value-type="float" office:value="1102.86339553594" calcext:value-type="float">
            <text:p>1102.86339553594</text:p>
          </table:table-cell>
          <table:table-cell table:formula="of:=[.G84]-[.H84]" office:value-type="float" office:value="1461.85575263468" calcext:value-type="float">
            <text:p>1461.855752634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6461265087128" calcext:value-type="float">
            <text:p>1.46461265087128</text:p>
          </table:table-cell>
          <table:table-cell office:value-type="float" office:value="0.0168820766732097" calcext:value-type="float">
            <text:p>0.01688207667321</text:p>
          </table:table-cell>
          <table:table-cell office:value-type="float" office:value="-0.00406190119683743" calcext:value-type="float">
            <text:p>-0.004061901196837</text:p>
          </table:table-cell>
          <table:table-cell office:value-type="float" office:value="107.288555145264" calcext:value-type="float">
            <text:p>107.288555145264</text:p>
          </table:table-cell>
          <table:table-cell office:value-type="float" office:value="1.25791676044464" calcext:value-type="float">
            <text:p>1.25791676044464</text:p>
          </table:table-cell>
          <table:table-cell office:value-type="float" office:value="2321.79315383409" calcext:value-type="float">
            <text:p>2321.79315383409</text:p>
          </table:table-cell>
          <table:table-cell office:value-type="float" office:value="969.142695975306" calcext:value-type="float">
            <text:p>969.142695975306</text:p>
          </table:table-cell>
          <table:table-cell table:formula="of:=[.G85]-[.H85]" office:value-type="float" office:value="1352.65045785879" calcext:value-type="float">
            <text:p>1352.650457858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1054460644722" calcext:value-type="float">
            <text:p>1.1054460644722</text:p>
          </table:table-cell>
          <table:table-cell office:value-type="float" office:value="0.0302882188931108" calcext:value-type="float">
            <text:p>0.030288218893111</text:p>
          </table:table-cell>
          <table:table-cell office:value-type="float" office:value="-0.00575399715453386" calcext:value-type="float">
            <text:p>-0.005753997154534</text:p>
          </table:table-cell>
          <table:table-cell office:value-type="float" office:value="387.865972900391" calcext:value-type="float">
            <text:p>387.865972900391</text:p>
          </table:table-cell>
          <table:table-cell office:value-type="float" office:value="2.4862086057663" calcext:value-type="float">
            <text:p>2.4862086057663</text:p>
          </table:table-cell>
          <table:table-cell office:value-type="float" office:value="3408.97765764469" calcext:value-type="float">
            <text:p>3408.97765764469</text:p>
          </table:table-cell>
          <table:table-cell office:value-type="float" office:value="1071.875912714" calcext:value-type="float">
            <text:p>1071.875912714</text:p>
          </table:table-cell>
          <table:table-cell table:formula="of:=[.G86]-[.H86]" office:value-type="float" office:value="2337.10174493068" calcext:value-type="float">
            <text:p>2337.101744930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10782383680344" calcext:value-type="float">
            <text:p>1.10782383680344</text:p>
          </table:table-cell>
          <table:table-cell office:value-type="float" office:value="0.0378914963454008" calcext:value-type="float">
            <text:p>0.037891496345401</text:p>
          </table:table-cell>
          <table:table-cell office:value-type="float" office:value="-0.00490328422747552" calcext:value-type="float">
            <text:p>-0.004903284227476</text:p>
          </table:table-cell>
          <table:table-cell office:value-type="float" office:value="810.780419921875" calcext:value-type="float">
            <text:p>810.780419921875</text:p>
          </table:table-cell>
          <table:table-cell office:value-type="float" office:value="4.60663261413574" calcext:value-type="float">
            <text:p>4.60663261413574</text:p>
          </table:table-cell>
          <table:table-cell office:value-type="float" office:value="3860.02369902872" calcext:value-type="float">
            <text:p>3860.02369902872</text:p>
          </table:table-cell>
          <table:table-cell office:value-type="float" office:value="1219.39152104854" calcext:value-type="float">
            <text:p>1219.39152104854</text:p>
          </table:table-cell>
          <table:table-cell table:formula="of:=[.G87]-[.H87]" office:value-type="float" office:value="2640.63217798018" calcext:value-type="float">
            <text:p>2640.63217798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69065994024277" calcext:value-type="float">
            <text:p>0.969065994024277</text:p>
          </table:table-cell>
          <table:table-cell office:value-type="float" office:value="0.0291144520044327" calcext:value-type="float">
            <text:p>0.029114452004433</text:p>
          </table:table-cell>
          <table:table-cell office:value-type="float" office:value="-0.00153715759515762" calcext:value-type="float">
            <text:p>-0.001537157595158</text:p>
          </table:table-cell>
          <table:table-cell office:value-type="float" office:value="39.3528360366821" calcext:value-type="float">
            <text:p>39.3528360366821</text:p>
          </table:table-cell>
          <table:table-cell office:value-type="float" office:value="0.679059082269669" calcext:value-type="float">
            <text:p>0.679059082269669</text:p>
          </table:table-cell>
          <table:table-cell office:value-type="float" office:value="3172.3822165754" calcext:value-type="float">
            <text:p>3172.3822165754</text:p>
          </table:table-cell>
          <table:table-cell office:value-type="float" office:value="1449.25967829228" calcext:value-type="float">
            <text:p>1449.25967829228</text:p>
          </table:table-cell>
          <table:table-cell table:formula="of:=[.G88]-[.H88]" office:value-type="float" office:value="1723.12253828312" calcext:value-type="float">
            <text:p>1723.122538283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18867508172989" calcext:value-type="float">
            <text:p>1.18867508172989</text:p>
          </table:table-cell>
          <table:table-cell office:value-type="float" office:value="0.0433210652321577" calcext:value-type="float">
            <text:p>0.043321065232158</text:p>
          </table:table-cell>
          <table:table-cell office:value-type="float" office:value="-0.00449350797571242" calcext:value-type="float">
            <text:p>-0.004493507975712</text:p>
          </table:table-cell>
          <table:table-cell office:value-type="float" office:value="53.4313419342041" calcext:value-type="float">
            <text:p>53.4313419342041</text:p>
          </table:table-cell>
          <table:table-cell office:value-type="float" office:value="0.863495862483978" calcext:value-type="float">
            <text:p>0.863495862483978</text:p>
          </table:table-cell>
          <table:table-cell office:value-type="float" office:value="3059.65224573382" calcext:value-type="float">
            <text:p>3059.65224573382</text:p>
          </table:table-cell>
          <table:table-cell office:value-type="float" office:value="1310.93300501108" calcext:value-type="float">
            <text:p>1310.93300501108</text:p>
          </table:table-cell>
          <table:table-cell table:formula="of:=[.G89]-[.H89]" office:value-type="float" office:value="1748.71924072274" calcext:value-type="float">
            <text:p>1748.719240722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15525401830673" calcext:value-type="float">
            <text:p>1.15525401830673</text:p>
          </table:table-cell>
          <table:table-cell office:value-type="float" office:value="0.028009713999927" calcext:value-type="float">
            <text:p>0.028009713999927</text:p>
          </table:table-cell>
          <table:table-cell office:value-type="float" office:value="0.000202869065105915" calcext:value-type="float">
            <text:p>0.000202869065106</text:p>
          </table:table-cell>
          <table:table-cell office:value-type="float" office:value="245.787910461426" calcext:value-type="float">
            <text:p>245.787910461426</text:p>
          </table:table-cell>
          <table:table-cell office:value-type="float" office:value="1.80538953542709" calcext:value-type="float">
            <text:p>1.80538953542709</text:p>
          </table:table-cell>
          <table:table-cell office:value-type="float" office:value="1754.51232926884" calcext:value-type="float">
            <text:p>1754.51232926884</text:p>
          </table:table-cell>
          <table:table-cell office:value-type="float" office:value="1566.45934412479" calcext:value-type="float">
            <text:p>1566.45934412479</text:p>
          </table:table-cell>
          <table:table-cell table:formula="of:=[.G90]-[.H90]" office:value-type="float" office:value="188.052985144048" calcext:value-type="float">
            <text:p>188.0529851440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23094371557236" calcext:value-type="float">
            <text:p>1.23094371557236</text:p>
          </table:table-cell>
          <table:table-cell office:value-type="float" office:value="0.0221555242314935" calcext:value-type="float">
            <text:p>0.022155524231494</text:p>
          </table:table-cell>
          <table:table-cell office:value-type="float" office:value="-0.00379628874361515" calcext:value-type="float">
            <text:p>-0.003796288743615</text:p>
          </table:table-cell>
          <table:table-cell office:value-type="float" office:value="77.3770774841309" calcext:value-type="float">
            <text:p>77.3770774841309</text:p>
          </table:table-cell>
          <table:table-cell office:value-type="float" office:value="0.994204527139664" calcext:value-type="float">
            <text:p>0.994204527139664</text:p>
          </table:table-cell>
          <table:table-cell office:value-type="float" office:value="2436.39019828592" calcext:value-type="float">
            <text:p>2436.39019828592</text:p>
          </table:table-cell>
          <table:table-cell office:value-type="float" office:value="1361.10072953701" calcext:value-type="float">
            <text:p>1361.10072953701</text:p>
          </table:table-cell>
          <table:table-cell table:formula="of:=[.G91]-[.H91]" office:value-type="float" office:value="1075.28946874891" calcext:value-type="float">
            <text:p>1075.289468748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12504695653915" calcext:value-type="float">
            <text:p>1.12504695653915</text:p>
          </table:table-cell>
          <table:table-cell office:value-type="float" office:value="0.0368359867483378" calcext:value-type="float">
            <text:p>0.036835986748338</text:p>
          </table:table-cell>
          <table:table-cell office:value-type="float" office:value="-0.00666701942682266" calcext:value-type="float">
            <text:p>-0.006667019426823</text:p>
          </table:table-cell>
          <table:table-cell office:value-type="float" office:value="509.368716430664" calcext:value-type="float">
            <text:p>509.368716430664</text:p>
          </table:table-cell>
          <table:table-cell office:value-type="float" office:value="3.1059020280838" calcext:value-type="float">
            <text:p>3.1059020280838</text:p>
          </table:table-cell>
          <table:table-cell office:value-type="float" office:value="2915.40695094558" calcext:value-type="float">
            <text:p>2915.40695094558</text:p>
          </table:table-cell>
          <table:table-cell office:value-type="float" office:value="1081.43063668013" calcext:value-type="float">
            <text:p>1081.43063668013</text:p>
          </table:table-cell>
          <table:table-cell table:formula="of:=[.G92]-[.H92]" office:value-type="float" office:value="1833.97631426545" calcext:value-type="float">
            <text:p>1833.976314265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30666428804398" calcext:value-type="float">
            <text:p>0.830666428804398</text:p>
          </table:table-cell>
          <table:table-cell office:value-type="float" office:value="0.0304007653146982" calcext:value-type="float">
            <text:p>0.030400765314698</text:p>
          </table:table-cell>
          <table:table-cell office:value-type="float" office:value="-0.0000297578051686287" calcext:value-type="float">
            <text:p>-2.97578051686287E-05</text:p>
          </table:table-cell>
          <table:table-cell office:value-type="float" office:value="743.507440185547" calcext:value-type="float">
            <text:p>743.507440185547</text:p>
          </table:table-cell>
          <table:table-cell office:value-type="float" office:value="4.13286638259888" calcext:value-type="float">
            <text:p>4.13286638259888</text:p>
          </table:table-cell>
          <table:table-cell office:value-type="float" office:value="2970.57386099174" calcext:value-type="float">
            <text:p>2970.57386099174</text:p>
          </table:table-cell>
          <table:table-cell office:value-type="float" office:value="1342.95080806017" calcext:value-type="float">
            <text:p>1342.95080806017</text:p>
          </table:table-cell>
          <table:table-cell table:formula="of:=[.G93]-[.H93]" office:value-type="float" office:value="1627.62305293157" calcext:value-type="float">
            <text:p>1627.623052931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64722698926926" calcext:value-type="float">
            <text:p>0.964722698926926</text:p>
          </table:table-cell>
          <table:table-cell office:value-type="float" office:value="0.02761832755059" calcext:value-type="float">
            <text:p>0.02761832755059</text:p>
          </table:table-cell>
          <table:table-cell office:value-type="float" office:value="-0.0164729332434945" calcext:value-type="float">
            <text:p>-0.016472933243495</text:p>
          </table:table-cell>
          <table:table-cell office:value-type="float" office:value="475.867022705078" calcext:value-type="float">
            <text:p>475.867022705078</text:p>
          </table:table-cell>
          <table:table-cell office:value-type="float" office:value="2.84395437240601" calcext:value-type="float">
            <text:p>2.84395437240601</text:p>
          </table:table-cell>
          <table:table-cell office:value-type="float" office:value="3833.2476234981" calcext:value-type="float">
            <text:p>3833.2476234981</text:p>
          </table:table-cell>
          <table:table-cell office:value-type="float" office:value="1427.8855209589" calcext:value-type="float">
            <text:p>1427.8855209589</text:p>
          </table:table-cell>
          <table:table-cell table:formula="of:=[.G94]-[.H94]" office:value-type="float" office:value="2405.3621025392" calcext:value-type="float">
            <text:p>2405.36210253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01179453134537" calcext:value-type="float">
            <text:p>1.01179453134537</text:p>
          </table:table-cell>
          <table:table-cell office:value-type="float" office:value="0.0366835914552212" calcext:value-type="float">
            <text:p>0.036683591455221</text:p>
          </table:table-cell>
          <table:table-cell office:value-type="float" office:value="0.00163354799151421" calcext:value-type="float">
            <text:p>0.001633547991514</text:p>
          </table:table-cell>
          <table:table-cell office:value-type="float" office:value="380.866976928711" calcext:value-type="float">
            <text:p>380.866976928711</text:p>
          </table:table-cell>
          <table:table-cell office:value-type="float" office:value="2.41514081954956" calcext:value-type="float">
            <text:p>2.41514081954956</text:p>
          </table:table-cell>
          <table:table-cell office:value-type="float" office:value="4355.81213630873" calcext:value-type="float">
            <text:p>4355.81213630873</text:p>
          </table:table-cell>
          <table:table-cell office:value-type="float" office:value="1093.16173147559" calcext:value-type="float">
            <text:p>1093.16173147559</text:p>
          </table:table-cell>
          <table:table-cell table:formula="of:=[.G95]-[.H95]" office:value-type="float" office:value="3262.65040483314" calcext:value-type="float">
            <text:p>3262.650404833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0333024263382" calcext:value-type="float">
            <text:p>1.00333024263382</text:p>
          </table:table-cell>
          <table:table-cell office:value-type="float" office:value="0.039252920076251" calcext:value-type="float">
            <text:p>0.039252920076251</text:p>
          </table:table-cell>
          <table:table-cell office:value-type="float" office:value="-0.0019720084965229" calcext:value-type="float">
            <text:p>-0.001972008496523</text:p>
          </table:table-cell>
          <table:table-cell office:value-type="float" office:value="130.117962646484" calcext:value-type="float">
            <text:p>130.117962646484</text:p>
          </table:table-cell>
          <table:table-cell office:value-type="float" office:value="1.15484309196472" calcext:value-type="float">
            <text:p>1.15484309196472</text:p>
          </table:table-cell>
          <table:table-cell office:value-type="float" office:value="5232.29827876463" calcext:value-type="float">
            <text:p>5232.29827876463</text:p>
          </table:table-cell>
          <table:table-cell office:value-type="float" office:value="1399.43860443831" calcext:value-type="float">
            <text:p>1399.43860443831</text:p>
          </table:table-cell>
          <table:table-cell table:formula="of:=[.G96]-[.H96]" office:value-type="float" office:value="3832.85967432632" calcext:value-type="float">
            <text:p>3832.859674326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4168846607208" calcext:value-type="float">
            <text:p>1.44168846607208</text:p>
          </table:table-cell>
          <table:table-cell office:value-type="float" office:value="0.0461986556649208" calcext:value-type="float">
            <text:p>0.046198655664921</text:p>
          </table:table-cell>
          <table:table-cell office:value-type="float" office:value="-0.00112297190353274" calcext:value-type="float">
            <text:p>-0.001122971903533</text:p>
          </table:table-cell>
          <table:table-cell office:value-type="float" office:value="255.195527648926" calcext:value-type="float">
            <text:p>255.195527648926</text:p>
          </table:table-cell>
          <table:table-cell office:value-type="float" office:value="2.00410263538361" calcext:value-type="float">
            <text:p>2.00410263538361</text:p>
          </table:table-cell>
          <table:table-cell office:value-type="float" office:value="4593.74163926967" calcext:value-type="float">
            <text:p>4593.74163926967</text:p>
          </table:table-cell>
          <table:table-cell office:value-type="float" office:value="1596.20294994116" calcext:value-type="float">
            <text:p>1596.20294994116</text:p>
          </table:table-cell>
          <table:table-cell table:formula="of:=[.G97]-[.H97]" office:value-type="float" office:value="2997.53868932851" calcext:value-type="float">
            <text:p>2997.538689328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45699661970138" calcext:value-type="float">
            <text:p>0.545699661970138</text:p>
          </table:table-cell>
          <table:table-cell office:value-type="float" office:value="0.0284793710336089" calcext:value-type="float">
            <text:p>0.028479371033609</text:p>
          </table:table-cell>
          <table:table-cell office:value-type="float" office:value="-0.0168359538540244" calcext:value-type="float">
            <text:p>-0.016835953854024</text:p>
          </table:table-cell>
          <table:table-cell office:value-type="float" office:value="574.085070800781" calcext:value-type="float">
            <text:p>574.085070800781</text:p>
          </table:table-cell>
          <table:table-cell office:value-type="float" office:value="3.12581350803375" calcext:value-type="float">
            <text:p>3.12581350803375</text:p>
          </table:table-cell>
          <table:table-cell office:value-type="float" office:value="4744.95915912781" calcext:value-type="float">
            <text:p>4744.95915912781</text:p>
          </table:table-cell>
          <table:table-cell office:value-type="float" office:value="1506.0529717803" calcext:value-type="float">
            <text:p>1506.0529717803</text:p>
          </table:table-cell>
          <table:table-cell table:formula="of:=[.G98]-[.H98]" office:value-type="float" office:value="3238.90618734751" calcext:value-type="float">
            <text:p>3238.906187347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13772094249725" calcext:value-type="float">
            <text:p>0.813772094249725</text:p>
          </table:table-cell>
          <table:table-cell office:value-type="float" office:value="0.0297492982819676" calcext:value-type="float">
            <text:p>0.029749298281968</text:p>
          </table:table-cell>
          <table:table-cell office:value-type="float" office:value="-0.00152211557142437" calcext:value-type="float">
            <text:p>-0.001522115571424</text:p>
          </table:table-cell>
          <table:table-cell office:value-type="float" office:value="961.594793701172" calcext:value-type="float">
            <text:p>961.594793701172</text:p>
          </table:table-cell>
          <table:table-cell office:value-type="float" office:value="5.21340494155884" calcext:value-type="float">
            <text:p>5.21340494155884</text:p>
          </table:table-cell>
          <table:table-cell office:value-type="float" office:value="3968.20110496026" calcext:value-type="float">
            <text:p>3968.20110496026</text:p>
          </table:table-cell>
          <table:table-cell office:value-type="float" office:value="1246.73296626807" calcext:value-type="float">
            <text:p>1246.73296626807</text:p>
          </table:table-cell>
          <table:table-cell table:formula="of:=[.G99]-[.H99]" office:value-type="float" office:value="2721.4681386922" calcext:value-type="float">
            <text:p>2721.46813869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02508389949799" calcext:value-type="float">
            <text:p>1.02508389949799</text:p>
          </table:table-cell>
          <table:table-cell office:value-type="float" office:value="0.0882329069077969" calcext:value-type="float">
            <text:p>0.088232906907797</text:p>
          </table:table-cell>
          <table:table-cell office:value-type="float" office:value="-0.00536564001813531" calcext:value-type="float">
            <text:p>-0.005365640018135</text:p>
          </table:table-cell>
          <table:table-cell office:value-type="float" office:value="497.100091552734" calcext:value-type="float">
            <text:p>497.100091552734</text:p>
          </table:table-cell>
          <table:table-cell office:value-type="float" office:value="3.02214858531952" calcext:value-type="float">
            <text:p>3.02214858531952</text:p>
          </table:table-cell>
          <table:table-cell office:value-type="float" office:value="3791.9051722838" calcext:value-type="float">
            <text:p>3791.9051722838</text:p>
          </table:table-cell>
          <table:table-cell office:value-type="float" office:value="1537.96122900844" calcext:value-type="float">
            <text:p>1537.96122900844</text:p>
          </table:table-cell>
          <table:table-cell table:formula="of:=[.G100]-[.H100]" office:value-type="float" office:value="2253.94394327536" calcext:value-type="float">
            <text:p>2253.943943275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57559096813202" calcext:value-type="float">
            <text:p>0.857559096813202</text:p>
          </table:table-cell>
          <table:table-cell office:value-type="float" office:value="0.036168797314167" calcext:value-type="float">
            <text:p>0.036168797314167</text:p>
          </table:table-cell>
          <table:table-cell office:value-type="float" office:value="-0.00548146031796932" calcext:value-type="float">
            <text:p>-0.005481460317969</text:p>
          </table:table-cell>
          <table:table-cell office:value-type="float" office:value="212.076962280273" calcext:value-type="float">
            <text:p>212.076962280273</text:p>
          </table:table-cell>
          <table:table-cell office:value-type="float" office:value="1.48703775405884" calcext:value-type="float">
            <text:p>1.48703775405884</text:p>
          </table:table-cell>
          <table:table-cell office:value-type="float" office:value="2134.52494825073" calcext:value-type="float">
            <text:p>2134.52494825073</text:p>
          </table:table-cell>
          <table:table-cell office:value-type="float" office:value="1826.16448748707" calcext:value-type="float">
            <text:p>1826.16448748707</text:p>
          </table:table-cell>
          <table:table-cell table:formula="of:=[.G101]-[.H101]" office:value-type="float" office:value="308.360460763659" calcext:value-type="float">
            <text:p>308.3604607636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58560794591904" calcext:value-type="float">
            <text:p>0.958560794591904</text:p>
          </table:table-cell>
          <table:table-cell office:value-type="float" office:value="0.0414986114948988" calcext:value-type="float">
            <text:p>0.041498611494899</text:p>
          </table:table-cell>
          <table:table-cell office:value-type="float" office:value="-0.00833500195294619" calcext:value-type="float">
            <text:p>-0.008335001952946</text:p>
          </table:table-cell>
          <table:table-cell office:value-type="float" office:value="225.838229370117" calcext:value-type="float">
            <text:p>225.838229370117</text:p>
          </table:table-cell>
          <table:table-cell office:value-type="float" office:value="1.60578212738037" calcext:value-type="float">
            <text:p>1.60578212738037</text:p>
          </table:table-cell>
          <table:table-cell office:value-type="float" office:value="2385.38106320273" calcext:value-type="float">
            <text:p>2385.38106320273</text:p>
          </table:table-cell>
          <table:table-cell office:value-type="float" office:value="1636.24892331958" calcext:value-type="float">
            <text:p>1636.24892331958</text:p>
          </table:table-cell>
          <table:table-cell table:formula="of:=[.G102]-[.H102]" office:value-type="float" office:value="749.132139883153" calcext:value-type="float">
            <text:p>749.1321398831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855549788475037" calcext:value-type="float">
            <text:p>0.855549788475037</text:p>
          </table:table-cell>
          <table:table-cell office:value-type="float" office:value="0.0606911409646273" calcext:value-type="float">
            <text:p>0.060691140964627</text:p>
          </table:table-cell>
          <table:table-cell office:value-type="float" office:value="-0.000380054861307144" calcext:value-type="float">
            <text:p>-0.000380054861307</text:p>
          </table:table-cell>
          <table:table-cell office:value-type="float" office:value="191.713208007813" calcext:value-type="float">
            <text:p>191.713208007813</text:p>
          </table:table-cell>
          <table:table-cell office:value-type="float" office:value="1.40112620592117" calcext:value-type="float">
            <text:p>1.40112620592117</text:p>
          </table:table-cell>
          <table:table-cell office:value-type="float" office:value="4454.28640554724" calcext:value-type="float">
            <text:p>4454.28640554724</text:p>
          </table:table-cell>
          <table:table-cell office:value-type="float" office:value="2136.53939398527" calcext:value-type="float">
            <text:p>2136.53939398527</text:p>
          </table:table-cell>
          <table:table-cell table:formula="of:=[.G103]-[.H103]" office:value-type="float" office:value="2317.74701156197" calcext:value-type="float">
            <text:p>2317.7470115619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18697190284729" calcext:value-type="float">
            <text:p>1.18697190284729</text:p>
          </table:table-cell>
          <table:table-cell office:value-type="float" office:value="0.118412744253874" calcext:value-type="float">
            <text:p>0.118412744253874</text:p>
          </table:table-cell>
          <table:table-cell office:value-type="float" office:value="-0.00816525705158711" calcext:value-type="float">
            <text:p>-0.008165257051587</text:p>
          </table:table-cell>
          <table:table-cell office:value-type="float" office:value="287.543801879883" calcext:value-type="float">
            <text:p>287.543801879883</text:p>
          </table:table-cell>
          <table:table-cell office:value-type="float" office:value="2.06720920801163" calcext:value-type="float">
            <text:p>2.06720920801163</text:p>
          </table:table-cell>
          <table:table-cell office:value-type="float" office:value="4811.81138641529" calcext:value-type="float">
            <text:p>4811.81138641529</text:p>
          </table:table-cell>
          <table:table-cell office:value-type="float" office:value="2575.04035663604" calcext:value-type="float">
            <text:p>2575.04035663604</text:p>
          </table:table-cell>
          <table:table-cell table:formula="of:=[.G104]-[.H104]" office:value-type="float" office:value="2236.77102977925" calcext:value-type="float">
            <text:p>2236.771029779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39447944164276" calcext:value-type="float">
            <text:p>1.39447944164276</text:p>
          </table:table-cell>
          <table:table-cell office:value-type="float" office:value="0.0421618398278952" calcext:value-type="float">
            <text:p>0.042161839827895</text:p>
          </table:table-cell>
          <table:table-cell office:value-type="float" office:value="-0.0000464842654764652" calcext:value-type="float">
            <text:p>-4.64842654764652E-05</text:p>
          </table:table-cell>
          <table:table-cell office:value-type="float" office:value="101.02903175354" calcext:value-type="float">
            <text:p>101.02903175354</text:p>
          </table:table-cell>
          <table:table-cell office:value-type="float" office:value="1.20808594822884" calcext:value-type="float">
            <text:p>1.20808594822884</text:p>
          </table:table-cell>
          <table:table-cell office:value-type="float" office:value="4114.87324464812" calcext:value-type="float">
            <text:p>4114.87324464812</text:p>
          </table:table-cell>
          <table:table-cell office:value-type="float" office:value="3240.56447396278" calcext:value-type="float">
            <text:p>3240.56447396278</text:p>
          </table:table-cell>
          <table:table-cell table:formula="of:=[.G105]-[.H105]" office:value-type="float" office:value="874.308770685337" calcext:value-type="float">
            <text:p>874.30877068533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28667098283768" calcext:value-type="float">
            <text:p>0.728667098283768</text:p>
          </table:table-cell>
          <table:table-cell office:value-type="float" office:value="0.0355665057897568" calcext:value-type="float">
            <text:p>0.035566505789757</text:p>
          </table:table-cell>
          <table:table-cell office:value-type="float" office:value="-0.00585657106712461" calcext:value-type="float">
            <text:p>-0.005856571067125</text:p>
          </table:table-cell>
          <table:table-cell office:value-type="float" office:value="340.999395751953" calcext:value-type="float">
            <text:p>340.999395751953</text:p>
          </table:table-cell>
          <table:table-cell office:value-type="float" office:value="2.06603654623032" calcext:value-type="float">
            <text:p>2.06603654623032</text:p>
          </table:table-cell>
          <table:table-cell office:value-type="float" office:value="2910.48998879947" calcext:value-type="float">
            <text:p>2910.48998879947</text:p>
          </table:table-cell>
          <table:table-cell office:value-type="float" office:value="2973.79024579525" calcext:value-type="float">
            <text:p>2973.79024579525</text:p>
          </table:table-cell>
          <table:table-cell table:formula="of:=[.G106]-[.H106]" office:value-type="float" office:value="-63.3002569957812" calcext:value-type="float">
            <text:p>-63.30025699578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56396565437317" calcext:value-type="float">
            <text:p>1.56396565437317</text:p>
          </table:table-cell>
          <table:table-cell office:value-type="float" office:value="0.0588035598397255" calcext:value-type="float">
            <text:p>0.058803559839726</text:p>
          </table:table-cell>
          <table:table-cell office:value-type="float" office:value="-0.00105342380702496" calcext:value-type="float">
            <text:p>-0.001053423807025</text:p>
          </table:table-cell>
          <table:table-cell office:value-type="float" office:value="516.390295410156" calcext:value-type="float">
            <text:p>516.390295410156</text:p>
          </table:table-cell>
          <table:table-cell office:value-type="float" office:value="3.37669281959534" calcext:value-type="float">
            <text:p>3.37669281959534</text:p>
          </table:table-cell>
          <table:table-cell office:value-type="float" office:value="4531.16190661068" calcext:value-type="float">
            <text:p>4531.16190661068</text:p>
          </table:table-cell>
          <table:table-cell office:value-type="float" office:value="2393.95731347798" calcext:value-type="float">
            <text:p>2393.95731347798</text:p>
          </table:table-cell>
          <table:table-cell table:formula="of:=[.G107]-[.H107]" office:value-type="float" office:value="2137.20459313269" calcext:value-type="float">
            <text:p>2137.2045931326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7325513362885" calcext:value-type="float">
            <text:p>1.07325513362885</text:p>
          </table:table-cell>
          <table:table-cell office:value-type="float" office:value="0.048358404263854" calcext:value-type="float">
            <text:p>0.048358404263854</text:p>
          </table:table-cell>
          <table:table-cell office:value-type="float" office:value="-0.020813449844718" calcext:value-type="float">
            <text:p>-0.020813449844718</text:p>
          </table:table-cell>
          <table:table-cell office:value-type="float" office:value="363.428552246094" calcext:value-type="float">
            <text:p>363.428552246094</text:p>
          </table:table-cell>
          <table:table-cell office:value-type="float" office:value="2.34129004478455" calcext:value-type="float">
            <text:p>2.34129004478455</text:p>
          </table:table-cell>
          <table:table-cell office:value-type="float" office:value="5108.06655511944" calcext:value-type="float">
            <text:p>5108.06655511944</text:p>
          </table:table-cell>
          <table:table-cell office:value-type="float" office:value="2712.89424678087" calcext:value-type="float">
            <text:p>2712.89424678087</text:p>
          </table:table-cell>
          <table:table-cell table:formula="of:=[.G108]-[.H108]" office:value-type="float" office:value="2395.17230833856" calcext:value-type="float">
            <text:p>2395.172308338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1662089824677" calcext:value-type="float">
            <text:p>1.41662089824677</text:p>
          </table:table-cell>
          <table:table-cell office:value-type="float" office:value="0.0949004486203194" calcext:value-type="float">
            <text:p>0.094900448620319</text:p>
          </table:table-cell>
          <table:table-cell office:value-type="float" office:value="-0.00168808344751596" calcext:value-type="float">
            <text:p>-0.001688083447516</text:p>
          </table:table-cell>
          <table:table-cell office:value-type="float" office:value="279.988766479492" calcext:value-type="float">
            <text:p>279.988766479492</text:p>
          </table:table-cell>
          <table:table-cell office:value-type="float" office:value="2.138298869133" calcext:value-type="float">
            <text:p>2.138298869133</text:p>
          </table:table-cell>
          <table:table-cell office:value-type="float" office:value="3269.2896998157" calcext:value-type="float">
            <text:p>3269.2896998157</text:p>
          </table:table-cell>
          <table:table-cell office:value-type="float" office:value="2004.74839387536" calcext:value-type="float">
            <text:p>2004.74839387536</text:p>
          </table:table-cell>
          <table:table-cell table:formula="of:=[.G109]-[.H109]" office:value-type="float" office:value="1264.54130594034" calcext:value-type="float">
            <text:p>1264.541305940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894580602646" calcext:value-type="float">
            <text:p>1.08894580602646</text:p>
          </table:table-cell>
          <table:table-cell office:value-type="float" office:value="0.0748724281787872" calcext:value-type="float">
            <text:p>0.074872428178787</text:p>
          </table:table-cell>
          <table:table-cell office:value-type="float" office:value="-0.00617253016680479" calcext:value-type="float">
            <text:p>-0.006172530166805</text:p>
          </table:table-cell>
          <table:table-cell office:value-type="float" office:value="96.7731056213379" calcext:value-type="float">
            <text:p>96.7731056213379</text:p>
          </table:table-cell>
          <table:table-cell office:value-type="float" office:value="1.04379087686539" calcext:value-type="float">
            <text:p>1.04379087686539</text:p>
          </table:table-cell>
          <table:table-cell office:value-type="float" office:value="3740.27352013117" calcext:value-type="float">
            <text:p>3740.27352013117</text:p>
          </table:table-cell>
          <table:table-cell office:value-type="float" office:value="2084.2656305492" calcext:value-type="float">
            <text:p>2084.2656305492</text:p>
          </table:table-cell>
          <table:table-cell table:formula="of:=[.G110]-[.H110]" office:value-type="float" office:value="1656.00788958197" calcext:value-type="float">
            <text:p>1656.007889581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3252120256424" calcext:value-type="float">
            <text:p>1.3252120256424</text:p>
          </table:table-cell>
          <table:table-cell office:value-type="float" office:value="0.0348850525915623" calcext:value-type="float">
            <text:p>0.034885052591562</text:p>
          </table:table-cell>
          <table:table-cell office:value-type="float" office:value="-0.00563190393149853" calcext:value-type="float">
            <text:p>-0.005631903931499</text:p>
          </table:table-cell>
          <table:table-cell office:value-type="float" office:value="51.289093208313" calcext:value-type="float">
            <text:p>51.289093208313</text:p>
          </table:table-cell>
          <table:table-cell office:value-type="float" office:value="0.915069633722305" calcext:value-type="float">
            <text:p>0.915069633722305</text:p>
          </table:table-cell>
          <table:table-cell office:value-type="float" office:value="1656.45178199467" calcext:value-type="float">
            <text:p>1656.45178199467</text:p>
          </table:table-cell>
          <table:table-cell office:value-type="float" office:value="2468.54019427896" calcext:value-type="float">
            <text:p>2468.54019427896</text:p>
          </table:table-cell>
          <table:table-cell table:formula="of:=[.G111]-[.H111]" office:value-type="float" office:value="-812.088412284292" calcext:value-type="float">
            <text:p>-812.08841228429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0329594373703" calcext:value-type="float">
            <text:p>1.0329594373703</text:p>
          </table:table-cell>
          <table:table-cell office:value-type="float" office:value="0.0468516856431961" calcext:value-type="float">
            <text:p>0.046851685643196</text:p>
          </table:table-cell>
          <table:table-cell office:value-type="float" office:value="-0.00533771747723222" calcext:value-type="float">
            <text:p>-0.005337717477232</text:p>
          </table:table-cell>
          <table:table-cell office:value-type="float" office:value="826.687707519531" calcext:value-type="float">
            <text:p>826.687707519531</text:p>
          </table:table-cell>
          <table:table-cell office:value-type="float" office:value="4.65218658447266" calcext:value-type="float">
            <text:p>4.65218658447266</text:p>
          </table:table-cell>
          <table:table-cell office:value-type="float" office:value="4832.80038237739" calcext:value-type="float">
            <text:p>4832.80038237739</text:p>
          </table:table-cell>
          <table:table-cell office:value-type="float" office:value="1947.81848841906" calcext:value-type="float">
            <text:p>1947.81848841906</text:p>
          </table:table-cell>
          <table:table-cell table:formula="of:=[.G112]-[.H112]" office:value-type="float" office:value="2884.98189395833" calcext:value-type="float">
            <text:p>2884.981893958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33858085870743" calcext:value-type="float">
            <text:p>1.33858085870743</text:p>
          </table:table-cell>
          <table:table-cell office:value-type="float" office:value="0.0815203331410885" calcext:value-type="float">
            <text:p>0.081520333141089</text:p>
          </table:table-cell>
          <table:table-cell office:value-type="float" office:value="-0.00107814939692616" calcext:value-type="float">
            <text:p>-0.001078149396926</text:p>
          </table:table-cell>
          <table:table-cell office:value-type="float" office:value="992.650946044922" calcext:value-type="float">
            <text:p>992.650946044922</text:p>
          </table:table-cell>
          <table:table-cell office:value-type="float" office:value="5.65619125366211" calcext:value-type="float">
            <text:p>5.65619125366211</text:p>
          </table:table-cell>
          <table:table-cell office:value-type="float" office:value="6259.99024252269" calcext:value-type="float">
            <text:p>6259.99024252269</text:p>
          </table:table-cell>
          <table:table-cell office:value-type="float" office:value="2243.59362282753" calcext:value-type="float">
            <text:p>2243.59362282753</text:p>
          </table:table-cell>
          <table:table-cell table:formula="of:=[.G113]-[.H113]" office:value-type="float" office:value="4016.39661969516" calcext:value-type="float">
            <text:p>4016.396619695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37311255931854" calcext:value-type="float">
            <text:p>1.37311255931854</text:p>
          </table:table-cell>
          <table:table-cell office:value-type="float" office:value="0.0976499699056149" calcext:value-type="float">
            <text:p>0.097649969905615</text:p>
          </table:table-cell>
          <table:table-cell office:value-type="float" office:value="-0.0023252360522747" calcext:value-type="float">
            <text:p>-0.002325236052275</text:p>
          </table:table-cell>
          <table:table-cell office:value-type="float" office:value="296.206085205078" calcext:value-type="float">
            <text:p>296.206085205078</text:p>
          </table:table-cell>
          <table:table-cell office:value-type="float" office:value="2.19811668395996" calcext:value-type="float">
            <text:p>2.19811668395996</text:p>
          </table:table-cell>
          <table:table-cell office:value-type="float" office:value="4620.70913034615" calcext:value-type="float">
            <text:p>4620.70913034615</text:p>
          </table:table-cell>
          <table:table-cell office:value-type="float" office:value="2832.39752041101" calcext:value-type="float">
            <text:p>2832.39752041101</text:p>
          </table:table-cell>
          <table:table-cell table:formula="of:=[.G114]-[.H114]" office:value-type="float" office:value="1788.31160993513" calcext:value-type="float">
            <text:p>1788.311609935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852319729328155" calcext:value-type="float">
            <text:p>0.852319729328155</text:p>
          </table:table-cell>
          <table:table-cell office:value-type="float" office:value="0.0332340393215418" calcext:value-type="float">
            <text:p>0.033234039321542</text:p>
          </table:table-cell>
          <table:table-cell office:value-type="float" office:value="-0.00262867603451014" calcext:value-type="float">
            <text:p>-0.00262867603451</text:p>
          </table:table-cell>
          <table:table-cell office:value-type="float" office:value="624.075335693359" calcext:value-type="float">
            <text:p>624.075335693359</text:p>
          </table:table-cell>
          <table:table-cell office:value-type="float" office:value="3.54431195259094" calcext:value-type="float">
            <text:p>3.54431195259094</text:p>
          </table:table-cell>
          <table:table-cell office:value-type="float" office:value="5816.47709989191" calcext:value-type="float">
            <text:p>5816.47709989191</text:p>
          </table:table-cell>
          <table:table-cell office:value-type="float" office:value="3577.39269310235" calcext:value-type="float">
            <text:p>3577.39269310235</text:p>
          </table:table-cell>
          <table:table-cell table:formula="of:=[.G115]-[.H115]" office:value-type="float" office:value="2239.08440678956" calcext:value-type="float">
            <text:p>2239.084406789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53044539690018" calcext:value-type="float">
            <text:p>1.53044539690018</text:p>
          </table:table-cell>
          <table:table-cell office:value-type="float" office:value="0.155210709571838" calcext:value-type="float">
            <text:p>0.155210709571838</text:p>
          </table:table-cell>
          <table:table-cell office:value-type="float" office:value="-0.000371064245700836" calcext:value-type="float">
            <text:p>-0.000371064245701</text:p>
          </table:table-cell>
          <table:table-cell office:value-type="float" office:value="2170.56960449219" calcext:value-type="float">
            <text:p>2170.56960449219</text:p>
          </table:table-cell>
          <table:table-cell office:value-type="float" office:value="11.6789133071899" calcext:value-type="float">
            <text:p>11.6789133071899</text:p>
          </table:table-cell>
          <table:table-cell office:value-type="float" office:value="4866.88239516138" calcext:value-type="float">
            <text:p>4866.88239516138</text:p>
          </table:table-cell>
          <table:table-cell office:value-type="float" office:value="4115.50792925358" calcext:value-type="float">
            <text:p>4115.50792925358</text:p>
          </table:table-cell>
          <table:table-cell table:formula="of:=[.G116]-[.H116]" office:value-type="float" office:value="751.374465907802" calcext:value-type="float">
            <text:p>751.3744659078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55546036958694" calcext:value-type="float">
            <text:p>1.55546036958694</text:p>
          </table:table-cell>
          <table:table-cell office:value-type="float" office:value="0.266630285978317" calcext:value-type="float">
            <text:p>0.266630285978317</text:p>
          </table:table-cell>
          <table:table-cell office:value-type="float" office:value="-0.00571513753384352" calcext:value-type="float">
            <text:p>-0.005715137533844</text:p>
          </table:table-cell>
          <table:table-cell office:value-type="float" office:value="855.834124755859" calcext:value-type="float">
            <text:p>855.834124755859</text:p>
          </table:table-cell>
          <table:table-cell office:value-type="float" office:value="5.16802649497986" calcext:value-type="float">
            <text:p>5.16802649497986</text:p>
          </table:table-cell>
          <table:table-cell office:value-type="float" office:value="6920.91438709034" calcext:value-type="float">
            <text:p>6920.91438709034</text:p>
          </table:table-cell>
          <table:table-cell office:value-type="float" office:value="3984.26168315411" calcext:value-type="float">
            <text:p>3984.26168315411</text:p>
          </table:table-cell>
          <table:table-cell table:formula="of:=[.G117]-[.H117]" office:value-type="float" office:value="2936.65270393623" calcext:value-type="float">
            <text:p>2936.652703936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829127329587936" calcext:value-type="float">
            <text:p>0.829127329587936</text:p>
          </table:table-cell>
          <table:table-cell office:value-type="float" office:value="0.0670553237199783" calcext:value-type="float">
            <text:p>0.067055323719978</text:p>
          </table:table-cell>
          <table:table-cell office:value-type="float" office:value="-0.00723429843783379" calcext:value-type="float">
            <text:p>-0.007234298437834</text:p>
          </table:table-cell>
          <table:table-cell office:value-type="float" office:value="843.827282714844" calcext:value-type="float">
            <text:p>843.827282714844</text:p>
          </table:table-cell>
          <table:table-cell office:value-type="float" office:value="4.64346551895142" calcext:value-type="float">
            <text:p>4.64346551895142</text:p>
          </table:table-cell>
          <table:table-cell office:value-type="float" office:value="6243.53890275058" calcext:value-type="float">
            <text:p>6243.53890275058</text:p>
          </table:table-cell>
          <table:table-cell office:value-type="float" office:value="4010.00445066691" calcext:value-type="float">
            <text:p>4010.00445066691</text:p>
          </table:table-cell>
          <table:table-cell table:formula="of:=[.G118]-[.H118]" office:value-type="float" office:value="2233.53445208367" calcext:value-type="float">
            <text:p>2233.534452083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865675288438797" calcext:value-type="float">
            <text:p>0.865675288438797</text:p>
          </table:table-cell>
          <table:table-cell office:value-type="float" office:value="0.0606342010200024" calcext:value-type="float">
            <text:p>0.060634201020002</text:p>
          </table:table-cell>
          <table:table-cell office:value-type="float" office:value="-0.0020542036741972" calcext:value-type="float">
            <text:p>-0.002054203674197</text:p>
          </table:table-cell>
          <table:table-cell office:value-type="float" office:value="1965.45522460938" calcext:value-type="float">
            <text:p>1965.45522460938</text:p>
          </table:table-cell>
          <table:table-cell office:value-type="float" office:value="10.2721378326416" calcext:value-type="float">
            <text:p>10.2721378326416</text:p>
          </table:table-cell>
          <table:table-cell office:value-type="float" office:value="6721.21459302119" calcext:value-type="float">
            <text:p>6721.21459302119</text:p>
          </table:table-cell>
          <table:table-cell office:value-type="float" office:value="3314.45929489136" calcext:value-type="float">
            <text:p>3314.45929489136</text:p>
          </table:table-cell>
          <table:table-cell table:formula="of:=[.G119]-[.H119]" office:value-type="float" office:value="3406.75529812983" calcext:value-type="float">
            <text:p>3406.755298129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34949866533279" calcext:value-type="float">
            <text:p>1.34949866533279</text:p>
          </table:table-cell>
          <table:table-cell office:value-type="float" office:value="0.106858230382204" calcext:value-type="float">
            <text:p>0.106858230382204</text:p>
          </table:table-cell>
          <table:table-cell office:value-type="float" office:value="-0.00746365832164884" calcext:value-type="float">
            <text:p>-0.007463658321649</text:p>
          </table:table-cell>
          <table:table-cell office:value-type="float" office:value="540.494854736328" calcext:value-type="float">
            <text:p>540.494854736328</text:p>
          </table:table-cell>
          <table:table-cell office:value-type="float" office:value="3.40713059902191" calcext:value-type="float">
            <text:p>3.40713059902191</text:p>
          </table:table-cell>
          <table:table-cell office:value-type="float" office:value="6694.10341220532" calcext:value-type="float">
            <text:p>6694.10341220532</text:p>
          </table:table-cell>
          <table:table-cell office:value-type="float" office:value="3461.88143084049" calcext:value-type="float">
            <text:p>3461.88143084049</text:p>
          </table:table-cell>
          <table:table-cell table:formula="of:=[.G120]-[.H120]" office:value-type="float" office:value="3232.22198136483" calcext:value-type="float">
            <text:p>3232.221981364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36986577510834" calcext:value-type="float">
            <text:p>0.736986577510834</text:p>
          </table:table-cell>
          <table:table-cell office:value-type="float" office:value="0.133035130798817" calcext:value-type="float">
            <text:p>0.133035130798817</text:p>
          </table:table-cell>
          <table:table-cell office:value-type="float" office:value="-0.00479617705568671" calcext:value-type="float">
            <text:p>-0.004796177055687</text:p>
          </table:table-cell>
          <table:table-cell office:value-type="float" office:value="304.074273681641" calcext:value-type="float">
            <text:p>304.074273681641</text:p>
          </table:table-cell>
          <table:table-cell office:value-type="float" office:value="1.93449195623398" calcext:value-type="float">
            <text:p>1.93449195623398</text:p>
          </table:table-cell>
          <table:table-cell office:value-type="float" office:value="5589.07406324074" calcext:value-type="float">
            <text:p>5589.07406324074</text:p>
          </table:table-cell>
          <table:table-cell office:value-type="float" office:value="2781.96788345576" calcext:value-type="float">
            <text:p>2781.96788345576</text:p>
          </table:table-cell>
          <table:table-cell table:formula="of:=[.G121]-[.H121]" office:value-type="float" office:value="2807.10617978498" calcext:value-type="float">
            <text:p>2807.1061797849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2836087346077" calcext:value-type="float">
            <text:p>0.92836087346077</text:p>
          </table:table-cell>
          <table:table-cell office:value-type="float" office:value="0.0563910357654095" calcext:value-type="float">
            <text:p>0.05639103576541</text:p>
          </table:table-cell>
          <table:table-cell office:value-type="float" office:value="-0.00825465526431799" calcext:value-type="float">
            <text:p>-0.008254655264318</text:p>
          </table:table-cell>
          <table:table-cell office:value-type="float" office:value="609.974700927734" calcext:value-type="float">
            <text:p>609.974700927734</text:p>
          </table:table-cell>
          <table:table-cell office:value-type="float" office:value="3.5178200006485" calcext:value-type="float">
            <text:p>3.5178200006485</text:p>
          </table:table-cell>
          <table:table-cell office:value-type="float" office:value="4480.57858886324" calcext:value-type="float">
            <text:p>4480.57858886324</text:p>
          </table:table-cell>
          <table:table-cell office:value-type="float" office:value="3304.32750294209" calcext:value-type="float">
            <text:p>3304.32750294209</text:p>
          </table:table-cell>
          <table:table-cell table:formula="of:=[.G122]-[.H122]" office:value-type="float" office:value="1176.25108592115" calcext:value-type="float">
            <text:p>1176.251085921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855665165185928" calcext:value-type="float">
            <text:p>0.855665165185928</text:p>
          </table:table-cell>
          <table:table-cell office:value-type="float" office:value="0.154753385484219" calcext:value-type="float">
            <text:p>0.154753385484219</text:p>
          </table:table-cell>
          <table:table-cell office:value-type="float" office:value="-0.00142315439879894" calcext:value-type="float">
            <text:p>-0.001423154398799</text:p>
          </table:table-cell>
          <table:table-cell office:value-type="float" office:value="1318.25441894531" calcext:value-type="float">
            <text:p>1318.25441894531</text:p>
          </table:table-cell>
          <table:table-cell office:value-type="float" office:value="7.07886772155762" calcext:value-type="float">
            <text:p>7.07886772155762</text:p>
          </table:table-cell>
          <table:table-cell office:value-type="float" office:value="7526.4899793296" calcext:value-type="float">
            <text:p>7526.4899793296</text:p>
          </table:table-cell>
          <table:table-cell office:value-type="float" office:value="3965.23108237982" calcext:value-type="float">
            <text:p>3965.23108237982</text:p>
          </table:table-cell>
          <table:table-cell table:formula="of:=[.G123]-[.H123]" office:value-type="float" office:value="3561.25889694978" calcext:value-type="float">
            <text:p>3561.258896949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36425232887268" calcext:value-type="float">
            <text:p>1.36425232887268</text:p>
          </table:table-cell>
          <table:table-cell office:value-type="float" office:value="0.0896362714469433" calcext:value-type="float">
            <text:p>0.089636271446943</text:p>
          </table:table-cell>
          <table:table-cell office:value-type="float" office:value="-0.00849199574440718" calcext:value-type="float">
            <text:p>-0.008491995744407</text:p>
          </table:table-cell>
          <table:table-cell office:value-type="float" office:value="245.469932556152" calcext:value-type="float">
            <text:p>245.469932556152</text:p>
          </table:table-cell>
          <table:table-cell office:value-type="float" office:value="1.92975314855576" calcext:value-type="float">
            <text:p>1.92975314855576</text:p>
          </table:table-cell>
          <table:table-cell office:value-type="float" office:value="5030.43486662524" calcext:value-type="float">
            <text:p>5030.43486662524</text:p>
          </table:table-cell>
          <table:table-cell office:value-type="float" office:value="2704.75819896459" calcext:value-type="float">
            <text:p>2704.75819896459</text:p>
          </table:table-cell>
          <table:table-cell table:formula="of:=[.G124]-[.H124]" office:value-type="float" office:value="2325.67666766065" calcext:value-type="float">
            <text:p>2325.676667660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368994140625" calcext:value-type="float">
            <text:p>1.368994140625</text:p>
          </table:table-cell>
          <table:table-cell office:value-type="float" office:value="0.0926544904708862" calcext:value-type="float">
            <text:p>0.092654490470886</text:p>
          </table:table-cell>
          <table:table-cell office:value-type="float" office:value="-0.00141427870839834" calcext:value-type="float">
            <text:p>-0.001414278708398</text:p>
          </table:table-cell>
          <table:table-cell office:value-type="float" office:value="276.982040405273" calcext:value-type="float">
            <text:p>276.982040405273</text:p>
          </table:table-cell>
          <table:table-cell office:value-type="float" office:value="2.09840848445892" calcext:value-type="float">
            <text:p>2.09840848445892</text:p>
          </table:table-cell>
          <table:table-cell office:value-type="float" office:value="5268.79564721591" calcext:value-type="float">
            <text:p>5268.79564721591</text:p>
          </table:table-cell>
          <table:table-cell office:value-type="float" office:value="3151.23997272253" calcext:value-type="float">
            <text:p>3151.23997272253</text:p>
          </table:table-cell>
          <table:table-cell table:formula="of:=[.G125]-[.H125]" office:value-type="float" office:value="2117.55567449338" calcext:value-type="float">
            <text:p>2117.555674493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17282600402832" calcext:value-type="float">
            <text:p>1.17282600402832</text:p>
          </table:table-cell>
          <table:table-cell office:value-type="float" office:value="0.113282416015863" calcext:value-type="float">
            <text:p>0.113282416015863</text:p>
          </table:table-cell>
          <table:table-cell office:value-type="float" office:value="-0.00633523860014975" calcext:value-type="float">
            <text:p>-0.00633523860015</text:p>
          </table:table-cell>
          <table:table-cell office:value-type="float" office:value="520.700988769531" calcext:value-type="float">
            <text:p>520.700988769531</text:p>
          </table:table-cell>
          <table:table-cell office:value-type="float" office:value="3.22433168888092" calcext:value-type="float">
            <text:p>3.22433168888092</text:p>
          </table:table-cell>
          <table:table-cell office:value-type="float" office:value="6542.73358991153" calcext:value-type="float">
            <text:p>6542.73358991153</text:p>
          </table:table-cell>
          <table:table-cell office:value-type="float" office:value="5179.98519046306" calcext:value-type="float">
            <text:p>5179.98519046306</text:p>
          </table:table-cell>
          <table:table-cell table:formula="of:=[.G126]-[.H126]" office:value-type="float" office:value="1362.74839944847" calcext:value-type="float">
            <text:p>1362.748399448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7374964952469" calcext:value-type="float">
            <text:p>1.27374964952469</text:p>
          </table:table-cell>
          <table:table-cell office:value-type="float" office:value="0.104491926729679" calcext:value-type="float">
            <text:p>0.104491926729679</text:p>
          </table:table-cell>
          <table:table-cell office:value-type="float" office:value="-0.00945634893141687" calcext:value-type="float">
            <text:p>-0.009456348931417</text:p>
          </table:table-cell>
          <table:table-cell office:value-type="float" office:value="138.488349151611" calcext:value-type="float">
            <text:p>138.488349151611</text:p>
          </table:table-cell>
          <table:table-cell office:value-type="float" office:value="1.3562575340271" calcext:value-type="float">
            <text:p>1.3562575340271</text:p>
          </table:table-cell>
          <table:table-cell office:value-type="float" office:value="6238.10174663903" calcext:value-type="float">
            <text:p>6238.10174663903</text:p>
          </table:table-cell>
          <table:table-cell office:value-type="float" office:value="5432.2094807148" calcext:value-type="float">
            <text:p>5432.2094807148</text:p>
          </table:table-cell>
          <table:table-cell table:formula="of:=[.G127]-[.H127]" office:value-type="float" office:value="805.892265924223" calcext:value-type="float">
            <text:p>805.8922659242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895298451185226" calcext:value-type="float">
            <text:p>0.895298451185226</text:p>
          </table:table-cell>
          <table:table-cell office:value-type="float" office:value="0.0719547785818577" calcext:value-type="float">
            <text:p>0.071954778581858</text:p>
          </table:table-cell>
          <table:table-cell office:value-type="float" office:value="-0.000626690313220024" calcext:value-type="float">
            <text:p>-0.00062669031322</text:p>
          </table:table-cell>
          <table:table-cell office:value-type="float" office:value="1542.09584960937" calcext:value-type="float">
            <text:p>1542.09584960937</text:p>
          </table:table-cell>
          <table:table-cell office:value-type="float" office:value="8.17766647338867" calcext:value-type="float">
            <text:p>8.17766647338867</text:p>
          </table:table-cell>
          <table:table-cell office:value-type="float" office:value="8201.90795151659" calcext:value-type="float">
            <text:p>8201.90795151659</text:p>
          </table:table-cell>
          <table:table-cell office:value-type="float" office:value="5657.99842467311" calcext:value-type="float">
            <text:p>5657.99842467311</text:p>
          </table:table-cell>
          <table:table-cell table:formula="of:=[.G128]-[.H128]" office:value-type="float" office:value="2543.90952684349" calcext:value-type="float">
            <text:p>2543.909526843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09749257564545" calcext:value-type="float">
            <text:p>0.909749257564545</text:p>
          </table:table-cell>
          <table:table-cell office:value-type="float" office:value="0.0595836244523525" calcext:value-type="float">
            <text:p>0.059583624452353</text:p>
          </table:table-cell>
          <table:table-cell office:value-type="float" office:value="-0.00000171400606632233" calcext:value-type="float">
            <text:p>-1.71400606632233E-06</text:p>
          </table:table-cell>
          <table:table-cell office:value-type="float" office:value="761.302777099609" calcext:value-type="float">
            <text:p>761.302777099609</text:p>
          </table:table-cell>
          <table:table-cell office:value-type="float" office:value="4.27522106170654" calcext:value-type="float">
            <text:p>4.27522106170654</text:p>
          </table:table-cell>
          <table:table-cell office:value-type="float" office:value="6174.35460938113" calcext:value-type="float">
            <text:p>6174.35460938113</text:p>
          </table:table-cell>
          <table:table-cell office:value-type="float" office:value="3764.89082455635" calcext:value-type="float">
            <text:p>3764.89082455635</text:p>
          </table:table-cell>
          <table:table-cell table:formula="of:=[.G129]-[.H129]" office:value-type="float" office:value="2409.46378482477" calcext:value-type="float">
            <text:p>2409.4637848247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97277587652206" calcext:value-type="float">
            <text:p>0.797277587652206</text:p>
          </table:table-cell>
          <table:table-cell office:value-type="float" office:value="0.0594457127153874" calcext:value-type="float">
            <text:p>0.059445712715387</text:p>
          </table:table-cell>
          <table:table-cell office:value-type="float" office:value="0.00075646722689271" calcext:value-type="float">
            <text:p>0.000756467226893</text:p>
          </table:table-cell>
          <table:table-cell office:value-type="float" office:value="140.795182800293" calcext:value-type="float">
            <text:p>140.795182800293</text:p>
          </table:table-cell>
          <table:table-cell office:value-type="float" office:value="1.11699233055115" calcext:value-type="float">
            <text:p>1.11699233055115</text:p>
          </table:table-cell>
          <table:table-cell office:value-type="float" office:value="5560.03715130801" calcext:value-type="float">
            <text:p>5560.03715130801</text:p>
          </table:table-cell>
          <table:table-cell office:value-type="float" office:value="3897.27529330254" calcext:value-type="float">
            <text:p>3897.27529330254</text:p>
          </table:table-cell>
          <table:table-cell table:formula="of:=[.G130]-[.H130]" office:value-type="float" office:value="1662.76185800547" calcext:value-type="float">
            <text:p>1662.761858005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98956316709518" calcext:value-type="float">
            <text:p>0.998956316709518</text:p>
          </table:table-cell>
          <table:table-cell office:value-type="float" office:value="0.0812394566833973" calcext:value-type="float">
            <text:p>0.081239456683397</text:p>
          </table:table-cell>
          <table:table-cell office:value-type="float" office:value="-0.0015775253996253" calcext:value-type="float">
            <text:p>-0.001577525399625</text:p>
          </table:table-cell>
          <table:table-cell office:value-type="float" office:value="405.325942993164" calcext:value-type="float">
            <text:p>405.325942993164</text:p>
          </table:table-cell>
          <table:table-cell office:value-type="float" office:value="2.54896521568298" calcext:value-type="float">
            <text:p>2.54896521568298</text:p>
          </table:table-cell>
          <table:table-cell office:value-type="float" office:value="5691.07109824888" calcext:value-type="float">
            <text:p>5691.07109824888</text:p>
          </table:table-cell>
          <table:table-cell office:value-type="float" office:value="3611.50179604292" calcext:value-type="float">
            <text:p>3611.50179604292</text:p>
          </table:table-cell>
          <table:table-cell table:formula="of:=[.G131]-[.H131]" office:value-type="float" office:value="2079.56930220596" calcext:value-type="float">
            <text:p>2079.5693022059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18003820180893" calcext:value-type="float">
            <text:p>1.18003820180893</text:p>
          </table:table-cell>
          <table:table-cell office:value-type="float" office:value="0.0907850958406925" calcext:value-type="float">
            <text:p>0.090785095840693</text:p>
          </table:table-cell>
          <table:table-cell office:value-type="float" office:value="-0.00156735964119434" calcext:value-type="float">
            <text:p>-0.001567359641194</text:p>
          </table:table-cell>
          <table:table-cell office:value-type="float" office:value="999.247644042969" calcext:value-type="float">
            <text:p>999.247644042969</text:p>
          </table:table-cell>
          <table:table-cell office:value-type="float" office:value="5.61387419700623" calcext:value-type="float">
            <text:p>5.61387419700623</text:p>
          </table:table-cell>
          <table:table-cell office:value-type="float" office:value="6218.31960769535" calcext:value-type="float">
            <text:p>6218.31960769535</text:p>
          </table:table-cell>
          <table:table-cell office:value-type="float" office:value="3883.48494359255" calcext:value-type="float">
            <text:p>3883.48494359255</text:p>
          </table:table-cell>
          <table:table-cell table:formula="of:=[.G132]-[.H132]" office:value-type="float" office:value="2334.83466410281" calcext:value-type="float">
            <text:p>2334.8346641028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16453325748444" calcext:value-type="float">
            <text:p>0.916453325748444</text:p>
          </table:table-cell>
          <table:table-cell office:value-type="float" office:value="0.139347225427628" calcext:value-type="float">
            <text:p>0.139347225427628</text:p>
          </table:table-cell>
          <table:table-cell office:value-type="float" office:value="-0.0143689848482609" calcext:value-type="float">
            <text:p>-0.014368984848261</text:p>
          </table:table-cell>
          <table:table-cell office:value-type="float" office:value="636.640502929687" calcext:value-type="float">
            <text:p>636.640502929687</text:p>
          </table:table-cell>
          <table:table-cell office:value-type="float" office:value="3.68034245967865" calcext:value-type="float">
            <text:p>3.68034245967865</text:p>
          </table:table-cell>
          <table:table-cell office:value-type="float" office:value="6219.73330783773" calcext:value-type="float">
            <text:p>6219.73330783773</text:p>
          </table:table-cell>
          <table:table-cell office:value-type="float" office:value="4009.82389971017" calcext:value-type="float">
            <text:p>4009.82389971017</text:p>
          </table:table-cell>
          <table:table-cell table:formula="of:=[.G133]-[.H133]" office:value-type="float" office:value="2209.90940812756" calcext:value-type="float">
            <text:p>2209.909408127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858867806196213" calcext:value-type="float">
            <text:p>0.858867806196213</text:p>
          </table:table-cell>
          <table:table-cell office:value-type="float" office:value="0.0729963324964047" calcext:value-type="float">
            <text:p>0.072996332496405</text:p>
          </table:table-cell>
          <table:table-cell office:value-type="float" office:value="0.000262180715799332" calcext:value-type="float">
            <text:p>0.000262180715799</text:p>
          </table:table-cell>
          <table:table-cell office:value-type="float" office:value="472.725881958008" calcext:value-type="float">
            <text:p>472.725881958008</text:p>
          </table:table-cell>
          <table:table-cell office:value-type="float" office:value="2.81340327262878" calcext:value-type="float">
            <text:p>2.81340327262878</text:p>
          </table:table-cell>
          <table:table-cell office:value-type="float" office:value="5481.7585210896" calcext:value-type="float">
            <text:p>5481.7585210896</text:p>
          </table:table-cell>
          <table:table-cell office:value-type="float" office:value="4034.47945368291" calcext:value-type="float">
            <text:p>4034.47945368291</text:p>
          </table:table-cell>
          <table:table-cell table:formula="of:=[.G134]-[.H134]" office:value-type="float" office:value="1447.27906740669" calcext:value-type="float">
            <text:p>1447.279067406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76468336582184" calcext:value-type="float">
            <text:p>0.976468336582184</text:p>
          </table:table-cell>
          <table:table-cell office:value-type="float" office:value="0.104149113595486" calcext:value-type="float">
            <text:p>0.104149113595486</text:p>
          </table:table-cell>
          <table:table-cell office:value-type="float" office:value="-0.0031133471056819" calcext:value-type="float">
            <text:p>-0.003113347105682</text:p>
          </table:table-cell>
          <table:table-cell office:value-type="float" office:value="715.5591796875" calcext:value-type="float">
            <text:p>715.5591796875</text:p>
          </table:table-cell>
          <table:table-cell office:value-type="float" office:value="4.09884004592896" calcext:value-type="float">
            <text:p>4.09884004592896</text:p>
          </table:table-cell>
          <table:table-cell office:value-type="float" office:value="5717.3327140727" calcext:value-type="float">
            <text:p>5717.3327140727</text:p>
          </table:table-cell>
          <table:table-cell office:value-type="float" office:value="3190.76650725604" calcext:value-type="float">
            <text:p>3190.76650725604</text:p>
          </table:table-cell>
          <table:table-cell table:formula="of:=[.G135]-[.H135]" office:value-type="float" office:value="2526.56620681666" calcext:value-type="float">
            <text:p>2526.566206816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73608946800232" calcext:value-type="float">
            <text:p>0.573608946800232</text:p>
          </table:table-cell>
          <table:table-cell office:value-type="float" office:value="0.0609399195760489" calcext:value-type="float">
            <text:p>0.060939919576049</text:p>
          </table:table-cell>
          <table:table-cell office:value-type="float" office:value="-0.00620107296854258" calcext:value-type="float">
            <text:p>-0.006201072968543</text:p>
          </table:table-cell>
          <table:table-cell office:value-type="float" office:value="186.945758056641" calcext:value-type="float">
            <text:p>186.945758056641</text:p>
          </table:table-cell>
          <table:table-cell office:value-type="float" office:value="1.22982126474381" calcext:value-type="float">
            <text:p>1.22982126474381</text:p>
          </table:table-cell>
          <table:table-cell office:value-type="float" office:value="592.024572988029" calcext:value-type="float">
            <text:p>592.024572988029</text:p>
          </table:table-cell>
          <table:table-cell office:value-type="float" office:value="2517.76982095242" calcext:value-type="float">
            <text:p>2517.76982095242</text:p>
          </table:table-cell>
          <table:table-cell table:formula="of:=[.G136]-[.H136]" office:value-type="float" office:value="-1925.74524796439" calcext:value-type="float">
            <text:p>-1925.745247964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806317400932312" calcext:value-type="float">
            <text:p>0.806317400932312</text:p>
          </table:table-cell>
          <table:table-cell office:value-type="float" office:value="0.0348676171153784" calcext:value-type="float">
            <text:p>0.034867617115378</text:p>
          </table:table-cell>
          <table:table-cell office:value-type="float" office:value="-0.00284429546445608" calcext:value-type="float">
            <text:p>-0.002844295464456</text:p>
          </table:table-cell>
          <table:table-cell office:value-type="float" office:value="174.238226318359" calcext:value-type="float">
            <text:p>174.238226318359</text:p>
          </table:table-cell>
          <table:table-cell office:value-type="float" office:value="1.27277739048004" calcext:value-type="float">
            <text:p>1.27277739048004</text:p>
          </table:table-cell>
          <table:table-cell office:value-type="float" office:value="2306.47277669483" calcext:value-type="float">
            <text:p>2306.47277669483</text:p>
          </table:table-cell>
          <table:table-cell office:value-type="float" office:value="3011.99727814198" calcext:value-type="float">
            <text:p>3011.99727814198</text:p>
          </table:table-cell>
          <table:table-cell table:formula="of:=[.G137]-[.H137]" office:value-type="float" office:value="-705.524501447143" calcext:value-type="float">
            <text:p>-705.5245014471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57578653097153" calcext:value-type="float">
            <text:p>0.657578653097153</text:p>
          </table:table-cell>
          <table:table-cell office:value-type="float" office:value="0.125052269548178" calcext:value-type="float">
            <text:p>0.125052269548178</text:p>
          </table:table-cell>
          <table:table-cell office:value-type="float" office:value="-0.00297873020172119" calcext:value-type="float">
            <text:p>-0.002978730201721</text:p>
          </table:table-cell>
          <table:table-cell office:value-type="float" office:value="2414.06352539062" calcext:value-type="float">
            <text:p>2414.06352539062</text:p>
          </table:table-cell>
          <table:table-cell office:value-type="float" office:value="12.4423636436462" calcext:value-type="float">
            <text:p>12.4423636436462</text:p>
          </table:table-cell>
          <table:table-cell office:value-type="float" office:value="2269.33926792317" calcext:value-type="float">
            <text:p>2269.33926792317</text:p>
          </table:table-cell>
          <table:table-cell office:value-type="float" office:value="3063.04807145596" calcext:value-type="float">
            <text:p>3063.04807145596</text:p>
          </table:table-cell>
          <table:table-cell table:formula="of:=[.G138]-[.H138]" office:value-type="float" office:value="-793.708803532789" calcext:value-type="float">
            <text:p>-793.7088035327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27967411279678" calcext:value-type="float">
            <text:p>0.927967411279678</text:p>
          </table:table-cell>
          <table:table-cell office:value-type="float" office:value="0.116402171552181" calcext:value-type="float">
            <text:p>0.116402171552181</text:p>
          </table:table-cell>
          <table:table-cell office:value-type="float" office:value="-0.0120524168247357" calcext:value-type="float">
            <text:p>-0.012052416824736</text:p>
          </table:table-cell>
          <table:table-cell office:value-type="float" office:value="341.277053833008" calcext:value-type="float">
            <text:p>341.277053833008</text:p>
          </table:table-cell>
          <table:table-cell office:value-type="float" office:value="2.20015721321106" calcext:value-type="float">
            <text:p>2.20015721321106</text:p>
          </table:table-cell>
          <table:table-cell office:value-type="float" office:value="2883.12947698982" calcext:value-type="float">
            <text:p>2883.12947698982</text:p>
          </table:table-cell>
          <table:table-cell office:value-type="float" office:value="3572.97671358585" calcext:value-type="float">
            <text:p>3572.97671358585</text:p>
          </table:table-cell>
          <table:table-cell table:formula="of:=[.G139]-[.H139]" office:value-type="float" office:value="-689.84723659604" calcext:value-type="float">
            <text:p>-689.847236596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91676735877991" calcext:value-type="float">
            <text:p>0.791676735877991</text:p>
          </table:table-cell>
          <table:table-cell office:value-type="float" office:value="0.0484568610787392" calcext:value-type="float">
            <text:p>0.048456861078739</text:p>
          </table:table-cell>
          <table:table-cell office:value-type="float" office:value="-0.00891865305602551" calcext:value-type="float">
            <text:p>-0.008918653056026</text:p>
          </table:table-cell>
          <table:table-cell office:value-type="float" office:value="720.246350097656" calcext:value-type="float">
            <text:p>720.246350097656</text:p>
          </table:table-cell>
          <table:table-cell office:value-type="float" office:value="3.99599680900574" calcext:value-type="float">
            <text:p>3.99599680900574</text:p>
          </table:table-cell>
          <table:table-cell office:value-type="float" office:value="7899.69443064624" calcext:value-type="float">
            <text:p>7899.69443064624</text:p>
          </table:table-cell>
          <table:table-cell office:value-type="float" office:value="3938.15987999439" calcext:value-type="float">
            <text:p>3938.15987999439</text:p>
          </table:table-cell>
          <table:table-cell table:formula="of:=[.G140]-[.H140]" office:value-type="float" office:value="3961.53455065184" calcext:value-type="float">
            <text:p>3961.534550651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724175930023" calcext:value-type="float">
            <text:p>1.39724175930023</text:p>
          </table:table-cell>
          <table:table-cell office:value-type="float" office:value="0.100115824490786" calcext:value-type="float">
            <text:p>0.100115824490786</text:p>
          </table:table-cell>
          <table:table-cell office:value-type="float" office:value="-0.000573284085839987" calcext:value-type="float">
            <text:p>-0.00057328408584</text:p>
          </table:table-cell>
          <table:table-cell office:value-type="float" office:value="279.151293945312" calcext:value-type="float">
            <text:p>279.151293945312</text:p>
          </table:table-cell>
          <table:table-cell office:value-type="float" office:value="2.12781620025635" calcext:value-type="float">
            <text:p>2.12781620025635</text:p>
          </table:table-cell>
          <table:table-cell office:value-type="float" office:value="7351.64367998166" calcext:value-type="float">
            <text:p>7351.64367998166</text:p>
          </table:table-cell>
          <table:table-cell office:value-type="float" office:value="3321.92507437467" calcext:value-type="float">
            <text:p>3321.92507437467</text:p>
          </table:table-cell>
          <table:table-cell table:formula="of:=[.G141]-[.H141]" office:value-type="float" office:value="4029.71860560699" calcext:value-type="float">
            <text:p>4029.7186056069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841331243515" calcext:value-type="float">
            <text:p>1.4841331243515</text:p>
          </table:table-cell>
          <table:table-cell office:value-type="float" office:value="0.0997716151177883" calcext:value-type="float">
            <text:p>0.099771615117788</text:p>
          </table:table-cell>
          <table:table-cell office:value-type="float" office:value="-0.000716253323480487" calcext:value-type="float">
            <text:p>-0.00071625332348</text:p>
          </table:table-cell>
          <table:table-cell office:value-type="float" office:value="611.553503417969" calcext:value-type="float">
            <text:p>611.553503417969</text:p>
          </table:table-cell>
          <table:table-cell office:value-type="float" office:value="3.83285992145538" calcext:value-type="float">
            <text:p>3.83285992145538</text:p>
          </table:table-cell>
          <table:table-cell office:value-type="float" office:value="5658.96151651546" calcext:value-type="float">
            <text:p>5658.96151651546</text:p>
          </table:table-cell>
          <table:table-cell office:value-type="float" office:value="3145.10646921396" calcext:value-type="float">
            <text:p>3145.10646921396</text:p>
          </table:table-cell>
          <table:table-cell table:formula="of:=[.G142]-[.H142]" office:value-type="float" office:value="2513.8550473015" calcext:value-type="float">
            <text:p>2513.85504730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37321025133133" calcext:value-type="float">
            <text:p>0.937321025133133</text:p>
          </table:table-cell>
          <table:table-cell office:value-type="float" office:value="0.0576735358685255" calcext:value-type="float">
            <text:p>0.057673535868526</text:p>
          </table:table-cell>
          <table:table-cell office:value-type="float" office:value="-0.0089772405102849" calcext:value-type="float">
            <text:p>-0.008977240510285</text:p>
          </table:table-cell>
          <table:table-cell office:value-type="float" office:value="562.836441040039" calcext:value-type="float">
            <text:p>562.836441040039</text:p>
          </table:table-cell>
          <table:table-cell office:value-type="float" office:value="3.28647804260254" calcext:value-type="float">
            <text:p>3.28647804260254</text:p>
          </table:table-cell>
          <table:table-cell office:value-type="float" office:value="5621.68824374978" calcext:value-type="float">
            <text:p>5621.68824374978</text:p>
          </table:table-cell>
          <table:table-cell office:value-type="float" office:value="2836.02765253783" calcext:value-type="float">
            <text:p>2836.02765253783</text:p>
          </table:table-cell>
          <table:table-cell table:formula="of:=[.G143]-[.H143]" office:value-type="float" office:value="2785.66059121196" calcext:value-type="float">
            <text:p>2785.660591211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39011228084564" calcext:value-type="float">
            <text:p>0.639011228084564</text:p>
          </table:table-cell>
          <table:table-cell office:value-type="float" office:value="0.0703049592673779" calcext:value-type="float">
            <text:p>0.070304959267378</text:p>
          </table:table-cell>
          <table:table-cell office:value-type="float" office:value="-0.000301060266792774" calcext:value-type="float">
            <text:p>-0.000301060266793</text:p>
          </table:table-cell>
          <table:table-cell office:value-type="float" office:value="247.007911682129" calcext:value-type="float">
            <text:p>247.007911682129</text:p>
          </table:table-cell>
          <table:table-cell office:value-type="float" office:value="1.57306563854218" calcext:value-type="float">
            <text:p>1.57306563854218</text:p>
          </table:table-cell>
          <table:table-cell office:value-type="float" office:value="5710.37131697565" calcext:value-type="float">
            <text:p>5710.37131697565</text:p>
          </table:table-cell>
          <table:table-cell office:value-type="float" office:value="3048.25079185963" calcext:value-type="float">
            <text:p>3048.25079185963</text:p>
          </table:table-cell>
          <table:table-cell table:formula="of:=[.G144]-[.H144]" office:value-type="float" office:value="2662.12052511602" calcext:value-type="float">
            <text:p>2662.1205251160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1643422842026" calcext:value-type="float">
            <text:p>0.991643422842026</text:p>
          </table:table-cell>
          <table:table-cell office:value-type="float" office:value="0.129093584418297" calcext:value-type="float">
            <text:p>0.129093584418297</text:p>
          </table:table-cell>
          <table:table-cell office:value-type="float" office:value="-0.000171057414263487" calcext:value-type="float">
            <text:p>-0.000171057414263</text:p>
          </table:table-cell>
          <table:table-cell office:value-type="float" office:value="653.669049072266" calcext:value-type="float">
            <text:p>653.669049072266</text:p>
          </table:table-cell>
          <table:table-cell office:value-type="float" office:value="3.81235220432282" calcext:value-type="float">
            <text:p>3.81235220432282</text:p>
          </table:table-cell>
          <table:table-cell office:value-type="float" office:value="5633.63287517421" calcext:value-type="float">
            <text:p>5633.63287517421</text:p>
          </table:table-cell>
          <table:table-cell office:value-type="float" office:value="3039.93171545267" calcext:value-type="float">
            <text:p>3039.93171545267</text:p>
          </table:table-cell>
          <table:table-cell table:formula="of:=[.G145]-[.H145]" office:value-type="float" office:value="2593.70115972153" calcext:value-type="float">
            <text:p>2593.701159721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37078738212585" calcext:value-type="float">
            <text:p>1.37078738212585</text:p>
          </table:table-cell>
          <table:table-cell office:value-type="float" office:value="0.0808839850127697" calcext:value-type="float">
            <text:p>0.08088398501277</text:p>
          </table:table-cell>
          <table:table-cell office:value-type="float" office:value="-0.00363035751506686" calcext:value-type="float">
            <text:p>-0.003630357515067</text:p>
          </table:table-cell>
          <table:table-cell office:value-type="float" office:value="324.928897094727" calcext:value-type="float">
            <text:p>324.928897094727</text:p>
          </table:table-cell>
          <table:table-cell office:value-type="float" office:value="2.33085238933563" calcext:value-type="float">
            <text:p>2.33085238933563</text:p>
          </table:table-cell>
          <table:table-cell office:value-type="float" office:value="5971.13541009495" calcext:value-type="float">
            <text:p>5971.13541009495</text:p>
          </table:table-cell>
          <table:table-cell office:value-type="float" office:value="3097.11640127898" calcext:value-type="float">
            <text:p>3097.11640127898</text:p>
          </table:table-cell>
          <table:table-cell table:formula="of:=[.G146]-[.H146]" office:value-type="float" office:value="2874.01900881597" calcext:value-type="float">
            <text:p>2874.0190088159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22323775291443" calcext:value-type="float">
            <text:p>0.922323775291443</text:p>
          </table:table-cell>
          <table:table-cell office:value-type="float" office:value="0.115358403325081" calcext:value-type="float">
            <text:p>0.115358403325081</text:p>
          </table:table-cell>
          <table:table-cell office:value-type="float" office:value="-0.000833972077816725" calcext:value-type="float">
            <text:p>-0.000833972077817</text:p>
          </table:table-cell>
          <table:table-cell office:value-type="float" office:value="588.167669677734" calcext:value-type="float">
            <text:p>588.167669677734</text:p>
          </table:table-cell>
          <table:table-cell office:value-type="float" office:value="3.4427127122879" calcext:value-type="float">
            <text:p>3.4427127122879</text:p>
          </table:table-cell>
          <table:table-cell office:value-type="float" office:value="5798.2741816244" calcext:value-type="float">
            <text:p>5798.2741816244</text:p>
          </table:table-cell>
          <table:table-cell office:value-type="float" office:value="3656.1378317833" calcext:value-type="float">
            <text:p>3656.1378317833</text:p>
          </table:table-cell>
          <table:table-cell table:formula="of:=[.G147]-[.H147]" office:value-type="float" office:value="2142.1363498411" calcext:value-type="float">
            <text:p>2142.13634984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852812492847442" calcext:value-type="float">
            <text:p>0.852812492847442</text:p>
          </table:table-cell>
          <table:table-cell office:value-type="float" office:value="0.0529696971178055" calcext:value-type="float">
            <text:p>0.052969697117806</text:p>
          </table:table-cell>
          <table:table-cell office:value-type="float" office:value="-0.0164481743238866" calcext:value-type="float">
            <text:p>-0.016448174323887</text:p>
          </table:table-cell>
          <table:table-cell office:value-type="float" office:value="442.35009765625" calcext:value-type="float">
            <text:p>442.35009765625</text:p>
          </table:table-cell>
          <table:table-cell office:value-type="float" office:value="2.63200950622559" calcext:value-type="float">
            <text:p>2.63200950622559</text:p>
          </table:table-cell>
          <table:table-cell office:value-type="float" office:value="6462.79775307724" calcext:value-type="float">
            <text:p>6462.79775307724</text:p>
          </table:table-cell>
          <table:table-cell office:value-type="float" office:value="3702.28424196243" calcext:value-type="float">
            <text:p>3702.28424196243</text:p>
          </table:table-cell>
          <table:table-cell table:formula="of:=[.G148]-[.H148]" office:value-type="float" office:value="2760.51351111481" calcext:value-type="float">
            <text:p>2760.5135111148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11078717708588" calcext:value-type="float">
            <text:p>1.11078717708588</text:p>
          </table:table-cell>
          <table:table-cell office:value-type="float" office:value="0.0518791109323502" calcext:value-type="float">
            <text:p>0.05187911093235</text:p>
          </table:table-cell>
          <table:table-cell office:value-type="float" office:value="-0.000223051384091377" calcext:value-type="float">
            <text:p>-0.000223051384091</text:p>
          </table:table-cell>
          <table:table-cell office:value-type="float" office:value="168.242050170898" calcext:value-type="float">
            <text:p>168.242050170898</text:p>
          </table:table-cell>
          <table:table-cell office:value-type="float" office:value="1.40620526075363" calcext:value-type="float">
            <text:p>1.40620526075363</text:p>
          </table:table-cell>
          <table:table-cell office:value-type="float" office:value="7896.91878144108" calcext:value-type="float">
            <text:p>7896.91878144108</text:p>
          </table:table-cell>
          <table:table-cell office:value-type="float" office:value="4861.39237160683" calcext:value-type="float">
            <text:p>4861.39237160683</text:p>
          </table:table-cell>
          <table:table-cell table:formula="of:=[.G149]-[.H149]" office:value-type="float" office:value="3035.52640983425" calcext:value-type="float">
            <text:p>3035.526409834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56271183490753" calcext:value-type="float">
            <text:p>0.956271183490753</text:p>
          </table:table-cell>
          <table:table-cell office:value-type="float" office:value="0.0659278243780136" calcext:value-type="float">
            <text:p>0.065927824378014</text:p>
          </table:table-cell>
          <table:table-cell office:value-type="float" office:value="-0.000767697300761938" calcext:value-type="float">
            <text:p>-0.000767697300762</text:p>
          </table:table-cell>
          <table:table-cell office:value-type="float" office:value="122.634375762939" calcext:value-type="float">
            <text:p>122.634375762939</text:p>
          </table:table-cell>
          <table:table-cell office:value-type="float" office:value="1.10739423036575" calcext:value-type="float">
            <text:p>1.10739423036575</text:p>
          </table:table-cell>
          <table:table-cell office:value-type="float" office:value="6117.19871152277" calcext:value-type="float">
            <text:p>6117.19871152277</text:p>
          </table:table-cell>
          <table:table-cell office:value-type="float" office:value="4098.39123389722" calcext:value-type="float">
            <text:p>4098.39123389722</text:p>
          </table:table-cell>
          <table:table-cell table:formula="of:=[.G150]-[.H150]" office:value-type="float" office:value="2018.80747762555" calcext:value-type="float">
            <text:p>2018.807477625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3979892730713" calcext:value-type="float">
            <text:p>0.933979892730713</text:p>
          </table:table-cell>
          <table:table-cell office:value-type="float" office:value="0.0585864249616861" calcext:value-type="float">
            <text:p>0.058586424961686</text:p>
          </table:table-cell>
          <table:table-cell office:value-type="float" office:value="-0.00800663186237216" calcext:value-type="float">
            <text:p>-0.008006631862372</text:p>
          </table:table-cell>
          <table:table-cell office:value-type="float" office:value="788.405938720703" calcext:value-type="float">
            <text:p>788.405938720703</text:p>
          </table:table-cell>
          <table:table-cell office:value-type="float" office:value="4.41429514884949" calcext:value-type="float">
            <text:p>4.41429514884949</text:p>
          </table:table-cell>
          <table:table-cell office:value-type="float" office:value="6526.03254870071" calcext:value-type="float">
            <text:p>6526.03254870071</text:p>
          </table:table-cell>
          <table:table-cell office:value-type="float" office:value="3685.9613193035" calcext:value-type="float">
            <text:p>3685.9613193035</text:p>
          </table:table-cell>
          <table:table-cell table:formula="of:=[.G151]-[.H151]" office:value-type="float" office:value="2840.07122939721" calcext:value-type="float">
            <text:p>2840.07122939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22T01:04:13.607594062</dc:date>
    <meta:editing-duration>PT15H34M34S</meta:editing-duration>
    <meta:editing-cycles>1</meta:editing-cycles>
    <meta:document-statistic meta:table-count="1" meta:cell-count="135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228cm" svg:height="15.878cm" xlink:href=".." xlink:type="simple" chart:class="chart:line" chart:style-name="ch1">
        <chart:legend chart:legend-position="end" svg:x="24.291cm" svg:y="7.142cm" style:legend-expansion="high" chart:style-name="ch2"/>
        <chart:plot-area chart:style-name="ch3" table:cell-range-address="'150_training_log (another copy)'.G1:'150_training_log (another copy)'.I151" chart:data-source-has-labels="row" svg:x="0.564cm" svg:y="0.317cm" svg:width="23.163cm" svg:height="15.244cm">
          <chartooo:coordinate-region svg:x="1.741cm" svg:y="0.516cm" svg:width="21.986cm" svg:height="14.8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50_training_log (another copy)'.G2:'150_training_log (another copy)'.G151" chart:label-cell-address="'150_training_log (another copy)'.G1:'150_training_log (another copy)'.G1" chart:class="chart:line">
            <chart:data-point chart:repeated="150"/>
          </chart:series>
          <chart:series chart:style-name="ch7" chart:values-cell-range-address="'150_training_log (another copy)'.H2:'150_training_log (another copy)'.H151" chart:label-cell-address="'150_training_log (another copy)'.H1:'150_training_log (another copy)'.H1" chart:class="chart:line">
            <chart:data-point chart:repeated="150"/>
          </chart:series>
          <chart:series chart:style-name="ch8" chart:values-cell-range-address="'150_training_log (another copy)'.I2:'150_training_log (another copy)'.I151" chart:label-cell-address="'150_training_log (another copy)'.I1:'150_training_log (another copy)'.I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s</text:p>
                <draw:g>
                  <svg:desc>'150_training_log (another copy)'.G1:'150_training_log (another copy)'.G1</svg:desc>
                </draw:g>
              </table:table-cell>
              <table:table-cell office:value-type="string">
                <text:p>Intrinsic Reward</text:p>
                <draw:g>
                  <svg:desc>'150_training_log (another copy)'.H1:'150_training_log (another copy)'.H1</svg:desc>
                </draw:g>
              </table:table-cell>
              <table:table-cell office:value-type="string">
                <text:p>Extrinsic Reward</text:p>
                <draw:g>
                  <svg:desc>'150_training_log (another copy)'.I1:'150_training_log (another copy)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3.98210876035">
                <text:p>2053.98210876035</text:p>
                <draw:g>
                  <svg:desc>'150_training_log (another copy)'.G2:'150_training_log (another copy)'.G151</svg:desc>
                </draw:g>
              </table:table-cell>
              <table:table-cell office:value-type="float" office:value="1537.56110701561">
                <text:p>1537.56110701561</text:p>
                <draw:g>
                  <svg:desc>'150_training_log (another copy)'.H2:'150_training_log (another copy)'.H151</svg:desc>
                </draw:g>
              </table:table-cell>
              <table:table-cell office:value-type="float" office:value="516.421001744744">
                <text:p>516.421001744744</text:p>
                <draw:g>
                  <svg:desc>'150_training_log (another copy)'.I2:'150_training_log (another copy)'.I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2.98608009775">
                <text:p>3612.98608009775</text:p>
              </table:table-cell>
              <table:table-cell office:value-type="float" office:value="1613.06677283049">
                <text:p>1613.06677283049</text:p>
              </table:table-cell>
              <table:table-cell office:value-type="float" office:value="1999.91930726727">
                <text:p>1999.91930726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4.7571380579">
                <text:p>3064.7571380579</text:p>
              </table:table-cell>
              <table:table-cell office:value-type="float" office:value="1062.53856300116">
                <text:p>1062.53856300116</text:p>
              </table:table-cell>
              <table:table-cell office:value-type="float" office:value="2002.21857505674">
                <text:p>2002.21857505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0.83030898943">
                <text:p>2680.83030898943</text:p>
              </table:table-cell>
              <table:table-cell office:value-type="float" office:value="1355.55278838277">
                <text:p>1355.55278838277</text:p>
              </table:table-cell>
              <table:table-cell office:value-type="float" office:value="1325.27752060666">
                <text:p>1325.27752060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7.53670600767">
                <text:p>4407.53670600767</text:p>
              </table:table-cell>
              <table:table-cell office:value-type="float" office:value="1612.55306608677">
                <text:p>1612.55306608677</text:p>
              </table:table-cell>
              <table:table-cell office:value-type="float" office:value="2794.9836399209">
                <text:p>2794.98363992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4.80360518104">
                <text:p>3604.80360518104</text:p>
              </table:table-cell>
              <table:table-cell office:value-type="float" office:value="1119.56354306936">
                <text:p>1119.56354306936</text:p>
              </table:table-cell>
              <table:table-cell office:value-type="float" office:value="2485.24006211168">
                <text:p>2485.24006211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0.99985086985">
                <text:p>5330.99985086985</text:p>
              </table:table-cell>
              <table:table-cell office:value-type="float" office:value="1775.48693999648">
                <text:p>1775.48693999648</text:p>
              </table:table-cell>
              <table:table-cell office:value-type="float" office:value="3555.51291087337">
                <text:p>3555.51291087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5.51040724688">
                <text:p>5355.51040724688</text:p>
              </table:table-cell>
              <table:table-cell office:value-type="float" office:value="1725.92626601755">
                <text:p>1725.92626601755</text:p>
              </table:table-cell>
              <table:table-cell office:value-type="float" office:value="3629.58414122932">
                <text:p>3629.58414122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11.36310958139">
                <text:p>4611.36310958139</text:p>
              </table:table-cell>
              <table:table-cell office:value-type="float" office:value="2004.53640834093">
                <text:p>2004.53640834093</text:p>
              </table:table-cell>
              <table:table-cell office:value-type="float" office:value="2606.82670124046">
                <text:p>2606.82670124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68.80073492065">
                <text:p>6468.80073492065</text:p>
              </table:table-cell>
              <table:table-cell office:value-type="float" office:value="4798.96602700353">
                <text:p>4798.96602700353</text:p>
              </table:table-cell>
              <table:table-cell office:value-type="float" office:value="1669.83470791711">
                <text:p>1669.83470791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5.50969396855">
                <text:p>1435.50969396855</text:p>
              </table:table-cell>
              <table:table-cell office:value-type="float" office:value="3336.6864238143">
                <text:p>3336.6864238143</text:p>
              </table:table-cell>
              <table:table-cell office:value-type="float" office:value="-1901.17672984575">
                <text:p>-1901.17672984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92.86692212957">
                <text:p>4292.86692212957</text:p>
              </table:table-cell>
              <table:table-cell office:value-type="float" office:value="6013.50463230311">
                <text:p>6013.50463230311</text:p>
              </table:table-cell>
              <table:table-cell office:value-type="float" office:value="-1720.63771017354">
                <text:p>-1720.637710173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4.21490103463">
                <text:p>4804.21490103463</text:p>
              </table:table-cell>
              <table:table-cell office:value-type="float" office:value="3792.00413859785">
                <text:p>3792.00413859785</text:p>
              </table:table-cell>
              <table:table-cell office:value-type="float" office:value="1012.21076243678">
                <text:p>1012.210762436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27.26372291266">
                <text:p>3927.26372291266</text:p>
              </table:table-cell>
              <table:table-cell office:value-type="float" office:value="2193.88340452313">
                <text:p>2193.88340452313</text:p>
              </table:table-cell>
              <table:table-cell office:value-type="float" office:value="1733.38031838953">
                <text:p>1733.38031838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79.76759122575">
                <text:p>2979.76759122575</text:p>
              </table:table-cell>
              <table:table-cell office:value-type="float" office:value="1073.58652330041">
                <text:p>1073.58652330041</text:p>
              </table:table-cell>
              <table:table-cell office:value-type="float" office:value="1906.18106792534">
                <text:p>1906.181067925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50.10157765029">
                <text:p>2750.10157765029</text:p>
              </table:table-cell>
              <table:table-cell office:value-type="float" office:value="783.733424317837">
                <text:p>783.733424317837</text:p>
              </table:table-cell>
              <table:table-cell office:value-type="float" office:value="1966.36815333245">
                <text:p>1966.36815333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9.50865474896">
                <text:p>1279.50865474896</text:p>
              </table:table-cell>
              <table:table-cell office:value-type="float" office:value="633.160176502169">
                <text:p>633.160176502169</text:p>
              </table:table-cell>
              <table:table-cell office:value-type="float" office:value="646.348478246789">
                <text:p>646.348478246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4.834083452062">
                <text:p>454.834083452062</text:p>
              </table:table-cell>
              <table:table-cell office:value-type="float" office:value="871.568753835559">
                <text:p>871.568753835559</text:p>
              </table:table-cell>
              <table:table-cell office:value-type="float" office:value="-416.734670383497">
                <text:p>-416.734670383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9.2397472841">
                <text:p>1629.2397472841</text:p>
              </table:table-cell>
              <table:table-cell office:value-type="float" office:value="581.720602726937">
                <text:p>581.720602726937</text:p>
              </table:table-cell>
              <table:table-cell office:value-type="float" office:value="1047.51914455716">
                <text:p>1047.51914455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.712687408454">
                <text:p>900.712687408454</text:p>
              </table:table-cell>
              <table:table-cell office:value-type="float" office:value="599.091453230381">
                <text:p>599.091453230381</text:p>
              </table:table-cell>
              <table:table-cell office:value-type="float" office:value="301.621234178073">
                <text:p>301.62123417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4.49905849664">
                <text:p>1974.49905849664</text:p>
              </table:table-cell>
              <table:table-cell office:value-type="float" office:value="521.261607001721">
                <text:p>521.261607001721</text:p>
              </table:table-cell>
              <table:table-cell office:value-type="float" office:value="1453.23745149491">
                <text:p>1453.237451494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79.14484714891">
                <text:p>2879.14484714891</text:p>
              </table:table-cell>
              <table:table-cell office:value-type="float" office:value="385.532591596245">
                <text:p>385.532591596245</text:p>
              </table:table-cell>
              <table:table-cell office:value-type="float" office:value="2493.61225555267">
                <text:p>2493.61225555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95.01116731012">
                <text:p>1295.01116731012</text:p>
              </table:table-cell>
              <table:table-cell office:value-type="float" office:value="502.409303918481">
                <text:p>502.409303918481</text:p>
              </table:table-cell>
              <table:table-cell office:value-type="float" office:value="792.60186339164">
                <text:p>792.601863391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0.71518966058">
                <text:p>2700.71518966058</text:p>
              </table:table-cell>
              <table:table-cell office:value-type="float" office:value="609.114731493592">
                <text:p>609.114731493592</text:p>
              </table:table-cell>
              <table:table-cell office:value-type="float" office:value="2091.60045816698">
                <text:p>2091.60045816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42.00241288625">
                <text:p>2342.00241288625</text:p>
              </table:table-cell>
              <table:table-cell office:value-type="float" office:value="528.099211522936">
                <text:p>528.099211522936</text:p>
              </table:table-cell>
              <table:table-cell office:value-type="float" office:value="1813.90320136331">
                <text:p>1813.90320136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80.73737909195">
                <text:p>2680.73737909195</text:p>
              </table:table-cell>
              <table:table-cell office:value-type="float" office:value="447.809897880257">
                <text:p>447.809897880257</text:p>
              </table:table-cell>
              <table:table-cell office:value-type="float" office:value="2232.92748121169">
                <text:p>2232.92748121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8.50274294667">
                <text:p>1498.50274294667</text:p>
              </table:table-cell>
              <table:table-cell office:value-type="float" office:value="455.12942223102">
                <text:p>455.12942223102</text:p>
              </table:table-cell>
              <table:table-cell office:value-type="float" office:value="1043.37332071565">
                <text:p>1043.37332071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11.001754049646">
                <text:p>-711.001754049646</text:p>
              </table:table-cell>
              <table:table-cell office:value-type="float" office:value="436.693738694489">
                <text:p>436.693738694489</text:p>
              </table:table-cell>
              <table:table-cell office:value-type="float" office:value="-1147.69549274414">
                <text:p>-1147.69549274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15.465600939578">
                <text:p>-415.465600939578</text:p>
              </table:table-cell>
              <table:table-cell office:value-type="float" office:value="373.43244614303">
                <text:p>373.43244614303</text:p>
              </table:table-cell>
              <table:table-cell office:value-type="float" office:value="-788.898047082608">
                <text:p>-788.898047082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17.39034241504">
                <text:p>1917.39034241504</text:p>
              </table:table-cell>
              <table:table-cell office:value-type="float" office:value="384.880749861897">
                <text:p>384.880749861897</text:p>
              </table:table-cell>
              <table:table-cell office:value-type="float" office:value="1532.50959255314">
                <text:p>1532.5095925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5.2513601488">
                <text:p>2035.2513601488</text:p>
              </table:table-cell>
              <table:table-cell office:value-type="float" office:value="397.991781462729">
                <text:p>397.991781462729</text:p>
              </table:table-cell>
              <table:table-cell office:value-type="float" office:value="1637.25957868607">
                <text:p>1637.25957868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47.17003673017">
                <text:p>2747.17003673017</text:p>
              </table:table-cell>
              <table:table-cell office:value-type="float" office:value="407.536008460821">
                <text:p>407.536008460821</text:p>
              </table:table-cell>
              <table:table-cell office:value-type="float" office:value="2339.63402826935">
                <text:p>2339.634028269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01.20533352615">
                <text:p>2801.20533352615</text:p>
              </table:table-cell>
              <table:table-cell office:value-type="float" office:value="390.864621639252">
                <text:p>390.864621639252</text:p>
              </table:table-cell>
              <table:table-cell office:value-type="float" office:value="2410.3407118869">
                <text:p>2410.34071188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01.57479346645">
                <text:p>2201.57479346645</text:p>
              </table:table-cell>
              <table:table-cell office:value-type="float" office:value="319.995502535999">
                <text:p>319.995502535999</text:p>
              </table:table-cell>
              <table:table-cell office:value-type="float" office:value="1881.57929093045">
                <text:p>1881.57929093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2.49652887228">
                <text:p>1162.49652887228</text:p>
              </table:table-cell>
              <table:table-cell office:value-type="float" office:value="277.559432922304">
                <text:p>277.559432922304</text:p>
              </table:table-cell>
              <table:table-cell office:value-type="float" office:value="884.93709594998">
                <text:p>884.937095949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517.250375208638">
                <text:p>-517.250375208638</text:p>
              </table:table-cell>
              <table:table-cell office:value-type="float" office:value="332.394089463353">
                <text:p>332.394089463353</text:p>
              </table:table-cell>
              <table:table-cell office:value-type="float" office:value="-849.644464671991">
                <text:p>-849.644464671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8.00042381437">
                <text:p>1008.00042381437</text:p>
              </table:table-cell>
              <table:table-cell office:value-type="float" office:value="349.750368829072">
                <text:p>349.750368829072</text:p>
              </table:table-cell>
              <table:table-cell office:value-type="float" office:value="658.250054985299">
                <text:p>658.250054985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36.03907672649">
                <text:p>1136.03907672649</text:p>
              </table:table-cell>
              <table:table-cell office:value-type="float" office:value="292.833774842321">
                <text:p>292.833774842321</text:p>
              </table:table-cell>
              <table:table-cell office:value-type="float" office:value="843.205301884164">
                <text:p>843.2053018841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9.153326460613">
                <text:p>619.153326460613</text:p>
              </table:table-cell>
              <table:table-cell office:value-type="float" office:value="346.303484298289">
                <text:p>346.303484298289</text:p>
              </table:table-cell>
              <table:table-cell office:value-type="float" office:value="272.849842162324">
                <text:p>272.849842162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88.69827644771">
                <text:p>1688.69827644771</text:p>
              </table:table-cell>
              <table:table-cell office:value-type="float" office:value="283.132966877521">
                <text:p>283.132966877521</text:p>
              </table:table-cell>
              <table:table-cell office:value-type="float" office:value="1405.56530957019">
                <text:p>1405.56530957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97.10568101449">
                <text:p>2097.10568101449</text:p>
              </table:table-cell>
              <table:table-cell office:value-type="float" office:value="384.036052052677">
                <text:p>384.036052052677</text:p>
              </table:table-cell>
              <table:table-cell office:value-type="float" office:value="1713.06962896182">
                <text:p>1713.069628961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36.67884499566">
                <text:p>2436.67884499566</text:p>
              </table:table-cell>
              <table:table-cell office:value-type="float" office:value="305.586835291982">
                <text:p>305.586835291982</text:p>
              </table:table-cell>
              <table:table-cell office:value-type="float" office:value="2131.09200970367">
                <text:p>2131.092009703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85.27339675165">
                <text:p>2885.27339675165</text:p>
              </table:table-cell>
              <table:table-cell office:value-type="float" office:value="288.630642315746">
                <text:p>288.630642315746</text:p>
              </table:table-cell>
              <table:table-cell office:value-type="float" office:value="2596.64275443591">
                <text:p>2596.64275443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23.02345180143">
                <text:p>3023.02345180143</text:p>
              </table:table-cell>
              <table:table-cell office:value-type="float" office:value="418.548355484008">
                <text:p>418.548355484008</text:p>
              </table:table-cell>
              <table:table-cell office:value-type="float" office:value="2604.47509631742">
                <text:p>2604.47509631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90.29694201059">
                <text:p>2490.29694201059</text:p>
              </table:table-cell>
              <table:table-cell office:value-type="float" office:value="426.542833992839">
                <text:p>426.542833992839</text:p>
              </table:table-cell>
              <table:table-cell office:value-type="float" office:value="2063.75410801775">
                <text:p>2063.754108017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17.49043341276">
                <text:p>2117.49043341276</text:p>
              </table:table-cell>
              <table:table-cell office:value-type="float" office:value="509.517434549332">
                <text:p>509.517434549332</text:p>
              </table:table-cell>
              <table:table-cell office:value-type="float" office:value="1607.97299886342">
                <text:p>1607.97299886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32.56463511115">
                <text:p>3332.56463511115</text:p>
              </table:table-cell>
              <table:table-cell office:value-type="float" office:value="551.29713818729">
                <text:p>551.29713818729</text:p>
              </table:table-cell>
              <table:table-cell office:value-type="float" office:value="2781.26749692386">
                <text:p>2781.267496923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16.6760109906">
                <text:p>3316.6760109906</text:p>
              </table:table-cell>
              <table:table-cell office:value-type="float" office:value="599.395908504725">
                <text:p>599.395908504725</text:p>
              </table:table-cell>
              <table:table-cell office:value-type="float" office:value="2717.28010248587">
                <text:p>2717.28010248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95.2293397632">
                <text:p>2395.2293397632</text:p>
              </table:table-cell>
              <table:table-cell office:value-type="float" office:value="495.085197839141">
                <text:p>495.085197839141</text:p>
              </table:table-cell>
              <table:table-cell office:value-type="float" office:value="1900.14414192406">
                <text:p>1900.144141924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61.73529670476">
                <text:p>1761.73529670476</text:p>
              </table:table-cell>
              <table:table-cell office:value-type="float" office:value="498.542134958505">
                <text:p>498.542134958505</text:p>
              </table:table-cell>
              <table:table-cell office:value-type="float" office:value="1263.19316174625">
                <text:p>1263.19316174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87.25207912255">
                <text:p>4487.25207912255</text:p>
              </table:table-cell>
              <table:table-cell office:value-type="float" office:value="664.930093392729">
                <text:p>664.930093392729</text:p>
              </table:table-cell>
              <table:table-cell office:value-type="float" office:value="3822.32198572982">
                <text:p>3822.32198572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81.54200366533">
                <text:p>4381.54200366533</text:p>
              </table:table-cell>
              <table:table-cell office:value-type="float" office:value="595.347530251742">
                <text:p>595.347530251742</text:p>
              </table:table-cell>
              <table:table-cell office:value-type="float" office:value="3786.19447341359">
                <text:p>3786.19447341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7.11835141481">
                <text:p>3787.11835141481</text:p>
              </table:table-cell>
              <table:table-cell office:value-type="float" office:value="669.874236807227">
                <text:p>669.874236807227</text:p>
              </table:table-cell>
              <table:table-cell office:value-type="float" office:value="3117.24411460759">
                <text:p>3117.24411460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12.28664006465">
                <text:p>3212.28664006465</text:p>
              </table:table-cell>
              <table:table-cell office:value-type="float" office:value="414.317489770055">
                <text:p>414.317489770055</text:p>
              </table:table-cell>
              <table:table-cell office:value-type="float" office:value="2797.9691502946">
                <text:p>2797.96915029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11.00545275398">
                <text:p>2711.00545275398</text:p>
              </table:table-cell>
              <table:table-cell office:value-type="float" office:value="464.509670892357">
                <text:p>464.509670892357</text:p>
              </table:table-cell>
              <table:table-cell office:value-type="float" office:value="2246.49578186162">
                <text:p>2246.49578186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44.80438426172">
                <text:p>3844.80438426172</text:p>
              </table:table-cell>
              <table:table-cell office:value-type="float" office:value="508.741632404923">
                <text:p>508.741632404923</text:p>
              </table:table-cell>
              <table:table-cell office:value-type="float" office:value="3336.0627518568">
                <text:p>3336.06275185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04.00490499868">
                <text:p>3304.00490499868</text:p>
              </table:table-cell>
              <table:table-cell office:value-type="float" office:value="765.574222195148">
                <text:p>765.574222195148</text:p>
              </table:table-cell>
              <table:table-cell office:value-type="float" office:value="2538.43068280353">
                <text:p>2538.430682803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652.54409038014">
                <text:p>3652.54409038014</text:p>
              </table:table-cell>
              <table:table-cell office:value-type="float" office:value="803.54151121974">
                <text:p>803.54151121974</text:p>
              </table:table-cell>
              <table:table-cell office:value-type="float" office:value="2849.0025791604">
                <text:p>2849.00257916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98.55095248929">
                <text:p>3898.55095248929</text:p>
              </table:table-cell>
              <table:table-cell office:value-type="float" office:value="710.742623496055">
                <text:p>710.742623496055</text:p>
              </table:table-cell>
              <table:table-cell office:value-type="float" office:value="3187.80832899323">
                <text:p>3187.808328993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7.06921650077">
                <text:p>1507.06921650077</text:p>
              </table:table-cell>
              <table:table-cell office:value-type="float" office:value="685.224151700735">
                <text:p>685.224151700735</text:p>
              </table:table-cell>
              <table:table-cell office:value-type="float" office:value="821.845064800032">
                <text:p>821.845064800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73.16322553199">
                <text:p>2573.16322553199</text:p>
              </table:table-cell>
              <table:table-cell office:value-type="float" office:value="625.738654243946">
                <text:p>625.738654243946</text:p>
              </table:table-cell>
              <table:table-cell office:value-type="float" office:value="1947.42457128804">
                <text:p>1947.42457128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32.37226693366">
                <text:p>2932.37226693366</text:p>
              </table:table-cell>
              <table:table-cell office:value-type="float" office:value="659.836501348019">
                <text:p>659.836501348019</text:p>
              </table:table-cell>
              <table:table-cell office:value-type="float" office:value="2272.53576558564">
                <text:p>2272.535765585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24.46675213902">
                <text:p>4724.46675213902</text:p>
              </table:table-cell>
              <table:table-cell office:value-type="float" office:value="611.852082198859">
                <text:p>611.852082198859</text:p>
              </table:table-cell>
              <table:table-cell office:value-type="float" office:value="4112.61466994016">
                <text:p>4112.61466994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79.58719728764">
                <text:p>4479.58719728764</text:p>
              </table:table-cell>
              <table:table-cell office:value-type="float" office:value="730.954197961092">
                <text:p>730.954197961092</text:p>
              </table:table-cell>
              <table:table-cell office:value-type="float" office:value="3748.63299932655">
                <text:p>3748.632999326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88.7999038573">
                <text:p>4088.7999038573</text:p>
              </table:table-cell>
              <table:table-cell office:value-type="float" office:value="806.867436683177">
                <text:p>806.867436683177</text:p>
              </table:table-cell>
              <table:table-cell office:value-type="float" office:value="3281.93246717412">
                <text:p>3281.932467174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28.99381013335">
                <text:p>4228.99381013335</text:p>
              </table:table-cell>
              <table:table-cell office:value-type="float" office:value="828.275911372899">
                <text:p>828.275911372899</text:p>
              </table:table-cell>
              <table:table-cell office:value-type="float" office:value="3400.71789876045">
                <text:p>3400.717898760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25.99135881109">
                <text:p>3925.99135881109</text:p>
              </table:table-cell>
              <table:table-cell office:value-type="float" office:value="648.779477074741">
                <text:p>648.779477074741</text:p>
              </table:table-cell>
              <table:table-cell office:value-type="float" office:value="3277.21188173635">
                <text:p>3277.211881736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22.0922346896">
                <text:p>3322.0922346896</text:p>
              </table:table-cell>
              <table:table-cell office:value-type="float" office:value="988.885345637797">
                <text:p>988.885345637797</text:p>
              </table:table-cell>
              <table:table-cell office:value-type="float" office:value="2333.2068890518">
                <text:p>2333.20688905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86.51488718859">
                <text:p>4086.51488718859</text:p>
              </table:table-cell>
              <table:table-cell office:value-type="float" office:value="901.248495769501">
                <text:p>901.248495769501</text:p>
              </table:table-cell>
              <table:table-cell office:value-type="float" office:value="3185.26639141909">
                <text:p>3185.266391419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19.94835114628">
                <text:p>4419.94835114628</text:p>
              </table:table-cell>
              <table:table-cell office:value-type="float" office:value="878.826441359522">
                <text:p>878.826441359522</text:p>
              </table:table-cell>
              <table:table-cell office:value-type="float" office:value="3541.12190978676">
                <text:p>3541.12190978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40.56106357747">
                <text:p>4240.56106357747</text:p>
              </table:table-cell>
              <table:table-cell office:value-type="float" office:value="856.491951799392">
                <text:p>856.491951799392</text:p>
              </table:table-cell>
              <table:table-cell office:value-type="float" office:value="3384.06911177807">
                <text:p>3384.069111778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50.79787948513">
                <text:p>3050.79787948513</text:p>
              </table:table-cell>
              <table:table-cell office:value-type="float" office:value="860.857956475019">
                <text:p>860.857956475019</text:p>
              </table:table-cell>
              <table:table-cell office:value-type="float" office:value="2189.93992301011">
                <text:p>2189.939923010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6.69561374834">
                <text:p>2196.69561374834</text:p>
              </table:table-cell>
              <table:table-cell office:value-type="float" office:value="1061.74603562951">
                <text:p>1061.74603562951</text:p>
              </table:table-cell>
              <table:table-cell office:value-type="float" office:value="1134.94957811883">
                <text:p>1134.949578118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3.724706207185">
                <text:p>363.724706207185</text:p>
              </table:table-cell>
              <table:table-cell office:value-type="float" office:value="1041.03564771116">
                <text:p>1041.03564771116</text:p>
              </table:table-cell>
              <table:table-cell office:value-type="float" office:value="-677.310941503971">
                <text:p>-677.3109415039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99.50940169629">
                <text:p>3799.50940169629</text:p>
              </table:table-cell>
              <table:table-cell office:value-type="float" office:value="1003.47162050009">
                <text:p>1003.47162050009</text:p>
              </table:table-cell>
              <table:table-cell office:value-type="float" office:value="2796.03778119621">
                <text:p>2796.037781196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07.86808366843">
                <text:p>3907.86808366843</text:p>
              </table:table-cell>
              <table:table-cell office:value-type="float" office:value="1189.3323048383">
                <text:p>1189.3323048383</text:p>
              </table:table-cell>
              <table:table-cell office:value-type="float" office:value="2718.53577883013">
                <text:p>2718.535778830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19.93265495933">
                <text:p>4519.93265495933</text:p>
              </table:table-cell>
              <table:table-cell office:value-type="float" office:value="1110.55367900729">
                <text:p>1110.55367900729</text:p>
              </table:table-cell>
              <table:table-cell office:value-type="float" office:value="3409.37897595204">
                <text:p>3409.378975952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13.39660318153">
                <text:p>3513.39660318153</text:p>
              </table:table-cell>
              <table:table-cell office:value-type="float" office:value="1125.63624128401">
                <text:p>1125.63624128401</text:p>
              </table:table-cell>
              <table:table-cell office:value-type="float" office:value="2387.76036189752">
                <text:p>2387.760361897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14.51636805815">
                <text:p>3014.51636805815</text:p>
              </table:table-cell>
              <table:table-cell office:value-type="float" office:value="1048.85554456711">
                <text:p>1048.85554456711</text:p>
              </table:table-cell>
              <table:table-cell office:value-type="float" office:value="1965.66082349104">
                <text:p>1965.66082349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12.38578597234">
                <text:p>3812.38578597234</text:p>
              </table:table-cell>
              <table:table-cell office:value-type="float" office:value="1237.66024189889">
                <text:p>1237.66024189889</text:p>
              </table:table-cell>
              <table:table-cell office:value-type="float" office:value="2574.72554407345">
                <text:p>2574.725544073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26.45218709008">
                <text:p>3926.45218709008</text:p>
              </table:table-cell>
              <table:table-cell office:value-type="float" office:value="1322.26240785718">
                <text:p>1322.26240785718</text:p>
              </table:table-cell>
              <table:table-cell office:value-type="float" office:value="2604.1897792329">
                <text:p>2604.18977923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4.824340004395">
                <text:p>834.824340004395</text:p>
              </table:table-cell>
              <table:table-cell office:value-type="float" office:value="1423.64691283703">
                <text:p>1423.64691283703</text:p>
              </table:table-cell>
              <table:table-cell office:value-type="float" office:value="-588.822572832634">
                <text:p>-588.822572832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64.71914817062">
                <text:p>2564.71914817062</text:p>
              </table:table-cell>
              <table:table-cell office:value-type="float" office:value="1102.86339553594">
                <text:p>1102.86339553594</text:p>
              </table:table-cell>
              <table:table-cell office:value-type="float" office:value="1461.85575263468">
                <text:p>1461.855752634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21.79315383409">
                <text:p>2321.79315383409</text:p>
              </table:table-cell>
              <table:table-cell office:value-type="float" office:value="969.142695975306">
                <text:p>969.142695975306</text:p>
              </table:table-cell>
              <table:table-cell office:value-type="float" office:value="1352.65045785879">
                <text:p>1352.650457858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08.97765764469">
                <text:p>3408.97765764469</text:p>
              </table:table-cell>
              <table:table-cell office:value-type="float" office:value="1071.875912714">
                <text:p>1071.875912714</text:p>
              </table:table-cell>
              <table:table-cell office:value-type="float" office:value="2337.10174493068">
                <text:p>2337.10174493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60.02369902872">
                <text:p>3860.02369902872</text:p>
              </table:table-cell>
              <table:table-cell office:value-type="float" office:value="1219.39152104854">
                <text:p>1219.39152104854</text:p>
              </table:table-cell>
              <table:table-cell office:value-type="float" office:value="2640.63217798018">
                <text:p>2640.63217798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72.3822165754">
                <text:p>3172.3822165754</text:p>
              </table:table-cell>
              <table:table-cell office:value-type="float" office:value="1449.25967829228">
                <text:p>1449.25967829228</text:p>
              </table:table-cell>
              <table:table-cell office:value-type="float" office:value="1723.12253828312">
                <text:p>1723.122538283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59.65224573382">
                <text:p>3059.65224573382</text:p>
              </table:table-cell>
              <table:table-cell office:value-type="float" office:value="1310.93300501108">
                <text:p>1310.93300501108</text:p>
              </table:table-cell>
              <table:table-cell office:value-type="float" office:value="1748.71924072274">
                <text:p>1748.719240722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54.51232926884">
                <text:p>1754.51232926884</text:p>
              </table:table-cell>
              <table:table-cell office:value-type="float" office:value="1566.45934412479">
                <text:p>1566.45934412479</text:p>
              </table:table-cell>
              <table:table-cell office:value-type="float" office:value="188.052985144048">
                <text:p>188.0529851440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36.39019828592">
                <text:p>2436.39019828592</text:p>
              </table:table-cell>
              <table:table-cell office:value-type="float" office:value="1361.10072953701">
                <text:p>1361.10072953701</text:p>
              </table:table-cell>
              <table:table-cell office:value-type="float" office:value="1075.28946874891">
                <text:p>1075.289468748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15.40695094558">
                <text:p>2915.40695094558</text:p>
              </table:table-cell>
              <table:table-cell office:value-type="float" office:value="1081.43063668013">
                <text:p>1081.43063668013</text:p>
              </table:table-cell>
              <table:table-cell office:value-type="float" office:value="1833.97631426545">
                <text:p>1833.976314265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70.57386099174">
                <text:p>2970.57386099174</text:p>
              </table:table-cell>
              <table:table-cell office:value-type="float" office:value="1342.95080806017">
                <text:p>1342.95080806017</text:p>
              </table:table-cell>
              <table:table-cell office:value-type="float" office:value="1627.62305293157">
                <text:p>1627.62305293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33.2476234981">
                <text:p>3833.2476234981</text:p>
              </table:table-cell>
              <table:table-cell office:value-type="float" office:value="1427.8855209589">
                <text:p>1427.8855209589</text:p>
              </table:table-cell>
              <table:table-cell office:value-type="float" office:value="2405.3621025392">
                <text:p>2405.36210253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55.81213630873">
                <text:p>4355.81213630873</text:p>
              </table:table-cell>
              <table:table-cell office:value-type="float" office:value="1093.16173147559">
                <text:p>1093.16173147559</text:p>
              </table:table-cell>
              <table:table-cell office:value-type="float" office:value="3262.65040483314">
                <text:p>3262.65040483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32.29827876463">
                <text:p>5232.29827876463</text:p>
              </table:table-cell>
              <table:table-cell office:value-type="float" office:value="1399.43860443831">
                <text:p>1399.43860443831</text:p>
              </table:table-cell>
              <table:table-cell office:value-type="float" office:value="3832.85967432632">
                <text:p>3832.859674326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93.74163926967">
                <text:p>4593.74163926967</text:p>
              </table:table-cell>
              <table:table-cell office:value-type="float" office:value="1596.20294994116">
                <text:p>1596.20294994116</text:p>
              </table:table-cell>
              <table:table-cell office:value-type="float" office:value="2997.53868932851">
                <text:p>2997.538689328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44.95915912781">
                <text:p>4744.95915912781</text:p>
              </table:table-cell>
              <table:table-cell office:value-type="float" office:value="1506.0529717803">
                <text:p>1506.0529717803</text:p>
              </table:table-cell>
              <table:table-cell office:value-type="float" office:value="3238.90618734751">
                <text:p>3238.906187347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68.20110496026">
                <text:p>3968.20110496026</text:p>
              </table:table-cell>
              <table:table-cell office:value-type="float" office:value="1246.73296626807">
                <text:p>1246.73296626807</text:p>
              </table:table-cell>
              <table:table-cell office:value-type="float" office:value="2721.4681386922">
                <text:p>2721.46813869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91.9051722838">
                <text:p>3791.9051722838</text:p>
              </table:table-cell>
              <table:table-cell office:value-type="float" office:value="1537.96122900844">
                <text:p>1537.96122900844</text:p>
              </table:table-cell>
              <table:table-cell office:value-type="float" office:value="2253.94394327536">
                <text:p>2253.943943275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34.52494825073">
                <text:p>2134.52494825073</text:p>
              </table:table-cell>
              <table:table-cell office:value-type="float" office:value="1826.16448748707">
                <text:p>1826.16448748707</text:p>
              </table:table-cell>
              <table:table-cell office:value-type="float" office:value="308.360460763659">
                <text:p>308.3604607636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85.38106320273">
                <text:p>2385.38106320273</text:p>
              </table:table-cell>
              <table:table-cell office:value-type="float" office:value="1636.24892331958">
                <text:p>1636.24892331958</text:p>
              </table:table-cell>
              <table:table-cell office:value-type="float" office:value="749.132139883153">
                <text:p>749.1321398831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54.28640554724">
                <text:p>4454.28640554724</text:p>
              </table:table-cell>
              <table:table-cell office:value-type="float" office:value="2136.53939398527">
                <text:p>2136.53939398527</text:p>
              </table:table-cell>
              <table:table-cell office:value-type="float" office:value="2317.74701156197">
                <text:p>2317.747011561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811.81138641529">
                <text:p>4811.81138641529</text:p>
              </table:table-cell>
              <table:table-cell office:value-type="float" office:value="2575.04035663604">
                <text:p>2575.04035663604</text:p>
              </table:table-cell>
              <table:table-cell office:value-type="float" office:value="2236.77102977925">
                <text:p>2236.771029779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14.87324464812">
                <text:p>4114.87324464812</text:p>
              </table:table-cell>
              <table:table-cell office:value-type="float" office:value="3240.56447396278">
                <text:p>3240.56447396278</text:p>
              </table:table-cell>
              <table:table-cell office:value-type="float" office:value="874.308770685337">
                <text:p>874.3087706853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10.48998879947">
                <text:p>2910.48998879947</text:p>
              </table:table-cell>
              <table:table-cell office:value-type="float" office:value="2973.79024579525">
                <text:p>2973.79024579525</text:p>
              </table:table-cell>
              <table:table-cell office:value-type="float" office:value="-63.3002569957812">
                <text:p>-63.30025699578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31.16190661068">
                <text:p>4531.16190661068</text:p>
              </table:table-cell>
              <table:table-cell office:value-type="float" office:value="2393.95731347798">
                <text:p>2393.95731347798</text:p>
              </table:table-cell>
              <table:table-cell office:value-type="float" office:value="2137.20459313269">
                <text:p>2137.204593132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08.06655511944">
                <text:p>5108.06655511944</text:p>
              </table:table-cell>
              <table:table-cell office:value-type="float" office:value="2712.89424678087">
                <text:p>2712.89424678087</text:p>
              </table:table-cell>
              <table:table-cell office:value-type="float" office:value="2395.17230833856">
                <text:p>2395.172308338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69.2896998157">
                <text:p>3269.2896998157</text:p>
              </table:table-cell>
              <table:table-cell office:value-type="float" office:value="2004.74839387536">
                <text:p>2004.74839387536</text:p>
              </table:table-cell>
              <table:table-cell office:value-type="float" office:value="1264.54130594034">
                <text:p>1264.541305940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40.27352013117">
                <text:p>3740.27352013117</text:p>
              </table:table-cell>
              <table:table-cell office:value-type="float" office:value="2084.2656305492">
                <text:p>2084.2656305492</text:p>
              </table:table-cell>
              <table:table-cell office:value-type="float" office:value="1656.00788958197">
                <text:p>1656.007889581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56.45178199467">
                <text:p>1656.45178199467</text:p>
              </table:table-cell>
              <table:table-cell office:value-type="float" office:value="2468.54019427896">
                <text:p>2468.54019427896</text:p>
              </table:table-cell>
              <table:table-cell office:value-type="float" office:value="-812.088412284292">
                <text:p>-812.0884122842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32.80038237739">
                <text:p>4832.80038237739</text:p>
              </table:table-cell>
              <table:table-cell office:value-type="float" office:value="1947.81848841906">
                <text:p>1947.81848841906</text:p>
              </table:table-cell>
              <table:table-cell office:value-type="float" office:value="2884.98189395833">
                <text:p>2884.981893958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59.99024252269">
                <text:p>6259.99024252269</text:p>
              </table:table-cell>
              <table:table-cell office:value-type="float" office:value="2243.59362282753">
                <text:p>2243.59362282753</text:p>
              </table:table-cell>
              <table:table-cell office:value-type="float" office:value="4016.39661969516">
                <text:p>4016.39661969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20.70913034615">
                <text:p>4620.70913034615</text:p>
              </table:table-cell>
              <table:table-cell office:value-type="float" office:value="2832.39752041101">
                <text:p>2832.39752041101</text:p>
              </table:table-cell>
              <table:table-cell office:value-type="float" office:value="1788.31160993513">
                <text:p>1788.311609935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16.47709989191">
                <text:p>5816.47709989191</text:p>
              </table:table-cell>
              <table:table-cell office:value-type="float" office:value="3577.39269310235">
                <text:p>3577.39269310235</text:p>
              </table:table-cell>
              <table:table-cell office:value-type="float" office:value="2239.08440678956">
                <text:p>2239.084406789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866.88239516138">
                <text:p>4866.88239516138</text:p>
              </table:table-cell>
              <table:table-cell office:value-type="float" office:value="4115.50792925358">
                <text:p>4115.50792925358</text:p>
              </table:table-cell>
              <table:table-cell office:value-type="float" office:value="751.374465907802">
                <text:p>751.3744659078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920.91438709034">
                <text:p>6920.91438709034</text:p>
              </table:table-cell>
              <table:table-cell office:value-type="float" office:value="3984.26168315411">
                <text:p>3984.26168315411</text:p>
              </table:table-cell>
              <table:table-cell office:value-type="float" office:value="2936.65270393623">
                <text:p>2936.652703936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43.53890275058">
                <text:p>6243.53890275058</text:p>
              </table:table-cell>
              <table:table-cell office:value-type="float" office:value="4010.00445066691">
                <text:p>4010.00445066691</text:p>
              </table:table-cell>
              <table:table-cell office:value-type="float" office:value="2233.53445208367">
                <text:p>2233.534452083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21.21459302119">
                <text:p>6721.21459302119</text:p>
              </table:table-cell>
              <table:table-cell office:value-type="float" office:value="3314.45929489136">
                <text:p>3314.45929489136</text:p>
              </table:table-cell>
              <table:table-cell office:value-type="float" office:value="3406.75529812983">
                <text:p>3406.755298129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94.10341220532">
                <text:p>6694.10341220532</text:p>
              </table:table-cell>
              <table:table-cell office:value-type="float" office:value="3461.88143084049">
                <text:p>3461.88143084049</text:p>
              </table:table-cell>
              <table:table-cell office:value-type="float" office:value="3232.22198136483">
                <text:p>3232.221981364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589.07406324074">
                <text:p>5589.07406324074</text:p>
              </table:table-cell>
              <table:table-cell office:value-type="float" office:value="2781.96788345576">
                <text:p>2781.96788345576</text:p>
              </table:table-cell>
              <table:table-cell office:value-type="float" office:value="2807.10617978498">
                <text:p>2807.106179784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80.57858886324">
                <text:p>4480.57858886324</text:p>
              </table:table-cell>
              <table:table-cell office:value-type="float" office:value="3304.32750294209">
                <text:p>3304.32750294209</text:p>
              </table:table-cell>
              <table:table-cell office:value-type="float" office:value="1176.25108592115">
                <text:p>1176.251085921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526.4899793296">
                <text:p>7526.4899793296</text:p>
              </table:table-cell>
              <table:table-cell office:value-type="float" office:value="3965.23108237982">
                <text:p>3965.23108237982</text:p>
              </table:table-cell>
              <table:table-cell office:value-type="float" office:value="3561.25889694978">
                <text:p>3561.258896949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30.43486662524">
                <text:p>5030.43486662524</text:p>
              </table:table-cell>
              <table:table-cell office:value-type="float" office:value="2704.75819896459">
                <text:p>2704.75819896459</text:p>
              </table:table-cell>
              <table:table-cell office:value-type="float" office:value="2325.67666766065">
                <text:p>2325.676667660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68.79564721591">
                <text:p>5268.79564721591</text:p>
              </table:table-cell>
              <table:table-cell office:value-type="float" office:value="3151.23997272253">
                <text:p>3151.23997272253</text:p>
              </table:table-cell>
              <table:table-cell office:value-type="float" office:value="2117.55567449338">
                <text:p>2117.555674493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42.73358991153">
                <text:p>6542.73358991153</text:p>
              </table:table-cell>
              <table:table-cell office:value-type="float" office:value="5179.98519046306">
                <text:p>5179.98519046306</text:p>
              </table:table-cell>
              <table:table-cell office:value-type="float" office:value="1362.74839944847">
                <text:p>1362.748399448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38.10174663903">
                <text:p>6238.10174663903</text:p>
              </table:table-cell>
              <table:table-cell office:value-type="float" office:value="5432.2094807148">
                <text:p>5432.2094807148</text:p>
              </table:table-cell>
              <table:table-cell office:value-type="float" office:value="805.892265924223">
                <text:p>805.8922659242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201.90795151659">
                <text:p>8201.90795151659</text:p>
              </table:table-cell>
              <table:table-cell office:value-type="float" office:value="5657.99842467311">
                <text:p>5657.99842467311</text:p>
              </table:table-cell>
              <table:table-cell office:value-type="float" office:value="2543.90952684349">
                <text:p>2543.909526843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74.35460938113">
                <text:p>6174.35460938113</text:p>
              </table:table-cell>
              <table:table-cell office:value-type="float" office:value="3764.89082455635">
                <text:p>3764.89082455635</text:p>
              </table:table-cell>
              <table:table-cell office:value-type="float" office:value="2409.46378482477">
                <text:p>2409.46378482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560.03715130801">
                <text:p>5560.03715130801</text:p>
              </table:table-cell>
              <table:table-cell office:value-type="float" office:value="3897.27529330254">
                <text:p>3897.27529330254</text:p>
              </table:table-cell>
              <table:table-cell office:value-type="float" office:value="1662.76185800547">
                <text:p>1662.761858005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91.07109824888">
                <text:p>5691.07109824888</text:p>
              </table:table-cell>
              <table:table-cell office:value-type="float" office:value="3611.50179604292">
                <text:p>3611.50179604292</text:p>
              </table:table-cell>
              <table:table-cell office:value-type="float" office:value="2079.56930220596">
                <text:p>2079.56930220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218.31960769535">
                <text:p>6218.31960769535</text:p>
              </table:table-cell>
              <table:table-cell office:value-type="float" office:value="3883.48494359255">
                <text:p>3883.48494359255</text:p>
              </table:table-cell>
              <table:table-cell office:value-type="float" office:value="2334.83466410281">
                <text:p>2334.834664102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19.73330783773">
                <text:p>6219.73330783773</text:p>
              </table:table-cell>
              <table:table-cell office:value-type="float" office:value="4009.82389971017">
                <text:p>4009.82389971017</text:p>
              </table:table-cell>
              <table:table-cell office:value-type="float" office:value="2209.90940812756">
                <text:p>2209.909408127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481.7585210896">
                <text:p>5481.7585210896</text:p>
              </table:table-cell>
              <table:table-cell office:value-type="float" office:value="4034.47945368291">
                <text:p>4034.47945368291</text:p>
              </table:table-cell>
              <table:table-cell office:value-type="float" office:value="1447.27906740669">
                <text:p>1447.279067406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717.3327140727">
                <text:p>5717.3327140727</text:p>
              </table:table-cell>
              <table:table-cell office:value-type="float" office:value="3190.76650725604">
                <text:p>3190.76650725604</text:p>
              </table:table-cell>
              <table:table-cell office:value-type="float" office:value="2526.56620681666">
                <text:p>2526.566206816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92.024572988029">
                <text:p>592.024572988029</text:p>
              </table:table-cell>
              <table:table-cell office:value-type="float" office:value="2517.76982095242">
                <text:p>2517.76982095242</text:p>
              </table:table-cell>
              <table:table-cell office:value-type="float" office:value="-1925.74524796439">
                <text:p>-1925.74524796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06.47277669483">
                <text:p>2306.47277669483</text:p>
              </table:table-cell>
              <table:table-cell office:value-type="float" office:value="3011.99727814198">
                <text:p>3011.99727814198</text:p>
              </table:table-cell>
              <table:table-cell office:value-type="float" office:value="-705.524501447143">
                <text:p>-705.524501447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69.33926792317">
                <text:p>2269.33926792317</text:p>
              </table:table-cell>
              <table:table-cell office:value-type="float" office:value="3063.04807145596">
                <text:p>3063.04807145596</text:p>
              </table:table-cell>
              <table:table-cell office:value-type="float" office:value="-793.708803532789">
                <text:p>-793.7088035327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83.12947698982">
                <text:p>2883.12947698982</text:p>
              </table:table-cell>
              <table:table-cell office:value-type="float" office:value="3572.97671358585">
                <text:p>3572.97671358585</text:p>
              </table:table-cell>
              <table:table-cell office:value-type="float" office:value="-689.84723659604">
                <text:p>-689.847236596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899.69443064624">
                <text:p>7899.69443064624</text:p>
              </table:table-cell>
              <table:table-cell office:value-type="float" office:value="3938.15987999439">
                <text:p>3938.15987999439</text:p>
              </table:table-cell>
              <table:table-cell office:value-type="float" office:value="3961.53455065184">
                <text:p>3961.534550651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351.64367998166">
                <text:p>7351.64367998166</text:p>
              </table:table-cell>
              <table:table-cell office:value-type="float" office:value="3321.92507437467">
                <text:p>3321.92507437467</text:p>
              </table:table-cell>
              <table:table-cell office:value-type="float" office:value="4029.71860560699">
                <text:p>4029.718605606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58.96151651546">
                <text:p>5658.96151651546</text:p>
              </table:table-cell>
              <table:table-cell office:value-type="float" office:value="3145.10646921396">
                <text:p>3145.10646921396</text:p>
              </table:table-cell>
              <table:table-cell office:value-type="float" office:value="2513.8550473015">
                <text:p>2513.8550473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21.68824374978">
                <text:p>5621.68824374978</text:p>
              </table:table-cell>
              <table:table-cell office:value-type="float" office:value="2836.02765253783">
                <text:p>2836.02765253783</text:p>
              </table:table-cell>
              <table:table-cell office:value-type="float" office:value="2785.66059121196">
                <text:p>2785.660591211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10.37131697565">
                <text:p>5710.37131697565</text:p>
              </table:table-cell>
              <table:table-cell office:value-type="float" office:value="3048.25079185963">
                <text:p>3048.25079185963</text:p>
              </table:table-cell>
              <table:table-cell office:value-type="float" office:value="2662.12052511602">
                <text:p>2662.12052511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33.63287517421">
                <text:p>5633.63287517421</text:p>
              </table:table-cell>
              <table:table-cell office:value-type="float" office:value="3039.93171545267">
                <text:p>3039.93171545267</text:p>
              </table:table-cell>
              <table:table-cell office:value-type="float" office:value="2593.70115972153">
                <text:p>2593.701159721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971.13541009495">
                <text:p>5971.13541009495</text:p>
              </table:table-cell>
              <table:table-cell office:value-type="float" office:value="3097.11640127898">
                <text:p>3097.11640127898</text:p>
              </table:table-cell>
              <table:table-cell office:value-type="float" office:value="2874.01900881597">
                <text:p>2874.019008815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98.2741816244">
                <text:p>5798.2741816244</text:p>
              </table:table-cell>
              <table:table-cell office:value-type="float" office:value="3656.1378317833">
                <text:p>3656.1378317833</text:p>
              </table:table-cell>
              <table:table-cell office:value-type="float" office:value="2142.1363498411">
                <text:p>2142.13634984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462.79775307724">
                <text:p>6462.79775307724</text:p>
              </table:table-cell>
              <table:table-cell office:value-type="float" office:value="3702.28424196243">
                <text:p>3702.28424196243</text:p>
              </table:table-cell>
              <table:table-cell office:value-type="float" office:value="2760.51351111481">
                <text:p>2760.513511114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96.91878144108">
                <text:p>7896.91878144108</text:p>
              </table:table-cell>
              <table:table-cell office:value-type="float" office:value="4861.39237160683">
                <text:p>4861.39237160683</text:p>
              </table:table-cell>
              <table:table-cell office:value-type="float" office:value="3035.52640983425">
                <text:p>3035.526409834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17.19871152277">
                <text:p>6117.19871152277</text:p>
              </table:table-cell>
              <table:table-cell office:value-type="float" office:value="4098.39123389722">
                <text:p>4098.39123389722</text:p>
              </table:table-cell>
              <table:table-cell office:value-type="float" office:value="2018.80747762555">
                <text:p>2018.807477625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526.03254870071">
                <text:p>6526.03254870071</text:p>
              </table:table-cell>
              <table:table-cell office:value-type="float" office:value="3685.9613193035">
                <text:p>3685.9613193035</text:p>
              </table:table-cell>
              <table:table-cell office:value-type="float" office:value="2840.07122939721">
                <text:p>2840.07122939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